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9" table:default-cell-style-name="ce3"/>
        <table:table-column table:style-name="co12" table:number-columns-repeated="238" table:default-cell-style-name="ce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中 華 民 國 104 年 5 月 份" calcext:value-type="string">
              <text:p><text:s text:c="7"/>中 華 民 國 104 年 5 月 份 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4"/>
            <table:table-cell table:style-name="ce16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6"/>
            <table:table-cell table:style-name="ce16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6"/>
            <table:table-cell table:style-name="ce16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6"/>
            <table:table-cell table:style-name="ce35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5"/>
            <table:table-cell table:style-name="ce16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6"/>
            <table:table-cell table:style-name="ce37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6"/>
            <table:covered-table-cell table:style-name="ce37"/>
            <table:table-cell table:number-columns-repeated="1005"/>
          </table:table-row>
          <table:table-row table:style-name="ro4">
            <table:table-cell table:style-name="ce5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6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7" office:value-type="string" office:string-value="總    計" calcext:value-type="string">
            <text:p><text:s/>總 <text:s text:c="3"/>計 </text:p>
          </table:table-cell>
          <table:table-cell table:style-name="ce19" table:formula="of:=SUM([.B7:.B13];[.B28])" office:value-type="float" office:value="4158" calcext:value-type="float">
            <text:p><text:s text:c="3"/>4,158 </text:p>
          </table:table-cell>
          <table:table-cell table:style-name="ce25" table:formula="of:=[.B6]/['file:///D:/0662/A.%E9%80%9F%E5%A0%B1/104%E5%B9%B4/%E9%80%9F%E5%A0%B1-104.5%E5%85%AC%E5%BC%8F.xls'#$當月速報連結.AZ15]*1000" office:value-type="float" office:value="0.177295385753271" calcext:value-type="float">
            <text:p><text:s text:c="3"/>0.18 </text:p>
          </table:table-cell>
          <table:table-cell table:style-name="ce25" table:formula="of:=[.B6]/['file:///D:/0662/A.%E9%80%9F%E5%A0%B1/104%E5%B9%B4/%E9%80%9F%E5%A0%B1-104.5%E5%85%AC%E5%BC%8F.xls'#$當月速報連結.AZ15]*365/31*1000" office:value-type="float" office:value="2.08751018709497" calcext:value-type="float">
            <text:p><text:s text:c="3"/>2.09 </text:p>
          </table:table-cell>
          <table:table-cell table:style-name="ce19" table:formula="of:=SUM([.E7:.E13];[.E28])" office:value-type="float" office:value="3469" calcext:value-type="float">
            <text:p><text:s text:c="3"/>3,469 </text:p>
          </table:table-cell>
          <table:table-cell table:style-name="ce25" table:formula="of:=[.E6]/['file:///D:/0662/A.%E9%80%9F%E5%A0%B1/104%E5%B9%B4/%E9%80%9F%E5%A0%B1-104.5%E5%85%AC%E5%BC%8F.xls'#$當月速報連結.BC15]*1000" office:value-type="float" office:value="0.147903601812977" calcext:value-type="float">
            <text:p><text:s text:c="3"/>0.15 </text:p>
          </table:table-cell>
          <table:table-cell table:style-name="ce25" table:formula="of:=['file:///D:/0662/A.%E9%80%9F%E5%A0%B1/104%E5%B9%B4/%E9%80%9F%E5%A0%B1-104.5%E5%85%AC%E5%BC%8F.xls'#$當月速報連結.O15]" office:value-type="float" office:value="1.74" calcext:value-type="float">
            <text:p><text:s text:c="3"/>1.74 </text:p>
          </table:table-cell>
          <table:table-cell table:style-name="ce19" table:formula="of:=SUM([.H7:.H13];[.H28])" office:value-type="float" office:value="16271" calcext:value-type="float">
            <text:p><text:s text:c="3"/>16,271 </text:p>
          </table:table-cell>
          <table:table-cell table:style-name="ce25" table:formula="of:=[.H6]/['file:///D:/0662/A.%E9%80%9F%E5%A0%B1/104%E5%B9%B4/%E9%80%9F%E5%A0%B1-104.5%E5%85%AC%E5%BC%8F.xls'#$當月速報連結.BC15]*1000" office:value-type="float" office:value="0.693727156269514" calcext:value-type="float">
            <text:p><text:s text:c="3"/>0.69 </text:p>
          </table:table-cell>
          <table:table-cell table:style-name="ce25" table:formula="of:=['file:///D:/0662/A.%E9%80%9F%E5%A0%B1/104%E5%B9%B4/%E9%80%9F%E5%A0%B1-104.5%E5%85%AC%E5%BC%8F.xls'#$當月速報連結.K15]" office:value-type="float" office:value="8.17" calcext:value-type="float">
            <text:p><text:s text:c="3"/>8.17 </text:p>
          </table:table-cell>
          <table:table-cell table:style-name="ce19" table:formula="of:=SUM([.K7:.K13];[.K28])" office:value-type="float" office:value="12802" calcext:value-type="float">
            <text:p><text:s text:c="3"/>12,802 </text:p>
          </table:table-cell>
          <table:table-cell table:style-name="ce25" table:formula="of:=[.K6]/['file:///D:/0662/A.%E9%80%9F%E5%A0%B1/104%E5%B9%B4/%E9%80%9F%E5%A0%B1-104.5%E5%85%AC%E5%BC%8F.xls'#$當月速報連結.BC15]*1000" office:value-type="float" office:value="0.545823554456537" calcext:value-type="float">
            <text:p><text:s text:c="3"/>0.55 </text:p>
          </table:table-cell>
          <table:table-cell table:style-name="ce25" table:formula="of:=['file:///D:/0662/A.%E9%80%9F%E5%A0%B1/104%E5%B9%B4/%E9%80%9F%E5%A0%B1-104.5%E5%85%AC%E5%BC%8F.xls'#$當月速報連結.M15]" office:value-type="float" office:value="6.43" calcext:value-type="float">
            <text:p><text:s text:c="3"/>6.43 </text:p>
          </table:table-cell>
          <table:table-cell table:style-name="ce19" table:formula="of:=SUM([.N7:.N13];[.N28])" office:value-type="float" office:value="18379" calcext:value-type="float">
            <text:p><text:s text:c="3"/>18,379 </text:p>
          </table:table-cell>
          <table:table-cell table:style-name="ce25" table:formula="of:=[.N6]/['file:///D:/0662/A.%E9%80%9F%E5%A0%B1/104%E5%B9%B4/%E9%80%9F%E5%A0%B1-104.5%E5%85%AC%E5%BC%8F.xls'#$當月速報連結.BC15]*1000" office:value-type="float" office:value="0.783603429726347" calcext:value-type="float">
            <text:p><text:s text:c="3"/>0.78 </text:p>
          </table:table-cell>
          <table:table-cell table:style-name="ce25" table:formula="of:=['file:///D:/0662/A.%E9%80%9F%E5%A0%B1/104%E5%B9%B4/%E9%80%9F%E5%A0%B1-104.5%E5%85%AC%E5%BC%8F.xls'#$當月速報連結.Q15]" office:value-type="float" office:value="9.23" calcext:value-type="float">
            <text:p><text:s text:c="3"/>9.23 </text:p>
          </table:table-cell>
          <table:table-cell table:style-name="ce19" table:formula="of:=SUM([.Q7:.Q13];[.Q28])" office:value-type="float" office:value="4451" calcext:value-type="float">
            <text:p><text:s text:c="3"/>4,451 </text:p>
          </table:table-cell>
          <table:table-cell table:style-name="ce25" table:formula="of:=[.Q6]/['file:///D:/0662/A.%E9%80%9F%E5%A0%B1/104%E5%B9%B4/%E9%80%9F%E5%A0%B1-104.5%E5%85%AC%E5%BC%8F.xls'#$當月速報連結.BC15]*1000" office:value-type="float" office:value="0.189771960700363" calcext:value-type="float">
            <text:p><text:s text:c="3"/>0.19 </text:p>
          </table:table-cell>
          <table:table-cell table:style-name="ce40" table:formula="of:=['file:///D:/0662/A.%E9%80%9F%E5%A0%B1/104%E5%B9%B4/%E9%80%9F%E5%A0%B1-104.5%E5%85%AC%E5%BC%8F.xls'#$當月速報連結.S15]" office:value-type="float" office:value="2.23" calcext:value-type="float">
            <text:p><text:s text:c="3"/>2.23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7" office:value-type="string" office:string-value="新北市" calcext:value-type="string">
            <text:p><text:s/>新北市 </text:p>
          </table:table-cell>
          <table:table-cell table:style-name="ce19" table:formula="of:=['file:///D:/0662/A.%E9%80%9F%E5%A0%B1/104%E5%B9%B4/%E9%80%9F%E5%A0%B1-104.5%E5%85%AC%E5%BC%8F.xls'#$當月速報連結.G16]-['file:///D:/0662/A.%E9%80%9F%E5%A0%B1/104%E5%B9%B4/%E9%80%9F%E5%A0%B1-104.5%E5%85%AC%E5%BC%8F.xls'#$當月速報連結.AZ16]" office:value-type="float" office:value="1038" calcext:value-type="float">
            <text:p><text:s text:c="3"/>1,038 </text:p>
          </table:table-cell>
          <table:table-cell table:style-name="ce25" table:formula="of:=[.B7]/['file:///D:/0662/A.%E9%80%9F%E5%A0%B1/104%E5%B9%B4/%E9%80%9F%E5%A0%B1-104.5%E5%85%AC%E5%BC%8F.xls'#$當月速報連結.AZ16]*1000" office:value-type="float" office:value="0.26179806340053" calcext:value-type="float">
            <text:p><text:s text:c="3"/>0.26 </text:p>
          </table:table-cell>
          <table:table-cell table:style-name="ce25" table:formula="of:=[.B7]/['file:///D:/0662/A.%E9%80%9F%E5%A0%B1/104%E5%B9%B4/%E9%80%9F%E5%A0%B1-104.5%E5%85%AC%E5%BC%8F.xls'#$當月速報連結.AZ16]*365/31*1000" office:value-type="float" office:value="3.08246106907075" calcext:value-type="float">
            <text:p><text:s text:c="3"/>3.08 </text:p>
          </table:table-cell>
          <table:table-cell table:style-name="ce31" table:formula="of:=[.H7]-[.K7]" office:value-type="float" office:value="1073" calcext:value-type="float">
            <text:p><text:s text:c="3"/>1,073 </text:p>
          </table:table-cell>
          <table:table-cell table:style-name="ce25" table:formula="of:=[.E7]/['file:///D:/0662/A.%E9%80%9F%E5%A0%B1/104%E5%B9%B4/%E9%80%9F%E5%A0%B1-104.5%E5%85%AC%E5%BC%8F.xls'#$當月速報連結.BC16]*1000" office:value-type="float" office:value="0.270590131101297" calcext:value-type="float">
            <text:p><text:s text:c="3"/>0.27 </text:p>
          </table:table-cell>
          <table:table-cell table:style-name="ce25" table:formula="of:=['file:///D:/0662/A.%E9%80%9F%E5%A0%B1/104%E5%B9%B4/%E9%80%9F%E5%A0%B1-104.5%E5%85%AC%E5%BC%8F.xls'#$當月速報連結.O16]" office:value-type="float" office:value="3.19" calcext:value-type="float">
            <text:p><text:s text:c="3"/>3.19 </text:p>
          </table:table-cell>
          <table:table-cell table:style-name="ce31" table:formula="of:=['file:///D:/0662/A.%E9%80%9F%E5%A0%B1/104%E5%B9%B4/%E9%80%9F%E5%A0%B1-104.5%E5%85%AC%E5%BC%8F.xls'#$當月速報連結.J16]" office:value-type="float" office:value="2872" calcext:value-type="float">
            <text:p><text:s text:c="3"/>2,872 </text:p>
          </table:table-cell>
          <table:table-cell table:style-name="ce25" table:formula="of:=[.H7]/['file:///D:/0662/A.%E9%80%9F%E5%A0%B1/104%E5%B9%B4/%E9%80%9F%E5%A0%B1-104.5%E5%85%AC%E5%BC%8F.xls'#$當月速報連結.BC16]*1000" office:value-type="float" office:value="0.724263612789305" calcext:value-type="float">
            <text:p><text:s text:c="3"/>0.72 </text:p>
          </table:table-cell>
          <table:table-cell table:style-name="ce25" table:formula="of:=['file:///D:/0662/A.%E9%80%9F%E5%A0%B1/104%E5%B9%B4/%E9%80%9F%E5%A0%B1-104.5%E5%85%AC%E5%BC%8F.xls'#$當月速報連結.K16]" office:value-type="float" office:value="8.53" calcext:value-type="float">
            <text:p><text:s text:c="3"/>8.53 </text:p>
          </table:table-cell>
          <table:table-cell table:style-name="ce31" table:formula="of:=['file:///D:/0662/A.%E9%80%9F%E5%A0%B1/104%E5%B9%B4/%E9%80%9F%E5%A0%B1-104.5%E5%85%AC%E5%BC%8F.xls'#$當月速報連結.L16]" office:value-type="float" office:value="1799" calcext:value-type="float">
            <text:p><text:s text:c="3"/>1,799 </text:p>
          </table:table-cell>
          <table:table-cell table:style-name="ce25" table:formula="of:=[.K7]/['file:///D:/0662/A.%E9%80%9F%E5%A0%B1/104%E5%B9%B4/%E9%80%9F%E5%A0%B1-104.5%E5%85%AC%E5%BC%8F.xls'#$當月速報連結.BC16]*1000" office:value-type="float" office:value="0.453673481688008" calcext:value-type="float">
            <text:p><text:s text:c="3"/>0.45 </text:p>
          </table:table-cell>
          <table:table-cell table:style-name="ce25" table:formula="of:=['file:///D:/0662/A.%E9%80%9F%E5%A0%B1/104%E5%B9%B4/%E9%80%9F%E5%A0%B1-104.5%E5%85%AC%E5%BC%8F.xls'#$當月速報連結.M16]" office:value-type="float" office:value="5.34" calcext:value-type="float">
            <text:p><text:s text:c="3"/>5.34 </text:p>
          </table:table-cell>
          <table:table-cell table:style-name="ce31" table:formula="of:=['file:///D:/0662/A.%E9%80%9F%E5%A0%B1/104%E5%B9%B4/%E9%80%9F%E5%A0%B1-104.5%E5%85%AC%E5%BC%8F.xls'#$當月速報連結.P16]" office:value-type="float" office:value="3419" calcext:value-type="float">
            <text:p><text:s text:c="3"/>3,419 </text:p>
          </table:table-cell>
          <table:table-cell table:style-name="ce25" table:formula="of:=[.N7]/['file:///D:/0662/A.%E9%80%9F%E5%A0%B1/104%E5%B9%B4/%E9%80%9F%E5%A0%B1-104.5%E5%85%AC%E5%BC%8F.xls'#$當月速報連結.BC16]*1000" office:value-type="float" office:value="0.862206578038522" calcext:value-type="float">
            <text:p><text:s text:c="3"/>0.86 </text:p>
          </table:table-cell>
          <table:table-cell table:style-name="ce25" table:formula="of:=['file:///D:/0662/A.%E9%80%9F%E5%A0%B1/104%E5%B9%B4/%E9%80%9F%E5%A0%B1-104.5%E5%85%AC%E5%BC%8F.xls'#$當月速報連結.Q16]" office:value-type="float" office:value="10.15" calcext:value-type="float">
            <text:p><text:s text:c="3"/>10.15 </text:p>
          </table:table-cell>
          <table:table-cell table:style-name="ce31" table:formula="of:=['file:///D:/0662/A.%E9%80%9F%E5%A0%B1/104%E5%B9%B4/%E9%80%9F%E5%A0%B1-104.5%E5%85%AC%E5%BC%8F.xls'#$當月速報連結.R16]" office:value-type="float" office:value="790" calcext:value-type="float">
            <text:p><text:s text:c="3"/>790 </text:p>
          </table:table-cell>
          <table:table-cell table:style-name="ce25" table:formula="of:=[.Q7]/['file:///D:/0662/A.%E9%80%9F%E5%A0%B1/104%E5%B9%B4/%E9%80%9F%E5%A0%B1-104.5%E5%85%AC%E5%BC%8F.xls'#$當月速報連結.BC16]*1000" office:value-type="float" office:value="0.199222929701794" calcext:value-type="float">
            <text:p><text:s text:c="3"/>0.20 </text:p>
          </table:table-cell>
          <table:table-cell table:style-name="ce40" table:formula="of:=['file:///D:/0662/A.%E9%80%9F%E5%A0%B1/104%E5%B9%B4/%E9%80%9F%E5%A0%B1-104.5%E5%85%AC%E5%BC%8F.xls'#$當月速報連結.S16]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市" calcext:value-type="string">
            <text:p><text:s/>臺北市 </text:p>
          </table:table-cell>
          <table:table-cell table:style-name="ce19" table:formula="of:=['file:///D:/0662/A.%E9%80%9F%E5%A0%B1/104%E5%B9%B4/%E9%80%9F%E5%A0%B1-104.5%E5%85%AC%E5%BC%8F.xls'#$當月速報連結.G17]-['file:///D:/0662/A.%E9%80%9F%E5%A0%B1/104%E5%B9%B4/%E9%80%9F%E5%A0%B1-104.5%E5%85%AC%E5%BC%8F.xls'#$當月速報連結.AZ17]" office:value-type="float" office:value="-28" calcext:value-type="float">
            <text:p><text:s/>－28 </text:p>
          </table:table-cell>
          <table:table-cell table:style-name="ce25" table:formula="of:=[.B8]/['file:///D:/0662/A.%E9%80%9F%E5%A0%B1/104%E5%B9%B4/%E9%80%9F%E5%A0%B1-104.5%E5%85%AC%E5%BC%8F.xls'#$當月速報連結.AZ17]*1000" office:value-type="float" office:value="-0.0103475712217784" calcext:value-type="float">
            <text:p><text:s/>－0.01 </text:p>
          </table:table-cell>
          <table:table-cell table:style-name="ce25" table:formula="of:=[.B8]/['file:///D:/0662/A.%E9%80%9F%E5%A0%B1/104%E5%B9%B4/%E9%80%9F%E5%A0%B1-104.5%E5%85%AC%E5%BC%8F.xls'#$當月速報連結.AZ17]*365/31*1000" office:value-type="float" office:value="-0.121834306320939" calcext:value-type="float">
            <text:p><text:s/>－0.12 </text:p>
          </table:table-cell>
          <table:table-cell table:style-name="ce31" table:formula="of:=[.H8]-[.K8]" office:value-type="float" office:value="961" calcext:value-type="float">
            <text:p><text:s text:c="3"/>961 </text:p>
          </table:table-cell>
          <table:table-cell table:style-name="ce25" table:formula="of:=[.E8]/['file:///D:/0662/A.%E9%80%9F%E5%A0%B1/104%E5%B9%B4/%E9%80%9F%E5%A0%B1-104.5%E5%85%AC%E5%BC%8F.xls'#$當月速報連結.BC17]*1000" office:value-type="float" office:value="0.355145264021493" calcext:value-type="float">
            <text:p><text:s text:c="3"/>0.36 </text:p>
          </table:table-cell>
          <table:table-cell table:style-name="ce25" table:formula="of:=['file:///D:/0662/A.%E9%80%9F%E5%A0%B1/104%E5%B9%B4/%E9%80%9F%E5%A0%B1-104.5%E5%85%AC%E5%BC%8F.xls'#$當月速報連結.O17]" office:value-type="float" office:value="4.18" calcext:value-type="float">
            <text:p><text:s text:c="3"/>4.18 </text:p>
          </table:table-cell>
          <table:table-cell table:style-name="ce31" table:formula="of:=['file:///D:/0662/A.%E9%80%9F%E5%A0%B1/104%E5%B9%B4/%E9%80%9F%E5%A0%B1-104.5%E5%85%AC%E5%BC%8F.xls'#$當月速報連結.J17]" office:value-type="float" office:value="2271" calcext:value-type="float">
            <text:p><text:s text:c="3"/>2,271 </text:p>
          </table:table-cell>
          <table:table-cell table:style-name="ce25" table:formula="of:=[.H8]/['file:///D:/0662/A.%E9%80%9F%E5%A0%B1/104%E5%B9%B4/%E9%80%9F%E5%A0%B1-104.5%E5%85%AC%E5%BC%8F.xls'#$當月速報連結.BC17]*1000" office:value-type="float" office:value="0.83926627949304" calcext:value-type="float">
            <text:p><text:s text:c="3"/>0.84 </text:p>
          </table:table-cell>
          <table:table-cell table:style-name="ce25" table:formula="of:=['file:///D:/0662/A.%E9%80%9F%E5%A0%B1/104%E5%B9%B4/%E9%80%9F%E5%A0%B1-104.5%E5%85%AC%E5%BC%8F.xls'#$當月速報連結.K17]" office:value-type="float" office:value="9.88" calcext:value-type="float">
            <text:p><text:s text:c="3"/>9.88 </text:p>
          </table:table-cell>
          <table:table-cell table:style-name="ce31" table:formula="of:=['file:///D:/0662/A.%E9%80%9F%E5%A0%B1/104%E5%B9%B4/%E9%80%9F%E5%A0%B1-104.5%E5%85%AC%E5%BC%8F.xls'#$當月速報連結.L17]" office:value-type="float" office:value="1310" calcext:value-type="float">
            <text:p><text:s text:c="3"/>1,310 </text:p>
          </table:table-cell>
          <table:table-cell table:style-name="ce25" table:formula="of:=[.K8]/['file:///D:/0662/A.%E9%80%9F%E5%A0%B1/104%E5%B9%B4/%E9%80%9F%E5%A0%B1-104.5%E5%85%AC%E5%BC%8F.xls'#$當月速報連結.BC17]*1000" office:value-type="float" office:value="0.484121015471547" calcext:value-type="float">
            <text:p><text:s text:c="3"/>0.48 </text:p>
          </table:table-cell>
          <table:table-cell table:style-name="ce25" table:formula="of:=['file:///D:/0662/A.%E9%80%9F%E5%A0%B1/104%E5%B9%B4/%E9%80%9F%E5%A0%B1-104.5%E5%85%AC%E5%BC%8F.xls'#$當月速報連結.M17]" office:value-type="float" office:value="5.7" calcext:value-type="float">
            <text:p><text:s text:c="3"/>5.70 </text:p>
          </table:table-cell>
          <table:table-cell table:style-name="ce31" table:formula="of:=['file:///D:/0662/A.%E9%80%9F%E5%A0%B1/104%E5%B9%B4/%E9%80%9F%E5%A0%B1-104.5%E5%85%AC%E5%BC%8F.xls'#$當月速報連結.P17]" office:value-type="float" office:value="2292" calcext:value-type="float">
            <text:p><text:s text:c="3"/>2,292 </text:p>
          </table:table-cell>
          <table:table-cell table:style-name="ce25" table:formula="of:=[.N8]/['file:///D:/0662/A.%E9%80%9F%E5%A0%B1/104%E5%B9%B4/%E9%80%9F%E5%A0%B1-104.5%E5%85%AC%E5%BC%8F.xls'#$當月速報連結.BC17]*1000" office:value-type="float" office:value="0.847026998061668" calcext:value-type="float">
            <text:p><text:s text:c="3"/>0.85 </text:p>
          </table:table-cell>
          <table:table-cell table:style-name="ce25" table:formula="of:=['file:///D:/0662/A.%E9%80%9F%E5%A0%B1/104%E5%B9%B4/%E9%80%9F%E5%A0%B1-104.5%E5%85%AC%E5%BC%8F.xls'#$當月速報連結.Q17]" office:value-type="float" office:value="9.97" calcext:value-type="float">
            <text:p><text:s text:c="3"/>9.97 </text:p>
          </table:table-cell>
          <table:table-cell table:style-name="ce31" table:formula="of:=['file:///D:/0662/A.%E9%80%9F%E5%A0%B1/104%E5%B9%B4/%E9%80%9F%E5%A0%B1-104.5%E5%85%AC%E5%BC%8F.xls'#$當月速報連結.R17]" office:value-type="float" office:value="451" calcext:value-type="float">
            <text:p><text:s text:c="3"/>451 </text:p>
          </table:table-cell>
          <table:table-cell table:style-name="ce25" table:formula="of:=[.Q8]/['file:///D:/0662/A.%E9%80%9F%E5%A0%B1/104%E5%B9%B4/%E9%80%9F%E5%A0%B1-104.5%E5%85%AC%E5%BC%8F.xls'#$當月速報連結.BC17]*1000" office:value-type="float" office:value="0.16667067021196" calcext:value-type="float">
            <text:p><text:s text:c="3"/>0.17 </text:p>
          </table:table-cell>
          <table:table-cell table:style-name="ce40" table:formula="of:=['file:///D:/0662/A.%E9%80%9F%E5%A0%B1/104%E5%B9%B4/%E9%80%9F%E5%A0%B1-104.5%E5%85%AC%E5%BC%8F.xls'#$當月速報連結.S17]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市" calcext:value-type="string">
            <text:p><text:s/>桃園市 </text:p>
          </table:table-cell>
          <table:table-cell table:style-name="ce19" table:formula="of:=['file:///D:/0662/A.%E9%80%9F%E5%A0%B1/104%E5%B9%B4/%E9%80%9F%E5%A0%B1-104.5%E5%85%AC%E5%BC%8F.xls'#$當月速報連結.G18]-['file:///D:/0662/A.%E9%80%9F%E5%A0%B1/104%E5%B9%B4/%E9%80%9F%E5%A0%B1-104.5%E5%85%AC%E5%BC%8F.xls'#$當月速報連結.AZ18]" office:value-type="float" office:value="4236" calcext:value-type="float">
            <text:p><text:s text:c="3"/>4,236 </text:p>
          </table:table-cell>
          <table:table-cell table:style-name="ce25" table:formula="of:=[.B9]/['file:///D:/0662/A.%E9%80%9F%E5%A0%B1/104%E5%B9%B4/%E9%80%9F%E5%A0%B1-104.5%E5%85%AC%E5%BC%8F.xls'#$當月速報連結.AZ18]*1000" office:value-type="float" office:value="2.03856820901965" calcext:value-type="float">
            <text:p><text:s text:c="3"/>2.04 </text:p>
          </table:table-cell>
          <table:table-cell table:style-name="ce25" table:formula="of:=[.B9]/['file:///D:/0662/A.%E9%80%9F%E5%A0%B1/104%E5%B9%B4/%E9%80%9F%E5%A0%B1-104.5%E5%85%AC%E5%BC%8F.xls'#$當月速報連結.AZ18]*365/31*1000" office:value-type="float" office:value="24.0024966545862" calcext:value-type="float">
            <text:p><text:s text:c="3"/>24.00 </text:p>
          </table:table-cell>
          <table:table-cell table:style-name="ce31" table:formula="of:=[.H9]-[.K9]" office:value-type="float" office:value="777" calcext:value-type="float">
            <text:p><text:s text:c="3"/>777 </text:p>
          </table:table-cell>
          <table:table-cell table:style-name="ce25" table:formula="of:=[.E9]/['file:///D:/0662/A.%E9%80%9F%E5%A0%B1/104%E5%B9%B4/%E9%80%9F%E5%A0%B1-104.5%E5%85%AC%E5%BC%8F.xls'#$當月速報連結.BC18]*1000" office:value-type="float" office:value="0.373549251531336" calcext:value-type="float">
            <text:p><text:s text:c="3"/>0.37 </text:p>
          </table:table-cell>
          <table:table-cell table:style-name="ce25" table:formula="of:=['file:///D:/0662/A.%E9%80%9F%E5%A0%B1/104%E5%B9%B4/%E9%80%9F%E5%A0%B1-104.5%E5%85%AC%E5%BC%8F.xls'#$當月速報連結.O18]" office:value-type="float" office:value="4.4" calcext:value-type="float">
            <text:p><text:s text:c="3"/>4.40 </text:p>
          </table:table-cell>
          <table:table-cell table:style-name="ce31" table:formula="of:=['file:///D:/0662/A.%E9%80%9F%E5%A0%B1/104%E5%B9%B4/%E9%80%9F%E5%A0%B1-104.5%E5%85%AC%E5%BC%8F.xls'#$當月速報連結.J18]" office:value-type="float" office:value="1729" calcext:value-type="float">
            <text:p><text:s text:c="3"/>1,729 </text:p>
          </table:table-cell>
          <table:table-cell table:style-name="ce25" table:formula="of:=[.H9]/['file:///D:/0662/A.%E9%80%9F%E5%A0%B1/104%E5%B9%B4/%E9%80%9F%E5%A0%B1-104.5%E5%85%AC%E5%BC%8F.xls'#$當月速報連結.BC18]*1000" office:value-type="float" office:value="0.831231217371531" calcext:value-type="float">
            <text:p><text:s text:c="3"/>0.83 </text:p>
          </table:table-cell>
          <table:table-cell table:style-name="ce25" table:formula="of:=['file:///D:/0662/A.%E9%80%9F%E5%A0%B1/104%E5%B9%B4/%E9%80%9F%E5%A0%B1-104.5%E5%85%AC%E5%BC%8F.xls'#$當月速報連結.K18]" office:value-type="float" office:value="9.79" calcext:value-type="float">
            <text:p><text:s text:c="3"/>9.79 </text:p>
          </table:table-cell>
          <table:table-cell table:style-name="ce31" table:formula="of:=['file:///D:/0662/A.%E9%80%9F%E5%A0%B1/104%E5%B9%B4/%E9%80%9F%E5%A0%B1-104.5%E5%85%AC%E5%BC%8F.xls'#$當月速報連結.L18]" office:value-type="float" office:value="952" calcext:value-type="float">
            <text:p><text:s text:c="3"/>952 </text:p>
          </table:table-cell>
          <table:table-cell table:style-name="ce25" table:formula="of:=[.K9]/['file:///D:/0662/A.%E9%80%9F%E5%A0%B1/104%E5%B9%B4/%E9%80%9F%E5%A0%B1-104.5%E5%85%AC%E5%BC%8F.xls'#$當月速報連結.BC18]*1000" office:value-type="float" office:value="0.457681965840195" calcext:value-type="float">
            <text:p><text:s text:c="3"/>0.46 </text:p>
          </table:table-cell>
          <table:table-cell table:style-name="ce25" table:formula="of:=['file:///D:/0662/A.%E9%80%9F%E5%A0%B1/104%E5%B9%B4/%E9%80%9F%E5%A0%B1-104.5%E5%85%AC%E5%BC%8F.xls'#$當月速報連結.M18]" office:value-type="float" office:value="5.39" calcext:value-type="float">
            <text:p><text:s text:c="3"/>5.39 </text:p>
          </table:table-cell>
          <table:table-cell table:style-name="ce31" table:formula="of:=['file:///D:/0662/A.%E9%80%9F%E5%A0%B1/104%E5%B9%B4/%E9%80%9F%E5%A0%B1-104.5%E5%85%AC%E5%BC%8F.xls'#$當月速報連結.P18]" office:value-type="float" office:value="1840" calcext:value-type="float">
            <text:p><text:s text:c="3"/>1,840 </text:p>
          </table:table-cell>
          <table:table-cell table:style-name="ce25" table:formula="of:=[.N9]/['file:///D:/0662/A.%E9%80%9F%E5%A0%B1/104%E5%B9%B4/%E9%80%9F%E5%A0%B1-104.5%E5%85%AC%E5%BC%8F.xls'#$當月速報連結.BC18]*1000" office:value-type="float" office:value="0.884595396161721" calcext:value-type="float">
            <text:p><text:s text:c="3"/>0.88 </text:p>
          </table:table-cell>
          <table:table-cell table:style-name="ce25" table:formula="of:=['file:///D:/0662/A.%E9%80%9F%E5%A0%B1/104%E5%B9%B4/%E9%80%9F%E5%A0%B1-104.5%E5%85%AC%E5%BC%8F.xls'#$當月速報連結.Q18]" office:value-type="float" office:value="10.42" calcext:value-type="float">
            <text:p><text:s text:c="3"/>10.42 </text:p>
          </table:table-cell>
          <table:table-cell table:style-name="ce31" table:formula="of:=['file:///D:/0662/A.%E9%80%9F%E5%A0%B1/104%E5%B9%B4/%E9%80%9F%E5%A0%B1-104.5%E5%85%AC%E5%BC%8F.xls'#$當月速報連結.R18]" office:value-type="float" office:value="455" calcext:value-type="float">
            <text:p><text:s text:c="3"/>455 </text:p>
          </table:table-cell>
          <table:table-cell table:style-name="ce25" table:formula="of:=[.Q9]/['file:///D:/0662/A.%E9%80%9F%E5%A0%B1/104%E5%B9%B4/%E9%80%9F%E5%A0%B1-104.5%E5%85%AC%E5%BC%8F.xls'#$當月速報連結.BC18]*1000" office:value-type="float" office:value="0.218745057203034" calcext:value-type="float">
            <text:p><text:s text:c="3"/>0.22 </text:p>
          </table:table-cell>
          <table:table-cell table:style-name="ce40" table:formula="of:=['file:///D:/0662/A.%E9%80%9F%E5%A0%B1/104%E5%B9%B4/%E9%80%9F%E5%A0%B1-104.5%E5%85%AC%E5%BC%8F.xls'#$當月速報連結.S18]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中市" calcext:value-type="string">
            <text:p><text:s/>臺中市 </text:p>
          </table:table-cell>
          <table:table-cell table:style-name="ce19" table:formula="of:=['file:///D:/0662/A.%E9%80%9F%E5%A0%B1/104%E5%B9%B4/%E9%80%9F%E5%A0%B1-104.5%E5%85%AC%E5%BC%8F.xls'#$當月速報連結.G19]-['file:///D:/0662/A.%E9%80%9F%E5%A0%B1/104%E5%B9%B4/%E9%80%9F%E5%A0%B1-104.5%E5%85%AC%E5%BC%8F.xls'#$當月速報連結.AZ19]" office:value-type="float" office:value="1831" calcext:value-type="float">
            <text:p><text:s text:c="3"/>1,831 </text:p>
          </table:table-cell>
          <table:table-cell table:style-name="ce25" table:formula="of:=[.B10]/['file:///D:/0662/A.%E9%80%9F%E5%A0%B1/104%E5%B9%B4/%E9%80%9F%E5%A0%B1-104.5%E5%85%AC%E5%BC%8F.xls'#$當月速報連結.AZ19]*1000" office:value-type="float" office:value="0.671320569320907" calcext:value-type="float">
            <text:p><text:s text:c="3"/>0.67 </text:p>
          </table:table-cell>
          <table:table-cell table:style-name="ce25" table:formula="of:=[.B10]/['file:///D:/0662/A.%E9%80%9F%E5%A0%B1/104%E5%B9%B4/%E9%80%9F%E5%A0%B1-104.5%E5%85%AC%E5%BC%8F.xls'#$當月速報連結.AZ19]*365/31*1000" office:value-type="float" office:value="7.90425831619777" calcext:value-type="float">
            <text:p><text:s text:c="3"/>7.90 </text:p>
          </table:table-cell>
          <table:table-cell table:style-name="ce31" table:formula="of:=[.H10]-[.K10]" office:value-type="float" office:value="715" calcext:value-type="float">
            <text:p><text:s text:c="3"/>715 </text:p>
          </table:table-cell>
          <table:table-cell table:style-name="ce25" table:formula="of:=[.E10]/['file:///D:/0662/A.%E9%80%9F%E5%A0%B1/104%E5%B9%B4/%E9%80%9F%E5%A0%B1-104.5%E5%85%AC%E5%BC%8F.xls'#$當月速報連結.BC19]*1000" office:value-type="float" office:value="0.262060702421642" calcext:value-type="float">
            <text:p><text:s text:c="3"/>0.26 </text:p>
          </table:table-cell>
          <table:table-cell table:style-name="ce25" table:formula="of:=['file:///D:/0662/A.%E9%80%9F%E5%A0%B1/104%E5%B9%B4/%E9%80%9F%E5%A0%B1-104.5%E5%85%AC%E5%BC%8F.xls'#$當月速報連結.O19]" office:value-type="float" office:value="3.09" calcext:value-type="float">
            <text:p><text:s text:c="3"/>3.09 </text:p>
          </table:table-cell>
          <table:table-cell table:style-name="ce31" table:formula="of:=['file:///D:/0662/A.%E9%80%9F%E5%A0%B1/104%E5%B9%B4/%E9%80%9F%E5%A0%B1-104.5%E5%85%AC%E5%BC%8F.xls'#$當月速報連結.J19]" office:value-type="float" office:value="1943" calcext:value-type="float">
            <text:p><text:s text:c="3"/>1,943 </text:p>
          </table:table-cell>
          <table:table-cell table:style-name="ce25" table:formula="of:=[.H10]/['file:///D:/0662/A.%E9%80%9F%E5%A0%B1/104%E5%B9%B4/%E9%80%9F%E5%A0%B1-104.5%E5%85%AC%E5%BC%8F.xls'#$當月速報連結.BC19]*1000" office:value-type="float" office:value="0.712145377350002" calcext:value-type="float">
            <text:p><text:s text:c="3"/>0.71 </text:p>
          </table:table-cell>
          <table:table-cell table:style-name="ce25" table:formula="of:=['file:///D:/0662/A.%E9%80%9F%E5%A0%B1/104%E5%B9%B4/%E9%80%9F%E5%A0%B1-104.5%E5%85%AC%E5%BC%8F.xls'#$當月速報連結.K19]" office:value-type="float" office:value="8.38" calcext:value-type="float">
            <text:p><text:s text:c="3"/>8.38 </text:p>
          </table:table-cell>
          <table:table-cell table:style-name="ce31" table:formula="of:=['file:///D:/0662/A.%E9%80%9F%E5%A0%B1/104%E5%B9%B4/%E9%80%9F%E5%A0%B1-104.5%E5%85%AC%E5%BC%8F.xls'#$當月速報連結.L19]" office:value-type="float" office:value="1228" calcext:value-type="float">
            <text:p><text:s text:c="3"/>1,228 </text:p>
          </table:table-cell>
          <table:table-cell table:style-name="ce25" table:formula="of:=[.K10]/['file:///D:/0662/A.%E9%80%9F%E5%A0%B1/104%E5%B9%B4/%E9%80%9F%E5%A0%B1-104.5%E5%85%AC%E5%BC%8F.xls'#$當月速報連結.BC19]*1000" office:value-type="float" office:value="0.450084674928359" calcext:value-type="float">
            <text:p><text:s text:c="3"/>0.45 </text:p>
          </table:table-cell>
          <table:table-cell table:style-name="ce25" table:formula="of:=['file:///D:/0662/A.%E9%80%9F%E5%A0%B1/104%E5%B9%B4/%E9%80%9F%E5%A0%B1-104.5%E5%85%AC%E5%BC%8F.xls'#$當月速報連結.M19]" office:value-type="float" office:value="5.3" calcext:value-type="float">
            <text:p><text:s text:c="3"/>5.30 </text:p>
          </table:table-cell>
          <table:table-cell table:style-name="ce31" table:formula="of:=['file:///D:/0662/A.%E9%80%9F%E5%A0%B1/104%E5%B9%B4/%E9%80%9F%E5%A0%B1-104.5%E5%85%AC%E5%BC%8F.xls'#$當月速報連結.P19]" office:value-type="float" office:value="2276" calcext:value-type="float">
            <text:p><text:s text:c="3"/>2,276 </text:p>
          </table:table-cell>
          <table:table-cell table:style-name="ce25" table:formula="of:=[.N10]/['file:///D:/0662/A.%E9%80%9F%E5%A0%B1/104%E5%B9%B4/%E9%80%9F%E5%A0%B1-104.5%E5%85%AC%E5%BC%8F.xls'#$當月速報連結.BC19]*1000" office:value-type="float" office:value="0.834196026170151" calcext:value-type="float">
            <text:p><text:s text:c="3"/>0.83 </text:p>
          </table:table-cell>
          <table:table-cell table:style-name="ce25" table:formula="of:=['file:///D:/0662/A.%E9%80%9F%E5%A0%B1/104%E5%B9%B4/%E9%80%9F%E5%A0%B1-104.5%E5%85%AC%E5%BC%8F.xls'#$當月速報連結.Q19]" office:value-type="float" office:value="9.82" calcext:value-type="float">
            <text:p><text:s text:c="3"/>9.82 </text:p>
          </table:table-cell>
          <table:table-cell table:style-name="ce31" table:formula="of:=['file:///D:/0662/A.%E9%80%9F%E5%A0%B1/104%E5%B9%B4/%E9%80%9F%E5%A0%B1-104.5%E5%85%AC%E5%BC%8F.xls'#$當月速報連結.R19]" office:value-type="float" office:value="519" calcext:value-type="float">
            <text:p><text:s text:c="3"/>519 </text:p>
          </table:table-cell>
          <table:table-cell table:style-name="ce25" table:formula="of:=[.Q10]/['file:///D:/0662/A.%E9%80%9F%E5%A0%B1/104%E5%B9%B4/%E9%80%9F%E5%A0%B1-104.5%E5%85%AC%E5%BC%8F.xls'#$當月速報連結.BC19]*1000" office:value-type="float" office:value="0.190223083296269" calcext:value-type="float">
            <text:p><text:s text:c="3"/>0.19 </text:p>
          </table:table-cell>
          <table:table-cell table:style-name="ce40" table:formula="of:=['file:///D:/0662/A.%E9%80%9F%E5%A0%B1/104%E5%B9%B4/%E9%80%9F%E5%A0%B1-104.5%E5%85%AC%E5%BC%8F.xls'#$當月速報連結.S19]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市" calcext:value-type="string">
            <text:p><text:s/>臺南市 </text:p>
          </table:table-cell>
          <table:table-cell table:style-name="ce19" table:formula="of:=['file:///D:/0662/A.%E9%80%9F%E5%A0%B1/104%E5%B9%B4/%E9%80%9F%E5%A0%B1-104.5%E5%85%AC%E5%BC%8F.xls'#$當月速報連結.G20]-['file:///D:/0662/A.%E9%80%9F%E5%A0%B1/104%E5%B9%B4/%E9%80%9F%E5%A0%B1-104.5%E5%85%AC%E5%BC%8F.xls'#$當月速報連結.AZ20]" office:value-type="float" office:value="-47" calcext:value-type="float">
            <text:p><text:s/>－47 </text:p>
          </table:table-cell>
          <table:table-cell table:style-name="ce25" table:formula="of:=[.B11]/['file:///D:/0662/A.%E9%80%9F%E5%A0%B1/104%E5%B9%B4/%E9%80%9F%E5%A0%B1-104.5%E5%85%AC%E5%BC%8F.xls'#$當月速報連結.AZ20]*1000" office:value-type="float" office:value="-0.0249298913109781" calcext:value-type="float">
            <text:p><text:s/>－0.02 </text:p>
          </table:table-cell>
          <table:table-cell table:style-name="ce25" table:formula="of:=[.B11]/['file:///D:/0662/A.%E9%80%9F%E5%A0%B1/104%E5%B9%B4/%E9%80%9F%E5%A0%B1-104.5%E5%85%AC%E5%BC%8F.xls'#$當月速報連結.AZ20]*365/31*1000" office:value-type="float" office:value="-0.29352936543571" calcext:value-type="float">
            <text:p><text:s/>－0.29 </text:p>
          </table:table-cell>
          <table:table-cell table:style-name="ce31" table:formula="of:=[.H11]-[.K11]" office:value-type="float" office:value="99" calcext:value-type="float">
            <text:p><text:s text:c="3"/>99 </text:p>
          </table:table-cell>
          <table:table-cell table:style-name="ce25" table:formula="of:=[.E11]/['file:///D:/0662/A.%E9%80%9F%E5%A0%B1/104%E5%B9%B4/%E9%80%9F%E5%A0%B1-104.5%E5%85%AC%E5%BC%8F.xls'#$當月速報連結.BC20]*1000" office:value-type="float" office:value="0.0525125532849917" calcext:value-type="float">
            <text:p><text:s text:c="3"/>0.05 </text:p>
          </table:table-cell>
          <table:table-cell table:style-name="ce25" table:formula="of:=['file:///D:/0662/A.%E9%80%9F%E5%A0%B1/104%E5%B9%B4/%E9%80%9F%E5%A0%B1-104.5%E5%85%AC%E5%BC%8F.xls'#$當月速報連結.O20]" office:value-type="float" office:value="0.62" calcext:value-type="float">
            <text:p><text:s text:c="3"/>0.62 </text:p>
          </table:table-cell>
          <table:table-cell table:style-name="ce31" table:formula="of:=['file:///D:/0662/A.%E9%80%9F%E5%A0%B1/104%E5%B9%B4/%E9%80%9F%E5%A0%B1-104.5%E5%85%AC%E5%BC%8F.xls'#$當月速報連結.J20]" office:value-type="float" office:value="1173" calcext:value-type="float">
            <text:p><text:s text:c="3"/>1,173 </text:p>
          </table:table-cell>
          <table:table-cell table:style-name="ce25" table:formula="of:=[.H11]/['file:///D:/0662/A.%E9%80%9F%E5%A0%B1/104%E5%B9%B4/%E9%80%9F%E5%A0%B1-104.5%E5%85%AC%E5%BC%8F.xls'#$當月速報連結.BC20]*1000" office:value-type="float" office:value="0.622194191952478" calcext:value-type="float">
            <text:p><text:s text:c="3"/>0.62 </text:p>
          </table:table-cell>
          <table:table-cell table:style-name="ce25" table:formula="of:=['file:///D:/0662/A.%E9%80%9F%E5%A0%B1/104%E5%B9%B4/%E9%80%9F%E5%A0%B1-104.5%E5%85%AC%E5%BC%8F.xls'#$當月速報連結.K20]" office:value-type="float" office:value="7.33" calcext:value-type="float">
            <text:p><text:s text:c="3"/>7.33 </text:p>
          </table:table-cell>
          <table:table-cell table:style-name="ce31" table:formula="of:=['file:///D:/0662/A.%E9%80%9F%E5%A0%B1/104%E5%B9%B4/%E9%80%9F%E5%A0%B1-104.5%E5%85%AC%E5%BC%8F.xls'#$當月速報連結.L20]" office:value-type="float" office:value="1074" calcext:value-type="float">
            <text:p><text:s text:c="3"/>1,074 </text:p>
          </table:table-cell>
          <table:table-cell table:style-name="ce25" table:formula="of:=[.K11]/['file:///D:/0662/A.%E9%80%9F%E5%A0%B1/104%E5%B9%B4/%E9%80%9F%E5%A0%B1-104.5%E5%85%AC%E5%BC%8F.xls'#$當月速報連結.BC20]*1000" office:value-type="float" office:value="0.569681638667486" calcext:value-type="float">
            <text:p><text:s text:c="3"/>0.57 </text:p>
          </table:table-cell>
          <table:table-cell table:style-name="ce25" table:formula="of:=['file:///D:/0662/A.%E9%80%9F%E5%A0%B1/104%E5%B9%B4/%E9%80%9F%E5%A0%B1-104.5%E5%85%AC%E5%BC%8F.xls'#$當月速報連結.M20]" office:value-type="float" office:value="6.71" calcext:value-type="float">
            <text:p><text:s text:c="3"/>6.71 </text:p>
          </table:table-cell>
          <table:table-cell table:style-name="ce31" table:formula="of:=['file:///D:/0662/A.%E9%80%9F%E5%A0%B1/104%E5%B9%B4/%E9%80%9F%E5%A0%B1-104.5%E5%85%AC%E5%BC%8F.xls'#$當月速報連結.P20]" office:value-type="float" office:value="1359" calcext:value-type="float">
            <text:p><text:s text:c="3"/>1,359 </text:p>
          </table:table-cell>
          <table:table-cell table:style-name="ce25" table:formula="of:=[.N11]/['file:///D:/0662/A.%E9%80%9F%E5%A0%B1/104%E5%B9%B4/%E9%80%9F%E5%A0%B1-104.5%E5%85%AC%E5%BC%8F.xls'#$當月速報連結.BC20]*1000" office:value-type="float" office:value="0.720854140548523" calcext:value-type="float">
            <text:p><text:s text:c="3"/>0.72 </text:p>
          </table:table-cell>
          <table:table-cell table:style-name="ce25" table:formula="of:=['file:///D:/0662/A.%E9%80%9F%E5%A0%B1/104%E5%B9%B4/%E9%80%9F%E5%A0%B1-104.5%E5%85%AC%E5%BC%8F.xls'#$當月速報連結.Q20]" office:value-type="float" office:value="8.49" calcext:value-type="float">
            <text:p><text:s text:c="3"/>8.49 </text:p>
          </table:table-cell>
          <table:table-cell table:style-name="ce31" table:formula="of:=['file:///D:/0662/A.%E9%80%9F%E5%A0%B1/104%E5%B9%B4/%E9%80%9F%E5%A0%B1-104.5%E5%85%AC%E5%BC%8F.xls'#$當月速報連結.R20]" office:value-type="float" office:value="327" calcext:value-type="float">
            <text:p><text:s text:c="3"/>327 </text:p>
          </table:table-cell>
          <table:table-cell table:style-name="ce25" table:formula="of:=[.Q11]/['file:///D:/0662/A.%E9%80%9F%E5%A0%B1/104%E5%B9%B4/%E9%80%9F%E5%A0%B1-104.5%E5%85%AC%E5%BC%8F.xls'#$當月速報連結.BC20]*1000" office:value-type="float" office:value="0.173450554789821" calcext:value-type="float">
            <text:p><text:s text:c="3"/>0.17 </text:p>
          </table:table-cell>
          <table:table-cell table:style-name="ce40" table:formula="of:=['file:///D:/0662/A.%E9%80%9F%E5%A0%B1/104%E5%B9%B4/%E9%80%9F%E5%A0%B1-104.5%E5%85%AC%E5%BC%8F.xls'#$當月速報連結.S20]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市" calcext:value-type="string">
            <text:p><text:s/>高雄市 </text:p>
          </table:table-cell>
          <table:table-cell table:style-name="ce19" table:formula="of:=['file:///D:/0662/A.%E9%80%9F%E5%A0%B1/104%E5%B9%B4/%E9%80%9F%E5%A0%B1-104.5%E5%85%AC%E5%BC%8F.xls'#$當月速報連結.G21]-['file:///D:/0662/A.%E9%80%9F%E5%A0%B1/104%E5%B9%B4/%E9%80%9F%E5%A0%B1-104.5%E5%85%AC%E5%BC%8F.xls'#$當月速報連結.AZ21]" office:value-type="float" office:value="-121" calcext:value-type="float">
            <text:p><text:s/>－121 </text:p>
          </table:table-cell>
          <table:table-cell table:style-name="ce25" table:formula="of:=[.B12]/['file:///D:/0662/A.%E9%80%9F%E5%A0%B1/104%E5%B9%B4/%E9%80%9F%E5%A0%B1-104.5%E5%85%AC%E5%BC%8F.xls'#$當月速報連結.AZ21]*1000" office:value-type="float" office:value="-0.0435421895028058" calcext:value-type="float">
            <text:p><text:s/>－0.04 </text:p>
          </table:table-cell>
          <table:table-cell table:style-name="ce25" table:formula="of:=[.B12]/['file:///D:/0662/A.%E9%80%9F%E5%A0%B1/104%E5%B9%B4/%E9%80%9F%E5%A0%B1-104.5%E5%85%AC%E5%BC%8F.xls'#$當月速報連結.AZ21]*365/31*1000" office:value-type="float" office:value="-0.512674166726584" calcext:value-type="float">
            <text:p><text:s/>－0.51 </text:p>
          </table:table-cell>
          <table:table-cell table:style-name="ce31" table:formula="of:=[.H12]-[.K12]" office:value-type="float" office:value="90" calcext:value-type="float">
            <text:p><text:s text:c="3"/>90 </text:p>
          </table:table-cell>
          <table:table-cell table:style-name="ce25" table:formula="of:=[.E12]/['file:///D:/0662/A.%E9%80%9F%E5%A0%B1/104%E5%B9%B4/%E9%80%9F%E5%A0%B1-104.5%E5%85%AC%E5%BC%8F.xls'#$當月速報連結.BC21]*1000" office:value-type="float" office:value="0.032387457633157" calcext:value-type="float">
            <text:p><text:s text:c="3"/>0.03 </text:p>
          </table:table-cell>
          <table:table-cell table:style-name="ce25" table:formula="of:=['file:///D:/0662/A.%E9%80%9F%E5%A0%B1/104%E5%B9%B4/%E9%80%9F%E5%A0%B1-104.5%E5%85%AC%E5%BC%8F.xls'#$當月速報連結.O21]" office:value-type="float" office:value="0.38" calcext:value-type="float">
            <text:p><text:s text:c="3"/>0.38 </text:p>
          </table:table-cell>
          <table:table-cell table:style-name="ce31" table:formula="of:=['file:///D:/0662/A.%E9%80%9F%E5%A0%B1/104%E5%B9%B4/%E9%80%9F%E5%A0%B1-104.5%E5%85%AC%E5%BC%8F.xls'#$當月速報連結.J21]" office:value-type="float" office:value="1659" calcext:value-type="float">
            <text:p><text:s text:c="3"/>1,659 </text:p>
          </table:table-cell>
          <table:table-cell table:style-name="ce25" table:formula="of:=[.H12]/['file:///D:/0662/A.%E9%80%9F%E5%A0%B1/104%E5%B9%B4/%E9%80%9F%E5%A0%B1-104.5%E5%85%AC%E5%BC%8F.xls'#$當月速報連結.BC21]*1000" office:value-type="float" office:value="0.597008802371194" calcext:value-type="float">
            <text:p><text:s text:c="3"/>0.60 </text:p>
          </table:table-cell>
          <table:table-cell table:style-name="ce25" table:formula="of:=['file:///D:/0662/A.%E9%80%9F%E5%A0%B1/104%E5%B9%B4/%E9%80%9F%E5%A0%B1-104.5%E5%85%AC%E5%BC%8F.xls'#$當月速報連結.K21]" office:value-type="float" office:value="7.03" calcext:value-type="float">
            <text:p><text:s text:c="3"/>7.03 </text:p>
          </table:table-cell>
          <table:table-cell table:style-name="ce31" table:formula="of:=['file:///D:/0662/A.%E9%80%9F%E5%A0%B1/104%E5%B9%B4/%E9%80%9F%E5%A0%B1-104.5%E5%85%AC%E5%BC%8F.xls'#$當月速報連結.L21]" office:value-type="float" office:value="1569" calcext:value-type="float">
            <text:p><text:s text:c="3"/>1,569 </text:p>
          </table:table-cell>
          <table:table-cell table:style-name="ce25" table:formula="of:=[.K12]/['file:///D:/0662/A.%E9%80%9F%E5%A0%B1/104%E5%B9%B4/%E9%80%9F%E5%A0%B1-104.5%E5%85%AC%E5%BC%8F.xls'#$當月速報連結.BC21]*1000" office:value-type="float" office:value="0.564621344738037" calcext:value-type="float">
            <text:p><text:s text:c="3"/>0.56 </text:p>
          </table:table-cell>
          <table:table-cell table:style-name="ce25" table:formula="of:=['file:///D:/0662/A.%E9%80%9F%E5%A0%B1/104%E5%B9%B4/%E9%80%9F%E5%A0%B1-104.5%E5%85%AC%E5%BC%8F.xls'#$當月速報連結.M21]" office:value-type="float" office:value="6.65" calcext:value-type="float">
            <text:p><text:s text:c="3"/>6.65 </text:p>
          </table:table-cell>
          <table:table-cell table:style-name="ce31" table:formula="of:=['file:///D:/0662/A.%E9%80%9F%E5%A0%B1/104%E5%B9%B4/%E9%80%9F%E5%A0%B1-104.5%E5%85%AC%E5%BC%8F.xls'#$當月速報連結.P21]" office:value-type="float" office:value="2056" calcext:value-type="float">
            <text:p><text:s text:c="3"/>2,056 </text:p>
          </table:table-cell>
          <table:table-cell table:style-name="ce25" table:formula="of:=[.N12]/['file:///D:/0662/A.%E9%80%9F%E5%A0%B1/104%E5%B9%B4/%E9%80%9F%E5%A0%B1-104.5%E5%85%AC%E5%BC%8F.xls'#$當月速報連結.BC21]*1000" office:value-type="float" office:value="0.739873476597453" calcext:value-type="float">
            <text:p><text:s text:c="3"/>0.74 </text:p>
          </table:table-cell>
          <table:table-cell table:style-name="ce25" table:formula="of:=['file:///D:/0662/A.%E9%80%9F%E5%A0%B1/104%E5%B9%B4/%E9%80%9F%E5%A0%B1-104.5%E5%85%AC%E5%BC%8F.xls'#$當月速報連結.Q21]" office:value-type="float" office:value="8.71" calcext:value-type="float">
            <text:p><text:s text:c="3"/>8.71 </text:p>
          </table:table-cell>
          <table:table-cell table:style-name="ce31" table:formula="of:=['file:///D:/0662/A.%E9%80%9F%E5%A0%B1/104%E5%B9%B4/%E9%80%9F%E5%A0%B1-104.5%E5%85%AC%E5%BC%8F.xls'#$當月速報連結.R21]" office:value-type="float" office:value="498" calcext:value-type="float">
            <text:p><text:s text:c="3"/>498 </text:p>
          </table:table-cell>
          <table:table-cell table:style-name="ce25" table:formula="of:=[.Q12]/['file:///D:/0662/A.%E9%80%9F%E5%A0%B1/104%E5%B9%B4/%E9%80%9F%E5%A0%B1-104.5%E5%85%AC%E5%BC%8F.xls'#$當月速報連結.BC21]*1000" office:value-type="float" office:value="0.179210598903469" calcext:value-type="float">
            <text:p><text:s text:c="3"/>0.18 </text:p>
          </table:table-cell>
          <table:table-cell table:style-name="ce40" table:formula="of:=['file:///D:/0662/A.%E9%80%9F%E5%A0%B1/104%E5%B9%B4/%E9%80%9F%E5%A0%B1-104.5%E5%85%AC%E5%BC%8F.xls'#$當月速報連結.S21]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臺灣省" calcext:value-type="string">
            <text:p><text:s/>臺灣省 </text:p>
          </table:table-cell>
          <table:table-cell table:style-name="ce19" table:formula="of:=['file:///D:/0662/A.%E9%80%9F%E5%A0%B1/104%E5%B9%B4/%E9%80%9F%E5%A0%B1-104.5%E5%85%AC%E5%BC%8F.xls'#$當月速報連結.G22]-['file:///D:/0662/A.%E9%80%9F%E5%A0%B1/104%E5%B9%B4/%E9%80%9F%E5%A0%B1-104.5%E5%85%AC%E5%BC%8F.xls'#$當月速報連結.AZ22]" office:value-type="float" office:value="-2958" calcext:value-type="float">
            <text:p><text:s/>－2,958 </text:p>
          </table:table-cell>
          <table:table-cell table:style-name="ce25" table:formula="of:=[.B13]/['file:///D:/0662/A.%E9%80%9F%E5%A0%B1/104%E5%B9%B4/%E9%80%9F%E5%A0%B1-104.5%E5%85%AC%E5%BC%8F.xls'#$當月速報連結.AZ22]*1000" office:value-type="float" office:value="-0.412549309265818" calcext:value-type="float">
            <text:p><text:s/>－0.41 </text:p>
          </table:table-cell>
          <table:table-cell table:style-name="ce25" table:formula="of:=[.B13]/['file:///D:/0662/A.%E9%80%9F%E5%A0%B1/104%E5%B9%B4/%E9%80%9F%E5%A0%B1-104.5%E5%85%AC%E5%BC%8F.xls'#$當月速報連結.AZ22]*365/31*1000" office:value-type="float" office:value="-4.85743541554915" calcext:value-type="float">
            <text:p><text:s/>－4.86 </text:p>
          </table:table-cell>
          <table:table-cell table:style-name="ce31" table:formula="of:=[.H13]-[.K13]" office:value-type="float" office:value="-297" calcext:value-type="float">
            <text:p><text:s/>－297 </text:p>
          </table:table-cell>
          <table:table-cell table:style-name="ce25" table:formula="of:=[.E13]/['file:///D:/0662/A.%E9%80%9F%E5%A0%B1/104%E5%B9%B4/%E9%80%9F%E5%A0%B1-104.5%E5%85%AC%E5%BC%8F.xls'#$當月速報連結.BC22]*1000" office:value-type="float" office:value="-0.0414308398617131" calcext:value-type="float">
            <text:p><text:s/>－0.04 </text:p>
          </table:table-cell>
          <table:table-cell table:style-name="ce25" table:formula="of:=['file:///D:/0662/A.%E9%80%9F%E5%A0%B1/104%E5%B9%B4/%E9%80%9F%E5%A0%B1-104.5%E5%85%AC%E5%BC%8F.xls'#$當月速報連結.O22]" office:value-type="float" office:value="-0.49" calcext:value-type="float">
            <text:p><text:s/>－0.49 </text:p>
          </table:table-cell>
          <table:table-cell table:style-name="ce31" table:formula="of:=['file:///D:/0662/A.%E9%80%9F%E5%A0%B1/104%E5%B9%B4/%E9%80%9F%E5%A0%B1-104.5%E5%85%AC%E5%BC%8F.xls'#$當月速報連結.J22]" office:value-type="float" office:value="4507" calcext:value-type="float">
            <text:p><text:s text:c="3"/>4,507 </text:p>
          </table:table-cell>
          <table:table-cell table:style-name="ce25" table:formula="of:=[.H13]/['file:///D:/0662/A.%E9%80%9F%E5%A0%B1/104%E5%B9%B4/%E9%80%9F%E5%A0%B1-104.5%E5%85%AC%E5%BC%8F.xls'#$當月速報連結.BC22]*1000" office:value-type="float" office:value="0.628716482345929" calcext:value-type="float">
            <text:p><text:s text:c="3"/>0.63 </text:p>
          </table:table-cell>
          <table:table-cell table:style-name="ce25" table:formula="of:=['file:///D:/0662/A.%E9%80%9F%E5%A0%B1/104%E5%B9%B4/%E9%80%9F%E5%A0%B1-104.5%E5%85%AC%E5%BC%8F.xls'#$當月速報連結.K22]" office:value-type="float" office:value="7.4" calcext:value-type="float">
            <text:p><text:s text:c="3"/>7.40 </text:p>
          </table:table-cell>
          <table:table-cell table:style-name="ce31" table:formula="of:=['file:///D:/0662/A.%E9%80%9F%E5%A0%B1/104%E5%B9%B4/%E9%80%9F%E5%A0%B1-104.5%E5%85%AC%E5%BC%8F.xls'#$當月速報連結.L22]" office:value-type="float" office:value="4804" calcext:value-type="float">
            <text:p><text:s text:c="3"/>4,804 </text:p>
          </table:table-cell>
          <table:table-cell table:style-name="ce25" table:formula="of:=[.K13]/['file:///D:/0662/A.%E9%80%9F%E5%A0%B1/104%E5%B9%B4/%E9%80%9F%E5%A0%B1-104.5%E5%85%AC%E5%BC%8F.xls'#$當月速報連結.BC22]*1000" office:value-type="float" office:value="0.670147322207642" calcext:value-type="float">
            <text:p><text:s text:c="3"/>0.67 </text:p>
          </table:table-cell>
          <table:table-cell table:style-name="ce25" table:formula="of:=['file:///D:/0662/A.%E9%80%9F%E5%A0%B1/104%E5%B9%B4/%E9%80%9F%E5%A0%B1-104.5%E5%85%AC%E5%BC%8F.xls'#$當月速報連結.M22]" office:value-type="float" office:value="7.89" calcext:value-type="float">
            <text:p><text:s text:c="3"/>7.89 </text:p>
          </table:table-cell>
          <table:table-cell table:style-name="ce31" table:formula="of:=['file:///D:/0662/A.%E9%80%9F%E5%A0%B1/104%E5%B9%B4/%E9%80%9F%E5%A0%B1-104.5%E5%85%AC%E5%BC%8F.xls'#$當月速報連結.P22]" office:value-type="float" office:value="5047" calcext:value-type="float">
            <text:p><text:s text:c="3"/>5,047 </text:p>
          </table:table-cell>
          <table:table-cell table:style-name="ce25" table:formula="of:=[.N13]/['file:///D:/0662/A.%E9%80%9F%E5%A0%B1/104%E5%B9%B4/%E9%80%9F%E5%A0%B1-104.5%E5%85%AC%E5%BC%8F.xls'#$當月速報連結.BC22]*1000" office:value-type="float" office:value="0.704045282094498" calcext:value-type="float">
            <text:p><text:s text:c="3"/>0.70 </text:p>
          </table:table-cell>
          <table:table-cell table:style-name="ce25" table:formula="of:=['file:///D:/0662/A.%E9%80%9F%E5%A0%B1/104%E5%B9%B4/%E9%80%9F%E5%A0%B1-104.5%E5%85%AC%E5%BC%8F.xls'#$當月速報連結.Q22]" office:value-type="float" office:value="8.29" calcext:value-type="float">
            <text:p><text:s text:c="3"/>8.29 </text:p>
          </table:table-cell>
          <table:table-cell table:style-name="ce31" table:formula="of:=['file:///D:/0662/A.%E9%80%9F%E5%A0%B1/104%E5%B9%B4/%E9%80%9F%E5%A0%B1-104.5%E5%85%AC%E5%BC%8F.xls'#$當月速報連結.R22]" office:value-type="float" office:value="1385" calcext:value-type="float">
            <text:p><text:s text:c="3"/>1,385 </text:p>
          </table:table-cell>
          <table:table-cell table:style-name="ce25" table:formula="of:=[.Q13]/['file:///D:/0662/A.%E9%80%9F%E5%A0%B1/104%E5%B9%B4/%E9%80%9F%E5%A0%B1-104.5%E5%85%AC%E5%BC%8F.xls'#$當月速報連結.BC22]*1000" office:value-type="float" office:value="0.193204421577349" calcext:value-type="float">
            <text:p><text:s text:c="3"/>0.19 </text:p>
          </table:table-cell>
          <table:table-cell table:style-name="ce40" table:formula="of:=['file:///D:/0662/A.%E9%80%9F%E5%A0%B1/104%E5%B9%B4/%E9%80%9F%E5%A0%B1-104.5%E5%85%AC%E5%BC%8F.xls'#$當月速報連結.S22]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宜蘭縣" calcext:value-type="string">
            <text:p><text:s/>宜蘭縣 </text:p>
          </table:table-cell>
          <table:table-cell table:style-name="ce20" table:formula="of:=['file:///D:/0662/A.%E9%80%9F%E5%A0%B1/104%E5%B9%B4/%E9%80%9F%E5%A0%B1-104.5%E5%85%AC%E5%BC%8F.xls'#$當月速報連結.G23]-['file:///D:/0662/A.%E9%80%9F%E5%A0%B1/104%E5%B9%B4/%E9%80%9F%E5%A0%B1-104.5%E5%85%AC%E5%BC%8F.xls'#$當月速報連結.AZ23]" office:value-type="float" office:value="-23" calcext:value-type="float">
            <text:p><text:s/>－23 </text:p>
          </table:table-cell>
          <table:table-cell table:style-name="ce26" table:formula="of:=[.B14]/['file:///D:/0662/A.%E9%80%9F%E5%A0%B1/104%E5%B9%B4/%E9%80%9F%E5%A0%B1-104.5%E5%85%AC%E5%BC%8F.xls'#$當月速報連結.AZ23]*1000" office:value-type="float" office:value="-0.050188424803556" calcext:value-type="float">
            <text:p><text:s/>－0.05 </text:p>
          </table:table-cell>
          <table:table-cell table:style-name="ce26" table:formula="of:=[.B14]/['file:///D:/0662/A.%E9%80%9F%E5%A0%B1/104%E5%B9%B4/%E9%80%9F%E5%A0%B1-104.5%E5%85%AC%E5%BC%8F.xls'#$當月速報連結.AZ23]*365/31*1000" office:value-type="float" office:value="-0.59092822752574" calcext:value-type="float">
            <text:p><text:s/>－0.59 </text:p>
          </table:table-cell>
          <table:table-cell table:style-name="ce32" table:formula="of:=[.H14]-[.K14]" office:value-type="float" office:value="-52" calcext:value-type="float">
            <text:p><text:s/>－52 </text:p>
          </table:table-cell>
          <table:table-cell table:style-name="ce26" table:formula="of:=[.E14]/['file:///D:/0662/A.%E9%80%9F%E5%A0%B1/104%E5%B9%B4/%E9%80%9F%E5%A0%B1-104.5%E5%85%AC%E5%BC%8F.xls'#$當月速報連結.BC23]*1000" office:value-type="float" office:value="-0.113472329663304" calcext:value-type="float">
            <text:p><text:s/>－0.11 </text:p>
          </table:table-cell>
          <table:table-cell table:style-name="ce26" table:formula="of:=['file:///D:/0662/A.%E9%80%9F%E5%A0%B1/104%E5%B9%B4/%E9%80%9F%E5%A0%B1-104.5%E5%85%AC%E5%BC%8F.xls'#$當月速報連結.O23]" office:value-type="float" office:value="-1.34" calcext:value-type="float">
            <text:p><text:s/>－1.34 </text:p>
          </table:table-cell>
          <table:table-cell table:style-name="ce32" table:formula="of:=['file:///D:/0662/A.%E9%80%9F%E5%A0%B1/104%E5%B9%B4/%E9%80%9F%E5%A0%B1-104.5%E5%85%AC%E5%BC%8F.xls'#$當月速報連結.J23]" office:value-type="float" office:value="254" calcext:value-type="float">
            <text:p><text:s text:c="3"/>254 </text:p>
          </table:table-cell>
          <table:table-cell table:style-name="ce26" table:formula="of:=[.H14]/['file:///D:/0662/A.%E9%80%9F%E5%A0%B1/104%E5%B9%B4/%E9%80%9F%E5%A0%B1-104.5%E5%85%AC%E5%BC%8F.xls'#$當月速報連結.BC23]*1000" office:value-type="float" office:value="0.554268687201521" calcext:value-type="float">
            <text:p><text:s text:c="3"/>0.55 </text:p>
          </table:table-cell>
          <table:table-cell table:style-name="ce26" table:formula="of:=['file:///D:/0662/A.%E9%80%9F%E5%A0%B1/104%E5%B9%B4/%E9%80%9F%E5%A0%B1-104.5%E5%85%AC%E5%BC%8F.xls'#$當月速報連結.K23]" office:value-type="float" office:value="6.53" calcext:value-type="float">
            <text:p><text:s text:c="3"/>6.53 </text:p>
          </table:table-cell>
          <table:table-cell table:style-name="ce32" table:formula="of:=['file:///D:/0662/A.%E9%80%9F%E5%A0%B1/104%E5%B9%B4/%E9%80%9F%E5%A0%B1-104.5%E5%85%AC%E5%BC%8F.xls'#$當月速報連結.L23]" office:value-type="float" office:value="306" calcext:value-type="float">
            <text:p><text:s text:c="3"/>306 </text:p>
          </table:table-cell>
          <table:table-cell table:style-name="ce26" table:formula="of:=[.K14]/['file:///D:/0662/A.%E9%80%9F%E5%A0%B1/104%E5%B9%B4/%E9%80%9F%E5%A0%B1-104.5%E5%85%AC%E5%BC%8F.xls'#$當月速報連結.BC23]*1000" office:value-type="float" office:value="0.667741016864825" calcext:value-type="float">
            <text:p><text:s text:c="3"/>0.67 </text:p>
          </table:table-cell>
          <table:table-cell table:style-name="ce26" table:formula="of:=['file:///D:/0662/A.%E9%80%9F%E5%A0%B1/104%E5%B9%B4/%E9%80%9F%E5%A0%B1-104.5%E5%85%AC%E5%BC%8F.xls'#$當月速報連結.M23]" office:value-type="float" office:value="7.86" calcext:value-type="float">
            <text:p><text:s text:c="3"/>7.86 </text:p>
          </table:table-cell>
          <table:table-cell table:style-name="ce32" table:formula="of:=['file:///D:/0662/A.%E9%80%9F%E5%A0%B1/104%E5%B9%B4/%E9%80%9F%E5%A0%B1-104.5%E5%85%AC%E5%BC%8F.xls'#$當月速報連結.P23]" office:value-type="float" office:value="326" calcext:value-type="float">
            <text:p><text:s text:c="3"/>326 </text:p>
          </table:table-cell>
          <table:table-cell table:style-name="ce26" table:formula="of:=[.N14]/['file:///D:/0662/A.%E9%80%9F%E5%A0%B1/104%E5%B9%B4/%E9%80%9F%E5%A0%B1-104.5%E5%85%AC%E5%BC%8F.xls'#$當月速報連結.BC23]*1000" office:value-type="float" office:value="0.71138422058148" calcext:value-type="float">
            <text:p><text:s text:c="3"/>0.71 </text:p>
          </table:table-cell>
          <table:table-cell table:style-name="ce26" table:formula="of:=['file:///D:/0662/A.%E9%80%9F%E5%A0%B1/104%E5%B9%B4/%E9%80%9F%E5%A0%B1-104.5%E5%85%AC%E5%BC%8F.xls'#$當月速報連結.Q23]" office:value-type="float" office:value="8.38" calcext:value-type="float">
            <text:p><text:s text:c="3"/>8.38 </text:p>
          </table:table-cell>
          <table:table-cell table:style-name="ce32" table:formula="of:=['file:///D:/0662/A.%E9%80%9F%E5%A0%B1/104%E5%B9%B4/%E9%80%9F%E5%A0%B1-104.5%E5%85%AC%E5%BC%8F.xls'#$當月速報連結.R23]" office:value-type="float" office:value="78" calcext:value-type="float">
            <text:p><text:s text:c="3"/>78 </text:p>
          </table:table-cell>
          <table:table-cell table:style-name="ce26" table:formula="of:=[.Q14]/['file:///D:/0662/A.%E9%80%9F%E5%A0%B1/104%E5%B9%B4/%E9%80%9F%E5%A0%B1-104.5%E5%85%AC%E5%BC%8F.xls'#$當月速報連結.BC23]*1000" office:value-type="float" office:value="0.170208494494955" calcext:value-type="float">
            <text:p><text:s text:c="3"/>0.17 </text:p>
          </table:table-cell>
          <table:table-cell table:style-name="ce41" table:formula="of:=['file:///D:/0662/A.%E9%80%9F%E5%A0%B1/104%E5%B9%B4/%E9%80%9F%E5%A0%B1-104.5%E5%85%AC%E5%BC%8F.xls'#$當月速報連結.S23]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新竹縣" calcext:value-type="string">
            <text:p><text:s/>新竹縣 </text:p>
          </table:table-cell>
          <table:table-cell table:style-name="ce20" table:formula="of:=['file:///D:/0662/A.%E9%80%9F%E5%A0%B1/104%E5%B9%B4/%E9%80%9F%E5%A0%B1-104.5%E5%85%AC%E5%BC%8F.xls'#$當月速報連結.G24]-['file:///D:/0662/A.%E9%80%9F%E5%A0%B1/104%E5%B9%B4/%E9%80%9F%E5%A0%B1-104.5%E5%85%AC%E5%BC%8F.xls'#$當月速報連結.AZ24]" office:value-type="float" office:value="559" calcext:value-type="float">
            <text:p><text:s text:c="3"/>559 </text:p>
          </table:table-cell>
          <table:table-cell table:style-name="ce26" table:formula="of:=[.B15]/['file:///D:/0662/A.%E9%80%9F%E5%A0%B1/104%E5%B9%B4/%E9%80%9F%E5%A0%B1-104.5%E5%85%AC%E5%BC%8F.xls'#$當月速報連結.AZ24]*1000" office:value-type="float" office:value="1.03873805404783" calcext:value-type="float">
            <text:p><text:s text:c="3"/>1.04 </text:p>
          </table:table-cell>
          <table:table-cell table:style-name="ce26" table:formula="of:=[.B15]/['file:///D:/0662/A.%E9%80%9F%E5%A0%B1/104%E5%B9%B4/%E9%80%9F%E5%A0%B1-104.5%E5%85%AC%E5%BC%8F.xls'#$當月速報連結.AZ24]*365/31*1000" office:value-type="float" office:value="12.2303028944341" calcext:value-type="float">
            <text:p><text:s text:c="3"/>12.23 </text:p>
          </table:table-cell>
          <table:table-cell table:style-name="ce32" table:formula="of:=[.H15]-[.K15]" office:value-type="float" office:value="169" calcext:value-type="float">
            <text:p><text:s text:c="3"/>169 </text:p>
          </table:table-cell>
          <table:table-cell table:style-name="ce26" table:formula="of:=[.E15]/['file:///D:/0662/A.%E9%80%9F%E5%A0%B1/104%E5%B9%B4/%E9%80%9F%E5%A0%B1-104.5%E5%85%AC%E5%BC%8F.xls'#$當月速報連結.BC24]*1000" office:value-type="float" office:value="0.313874069637327" calcext:value-type="float">
            <text:p><text:s text:c="3"/>0.31 </text:p>
          </table:table-cell>
          <table:table-cell table:style-name="ce26" table:formula="of:=['file:///D:/0662/A.%E9%80%9F%E5%A0%B1/104%E5%B9%B4/%E9%80%9F%E5%A0%B1-104.5%E5%85%AC%E5%BC%8F.xls'#$當月速報連結.O24]" office:value-type="float" office:value="3.7" calcext:value-type="float">
            <text:p><text:s text:c="3"/>3.70 </text:p>
          </table:table-cell>
          <table:table-cell table:style-name="ce32" table:formula="of:=['file:///D:/0662/A.%E9%80%9F%E5%A0%B1/104%E5%B9%B4/%E9%80%9F%E5%A0%B1-104.5%E5%85%AC%E5%BC%8F.xls'#$當月速報連結.J24]" office:value-type="float" office:value="424" calcext:value-type="float">
            <text:p><text:s text:c="3"/>424 </text:p>
          </table:table-cell>
          <table:table-cell table:style-name="ce26" table:formula="of:=[.H15]/['file:///D:/0662/A.%E9%80%9F%E5%A0%B1/104%E5%B9%B4/%E9%80%9F%E5%A0%B1-104.5%E5%85%AC%E5%BC%8F.xls'#$當月速報連結.BC24]*1000" office:value-type="float" office:value="0.787471038616725" calcext:value-type="float">
            <text:p><text:s text:c="3"/>0.79 </text:p>
          </table:table-cell>
          <table:table-cell table:style-name="ce26" table:formula="of:=['file:///D:/0662/A.%E9%80%9F%E5%A0%B1/104%E5%B9%B4/%E9%80%9F%E5%A0%B1-104.5%E5%85%AC%E5%BC%8F.xls'#$當月速報連結.K24]" office:value-type="float" office:value="9.27" calcext:value-type="float">
            <text:p><text:s text:c="3"/>9.27 </text:p>
          </table:table-cell>
          <table:table-cell table:style-name="ce32" table:formula="of:=['file:///D:/0662/A.%E9%80%9F%E5%A0%B1/104%E5%B9%B4/%E9%80%9F%E5%A0%B1-104.5%E5%85%AC%E5%BC%8F.xls'#$當月速報連結.L24]" office:value-type="float" office:value="255" calcext:value-type="float">
            <text:p><text:s text:c="3"/>255 </text:p>
          </table:table-cell>
          <table:table-cell table:style-name="ce26" table:formula="of:=[.K15]/['file:///D:/0662/A.%E9%80%9F%E5%A0%B1/104%E5%B9%B4/%E9%80%9F%E5%A0%B1-104.5%E5%85%AC%E5%BC%8F.xls'#$當月速報連結.BC24]*1000" office:value-type="float" office:value="0.473596968979398" calcext:value-type="float">
            <text:p><text:s text:c="3"/>0.47 </text:p>
          </table:table-cell>
          <table:table-cell table:style-name="ce26" table:formula="of:=['file:///D:/0662/A.%E9%80%9F%E5%A0%B1/104%E5%B9%B4/%E9%80%9F%E5%A0%B1-104.5%E5%85%AC%E5%BC%8F.xls'#$當月速報連結.M24]" office:value-type="float" office:value="5.58" calcext:value-type="float">
            <text:p><text:s text:c="3"/>5.58 </text:p>
          </table:table-cell>
          <table:table-cell table:style-name="ce32" table:formula="of:=['file:///D:/0662/A.%E9%80%9F%E5%A0%B1/104%E5%B9%B4/%E9%80%9F%E5%A0%B1-104.5%E5%85%AC%E5%BC%8F.xls'#$當月速報連結.P24]" office:value-type="float" office:value="402" calcext:value-type="float">
            <text:p><text:s text:c="3"/>402 </text:p>
          </table:table-cell>
          <table:table-cell table:style-name="ce26" table:formula="of:=[.N15]/['file:///D:/0662/A.%E9%80%9F%E5%A0%B1/104%E5%B9%B4/%E9%80%9F%E5%A0%B1-104.5%E5%85%AC%E5%BC%8F.xls'#$當月速報連結.BC24]*1000" office:value-type="float" office:value="0.746611692273405" calcext:value-type="float">
            <text:p><text:s text:c="3"/>0.75 </text:p>
          </table:table-cell>
          <table:table-cell table:style-name="ce26" table:formula="of:=['file:///D:/0662/A.%E9%80%9F%E5%A0%B1/104%E5%B9%B4/%E9%80%9F%E5%A0%B1-104.5%E5%85%AC%E5%BC%8F.xls'#$當月速報連結.Q24]" office:value-type="float" office:value="8.79" calcext:value-type="float">
            <text:p><text:s text:c="3"/>8.79 </text:p>
          </table:table-cell>
          <table:table-cell table:style-name="ce32" table:formula="of:=['file:///D:/0662/A.%E9%80%9F%E5%A0%B1/104%E5%B9%B4/%E9%80%9F%E5%A0%B1-104.5%E5%85%AC%E5%BC%8F.xls'#$當月速報連結.R24]" office:value-type="float" office:value="113" calcext:value-type="float">
            <text:p><text:s text:c="3"/>113 </text:p>
          </table:table-cell>
          <table:table-cell table:style-name="ce26" table:formula="of:=[.Q15]/['file:///D:/0662/A.%E9%80%9F%E5%A0%B1/104%E5%B9%B4/%E9%80%9F%E5%A0%B1-104.5%E5%85%AC%E5%BC%8F.xls'#$當月速報連結.BC24]*1000" office:value-type="float" office:value="0.20986846076342" calcext:value-type="float">
            <text:p><text:s text:c="3"/>0.21 </text:p>
          </table:table-cell>
          <table:table-cell table:style-name="ce41" table:formula="of:=['file:///D:/0662/A.%E9%80%9F%E5%A0%B1/104%E5%B9%B4/%E9%80%9F%E5%A0%B1-104.5%E5%85%AC%E5%BC%8F.xls'#$當月速報連結.S24]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苗栗縣" calcext:value-type="string">
            <text:p><text:s/>苗栗縣 </text:p>
          </table:table-cell>
          <table:table-cell table:style-name="ce20" table:formula="of:=['file:///D:/0662/A.%E9%80%9F%E5%A0%B1/104%E5%B9%B4/%E9%80%9F%E5%A0%B1-104.5%E5%85%AC%E5%BC%8F.xls'#$當月速報連結.G25]-['file:///D:/0662/A.%E9%80%9F%E5%A0%B1/104%E5%B9%B4/%E9%80%9F%E5%A0%B1-104.5%E5%85%AC%E5%BC%8F.xls'#$當月速報連結.AZ25]" office:value-type="float" office:value="-404" calcext:value-type="float">
            <text:p><text:s/>－404 </text:p>
          </table:table-cell>
          <table:table-cell table:style-name="ce26" table:formula="of:=[.B16]/['file:///D:/0662/A.%E9%80%9F%E5%A0%B1/104%E5%B9%B4/%E9%80%9F%E5%A0%B1-104.5%E5%85%AC%E5%BC%8F.xls'#$當月速報連結.AZ25]*1000" office:value-type="float" office:value="-0.713530048622481" calcext:value-type="float">
            <text:p><text:s/>－0.71 </text:p>
          </table:table-cell>
          <table:table-cell table:style-name="ce26" table:formula="of:=[.B16]/['file:///D:/0662/A.%E9%80%9F%E5%A0%B1/104%E5%B9%B4/%E9%80%9F%E5%A0%B1-104.5%E5%85%AC%E5%BC%8F.xls'#$當月速報連結.AZ25]*365/31*1000" office:value-type="float" office:value="-8.40124089507114" calcext:value-type="float">
            <text:p><text:s/>－8.40 </text:p>
          </table:table-cell>
          <table:table-cell table:style-name="ce32" table:formula="of:=[.H16]-[.K16]" office:value-type="float" office:value="29" calcext:value-type="float">
            <text:p><text:s text:c="3"/>29 </text:p>
          </table:table-cell>
          <table:table-cell table:style-name="ce26" table:formula="of:=[.E16]/['file:///D:/0662/A.%E9%80%9F%E5%A0%B1/104%E5%B9%B4/%E9%80%9F%E5%A0%B1-104.5%E5%85%AC%E5%BC%8F.xls'#$當月速報連結.BC25]*1000" office:value-type="float" office:value="0.0512370206909224" calcext:value-type="float">
            <text:p><text:s text:c="3"/>0.05 </text:p>
          </table:table-cell>
          <table:table-cell table:style-name="ce26" table:formula="of:=['file:///D:/0662/A.%E9%80%9F%E5%A0%B1/104%E5%B9%B4/%E9%80%9F%E5%A0%B1-104.5%E5%85%AC%E5%BC%8F.xls'#$當月速報連結.O25]" office:value-type="float" office:value="0.6" calcext:value-type="float">
            <text:p><text:s text:c="3"/>0.60 </text:p>
          </table:table-cell>
          <table:table-cell table:style-name="ce32" table:formula="of:=['file:///D:/0662/A.%E9%80%9F%E5%A0%B1/104%E5%B9%B4/%E9%80%9F%E5%A0%B1-104.5%E5%85%AC%E5%BC%8F.xls'#$當月速報連結.J25]" office:value-type="float" office:value="412" calcext:value-type="float">
            <text:p><text:s text:c="3"/>412 </text:p>
          </table:table-cell>
          <table:table-cell table:style-name="ce26" table:formula="of:=[.H16]/['file:///D:/0662/A.%E9%80%9F%E5%A0%B1/104%E5%B9%B4/%E9%80%9F%E5%A0%B1-104.5%E5%85%AC%E5%BC%8F.xls'#$當月速報連結.BC25]*1000" office:value-type="float" office:value="0.727919052574484" calcext:value-type="float">
            <text:p><text:s text:c="3"/>0.73 </text:p>
          </table:table-cell>
          <table:table-cell table:style-name="ce26" table:formula="of:=['file:///D:/0662/A.%E9%80%9F%E5%A0%B1/104%E5%B9%B4/%E9%80%9F%E5%A0%B1-104.5%E5%85%AC%E5%BC%8F.xls'#$當月速報連結.K25]" office:value-type="float" office:value="8.57" calcext:value-type="float">
            <text:p><text:s text:c="3"/>8.57 </text:p>
          </table:table-cell>
          <table:table-cell table:style-name="ce32" table:formula="of:=['file:///D:/0662/A.%E9%80%9F%E5%A0%B1/104%E5%B9%B4/%E9%80%9F%E5%A0%B1-104.5%E5%85%AC%E5%BC%8F.xls'#$當月速報連結.L25]" office:value-type="float" office:value="383" calcext:value-type="float">
            <text:p><text:s text:c="3"/>383 </text:p>
          </table:table-cell>
          <table:table-cell table:style-name="ce26" table:formula="of:=[.K16]/['file:///D:/0662/A.%E9%80%9F%E5%A0%B1/104%E5%B9%B4/%E9%80%9F%E5%A0%B1-104.5%E5%85%AC%E5%BC%8F.xls'#$當月速報連結.BC25]*1000" office:value-type="float" office:value="0.676682031883561" calcext:value-type="float">
            <text:p><text:s text:c="3"/>0.68 </text:p>
          </table:table-cell>
          <table:table-cell table:style-name="ce26" table:formula="of:=['file:///D:/0662/A.%E9%80%9F%E5%A0%B1/104%E5%B9%B4/%E9%80%9F%E5%A0%B1-104.5%E5%85%AC%E5%BC%8F.xls'#$當月速報連結.M25]" office:value-type="float" office:value="7.97" calcext:value-type="float">
            <text:p><text:s text:c="3"/>7.97 </text:p>
          </table:table-cell>
          <table:table-cell table:style-name="ce32" table:formula="of:=['file:///D:/0662/A.%E9%80%9F%E5%A0%B1/104%E5%B9%B4/%E9%80%9F%E5%A0%B1-104.5%E5%85%AC%E5%BC%8F.xls'#$當月速報連結.P25]" office:value-type="float" office:value="443" calcext:value-type="float">
            <text:p><text:s text:c="3"/>443 </text:p>
          </table:table-cell>
          <table:table-cell table:style-name="ce26" table:formula="of:=[.N16]/['file:///D:/0662/A.%E9%80%9F%E5%A0%B1/104%E5%B9%B4/%E9%80%9F%E5%A0%B1-104.5%E5%85%AC%E5%BC%8F.xls'#$當月速報連結.BC25]*1000" office:value-type="float" office:value="0.782689660899263" calcext:value-type="float">
            <text:p><text:s text:c="3"/>0.78 </text:p>
          </table:table-cell>
          <table:table-cell table:style-name="ce26" table:formula="of:=['file:///D:/0662/A.%E9%80%9F%E5%A0%B1/104%E5%B9%B4/%E9%80%9F%E5%A0%B1-104.5%E5%85%AC%E5%BC%8F.xls'#$當月速報連結.Q25]" office:value-type="float" office:value="9.22" calcext:value-type="float">
            <text:p><text:s text:c="3"/>9.22 </text:p>
          </table:table-cell>
          <table:table-cell table:style-name="ce32" table:formula="of:=['file:///D:/0662/A.%E9%80%9F%E5%A0%B1/104%E5%B9%B4/%E9%80%9F%E5%A0%B1-104.5%E5%85%AC%E5%BC%8F.xls'#$當月速報連結.R25]" office:value-type="float" office:value="113" calcext:value-type="float">
            <text:p><text:s text:c="3"/>113 </text:p>
          </table:table-cell>
          <table:table-cell table:style-name="ce26" table:formula="of:=[.Q16]/['file:///D:/0662/A.%E9%80%9F%E5%A0%B1/104%E5%B9%B4/%E9%80%9F%E5%A0%B1-104.5%E5%85%AC%E5%BC%8F.xls'#$當月速報連結.BC25]*1000" office:value-type="float" office:value="0.199647701312904" calcext:value-type="float">
            <text:p><text:s text:c="3"/>0.20 </text:p>
          </table:table-cell>
          <table:table-cell table:style-name="ce41" table:formula="of:=['file:///D:/0662/A.%E9%80%9F%E5%A0%B1/104%E5%B9%B4/%E9%80%9F%E5%A0%B1-104.5%E5%85%AC%E5%BC%8F.xls'#$當月速報連結.S25]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彰化縣" calcext:value-type="string">
            <text:p><text:s/>彰化縣 </text:p>
          </table:table-cell>
          <table:table-cell table:style-name="ce20" table:formula="of:=['file:///D:/0662/A.%E9%80%9F%E5%A0%B1/104%E5%B9%B4/%E9%80%9F%E5%A0%B1-104.5%E5%85%AC%E5%BC%8F.xls'#$當月速報連結.G26]-['file:///D:/0662/A.%E9%80%9F%E5%A0%B1/104%E5%B9%B4/%E9%80%9F%E5%A0%B1-104.5%E5%85%AC%E5%BC%8F.xls'#$當月速報連結.AZ26]" office:value-type="float" office:value="-286" calcext:value-type="float">
            <text:p><text:s/>－286 </text:p>
          </table:table-cell>
          <table:table-cell table:style-name="ce26" table:formula="of:=[.B17]/['file:///D:/0662/A.%E9%80%9F%E5%A0%B1/104%E5%B9%B4/%E9%80%9F%E5%A0%B1-104.5%E5%85%AC%E5%BC%8F.xls'#$當月速報連結.AZ26]*1000" office:value-type="float" office:value="-0.221741179973205" calcext:value-type="float">
            <text:p><text:s/>－0.22 </text:p>
          </table:table-cell>
          <table:table-cell table:style-name="ce26" table:formula="of:=[.B17]/['file:///D:/0662/A.%E9%80%9F%E5%A0%B1/104%E5%B9%B4/%E9%80%9F%E5%A0%B1-104.5%E5%85%AC%E5%BC%8F.xls'#$當月速報連結.AZ26]*365/31*1000" office:value-type="float" office:value="-2.61082357065225" calcext:value-type="float">
            <text:p><text:s/>－2.61 </text:p>
          </table:table-cell>
          <table:table-cell table:style-name="ce32" table:formula="of:=[.H17]-[.K17]" office:value-type="float" office:value="285" calcext:value-type="float">
            <text:p><text:s text:c="3"/>285 </text:p>
          </table:table-cell>
          <table:table-cell table:style-name="ce26" table:formula="of:=[.E17]/['file:///D:/0662/A.%E9%80%9F%E5%A0%B1/104%E5%B9%B4/%E9%80%9F%E5%A0%B1-104.5%E5%85%AC%E5%BC%8F.xls'#$當月速報連結.BC26]*1000" office:value-type="float" office:value="0.220990362493981" calcext:value-type="float">
            <text:p><text:s text:c="3"/>0.22 </text:p>
          </table:table-cell>
          <table:table-cell table:style-name="ce26" table:formula="of:=['file:///D:/0662/A.%E9%80%9F%E5%A0%B1/104%E5%B9%B4/%E9%80%9F%E5%A0%B1-104.5%E5%85%AC%E5%BC%8F.xls'#$當月速報連結.O26]" office:value-type="float" office:value="2.6" calcext:value-type="float">
            <text:p><text:s text:c="3"/>2.60 </text:p>
          </table:table-cell>
          <table:table-cell table:style-name="ce32" table:formula="of:=['file:///D:/0662/A.%E9%80%9F%E5%A0%B1/104%E5%B9%B4/%E9%80%9F%E5%A0%B1-104.5%E5%85%AC%E5%BC%8F.xls'#$當月速報連結.J26]" office:value-type="float" office:value="1074" calcext:value-type="float">
            <text:p><text:s text:c="3"/>1,074 </text:p>
          </table:table-cell>
          <table:table-cell table:style-name="ce26" table:formula="of:=[.H17]/['file:///D:/0662/A.%E9%80%9F%E5%A0%B1/104%E5%B9%B4/%E9%80%9F%E5%A0%B1-104.5%E5%85%AC%E5%BC%8F.xls'#$當月速報連結.BC26]*1000" office:value-type="float" office:value="0.832784734451002" calcext:value-type="float">
            <text:p><text:s text:c="3"/>0.83 </text:p>
          </table:table-cell>
          <table:table-cell table:style-name="ce26" table:formula="of:=['file:///D:/0662/A.%E9%80%9F%E5%A0%B1/104%E5%B9%B4/%E9%80%9F%E5%A0%B1-104.5%E5%85%AC%E5%BC%8F.xls'#$當月速報連結.K26]" office:value-type="float" office:value="9.81" calcext:value-type="float">
            <text:p><text:s text:c="3"/>9.81 </text:p>
          </table:table-cell>
          <table:table-cell table:style-name="ce32" table:formula="of:=['file:///D:/0662/A.%E9%80%9F%E5%A0%B1/104%E5%B9%B4/%E9%80%9F%E5%A0%B1-104.5%E5%85%AC%E5%BC%8F.xls'#$當月速報連結.L26]" office:value-type="float" office:value="789" calcext:value-type="float">
            <text:p><text:s text:c="3"/>789 </text:p>
          </table:table-cell>
          <table:table-cell table:style-name="ce26" table:formula="of:=[.K17]/['file:///D:/0662/A.%E9%80%9F%E5%A0%B1/104%E5%B9%B4/%E9%80%9F%E5%A0%B1-104.5%E5%85%AC%E5%BC%8F.xls'#$當月速報連結.BC26]*1000" office:value-type="float" office:value="0.611794371957021" calcext:value-type="float">
            <text:p><text:s text:c="3"/>0.61 </text:p>
          </table:table-cell>
          <table:table-cell table:style-name="ce26" table:formula="of:=['file:///D:/0662/A.%E9%80%9F%E5%A0%B1/104%E5%B9%B4/%E9%80%9F%E5%A0%B1-104.5%E5%85%AC%E5%BC%8F.xls'#$當月速報連結.M26]" office:value-type="float" office:value="7.2" calcext:value-type="float">
            <text:p><text:s text:c="3"/>7.20 </text:p>
          </table:table-cell>
          <table:table-cell table:style-name="ce32" table:formula="of:=['file:///D:/0662/A.%E9%80%9F%E5%A0%B1/104%E5%B9%B4/%E9%80%9F%E5%A0%B1-104.5%E5%85%AC%E5%BC%8F.xls'#$當月速報連結.P26]" office:value-type="float" office:value="982" calcext:value-type="float">
            <text:p><text:s text:c="3"/>982 </text:p>
          </table:table-cell>
          <table:table-cell table:style-name="ce26" table:formula="of:=[.N17]/['file:///D:/0662/A.%E9%80%9F%E5%A0%B1/104%E5%B9%B4/%E9%80%9F%E5%A0%B1-104.5%E5%85%AC%E5%BC%8F.xls'#$當月速報連結.BC26]*1000" office:value-type="float" office:value="0.761447494628383" calcext:value-type="float">
            <text:p><text:s text:c="3"/>0.76 </text:p>
          </table:table-cell>
          <table:table-cell table:style-name="ce26" table:formula="of:=['file:///D:/0662/A.%E9%80%9F%E5%A0%B1/104%E5%B9%B4/%E9%80%9F%E5%A0%B1-104.5%E5%85%AC%E5%BC%8F.xls'#$當月速報連結.Q26]" office:value-type="float" office:value="8.97" calcext:value-type="float">
            <text:p><text:s text:c="3"/>8.97 </text:p>
          </table:table-cell>
          <table:table-cell table:style-name="ce32" table:formula="of:=['file:///D:/0662/A.%E9%80%9F%E5%A0%B1/104%E5%B9%B4/%E9%80%9F%E5%A0%B1-104.5%E5%85%AC%E5%BC%8F.xls'#$當月速報連結.R26]" office:value-type="float" office:value="231" calcext:value-type="float">
            <text:p><text:s text:c="3"/>231 </text:p>
          </table:table-cell>
          <table:table-cell table:style-name="ce26" table:formula="of:=[.Q17]/['file:///D:/0662/A.%E9%80%9F%E5%A0%B1/104%E5%B9%B4/%E9%80%9F%E5%A0%B1-104.5%E5%85%AC%E5%BC%8F.xls'#$當月速報連結.BC26]*1000" office:value-type="float" office:value="0.179118504337227" calcext:value-type="float">
            <text:p><text:s text:c="3"/>0.18 </text:p>
          </table:table-cell>
          <table:table-cell table:style-name="ce41" table:formula="of:=['file:///D:/0662/A.%E9%80%9F%E5%A0%B1/104%E5%B9%B4/%E9%80%9F%E5%A0%B1-104.5%E5%85%AC%E5%BC%8F.xls'#$當月速報連結.S26]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南投縣" calcext:value-type="string">
            <text:p><text:s/>南投縣 </text:p>
          </table:table-cell>
          <table:table-cell table:style-name="ce20" table:formula="of:=['file:///D:/0662/A.%E9%80%9F%E5%A0%B1/104%E5%B9%B4/%E9%80%9F%E5%A0%B1-104.5%E5%85%AC%E5%BC%8F.xls'#$當月速報連結.G27]-['file:///D:/0662/A.%E9%80%9F%E5%A0%B1/104%E5%B9%B4/%E9%80%9F%E5%A0%B1-104.5%E5%85%AC%E5%BC%8F.xls'#$當月速報連結.AZ27]" office:value-type="float" office:value="-520" calcext:value-type="float">
            <text:p><text:s/>－520 </text:p>
          </table:table-cell>
          <table:table-cell table:style-name="ce26" table:formula="of:=[.B18]/['file:///D:/0662/A.%E9%80%9F%E5%A0%B1/104%E5%B9%B4/%E9%80%9F%E5%A0%B1-104.5%E5%85%AC%E5%BC%8F.xls'#$當月速報連結.AZ27]*1000" office:value-type="float" office:value="-1.01471334348047" calcext:value-type="float">
            <text:p><text:s/>－1.01 </text:p>
          </table:table-cell>
          <table:table-cell table:style-name="ce26" table:formula="of:=[.B18]/['file:///D:/0662/A.%E9%80%9F%E5%A0%B1/104%E5%B9%B4/%E9%80%9F%E5%A0%B1-104.5%E5%85%AC%E5%BC%8F.xls'#$當月速報連結.AZ27]*365/31*1000" office:value-type="float" office:value="-11.94743130227" calcext:value-type="float">
            <text:p><text:s/>－11.95 </text:p>
          </table:table-cell>
          <table:table-cell table:style-name="ce32" table:formula="of:=[.H18]-[.K18]" office:value-type="float" office:value="-165" calcext:value-type="float">
            <text:p><text:s/>－165 </text:p>
          </table:table-cell>
          <table:table-cell table:style-name="ce26" table:formula="of:=[.E18]/['file:///D:/0662/A.%E9%80%9F%E5%A0%B1/104%E5%B9%B4/%E9%80%9F%E5%A0%B1-104.5%E5%85%AC%E5%BC%8F.xls'#$當月速報連結.BC27]*1000" office:value-type="float" office:value="-0.322139789144865" calcext:value-type="float">
            <text:p><text:s/>－0.32 </text:p>
          </table:table-cell>
          <table:table-cell table:style-name="ce26" table:formula="of:=['file:///D:/0662/A.%E9%80%9F%E5%A0%B1/104%E5%B9%B4/%E9%80%9F%E5%A0%B1-104.5%E5%85%AC%E5%BC%8F.xls'#$當月速報連結.O27]" office:value-type="float" office:value="-3.79" calcext:value-type="float">
            <text:p><text:s/>－3.79 </text:p>
          </table:table-cell>
          <table:table-cell table:style-name="ce32" table:formula="of:=['file:///D:/0662/A.%E9%80%9F%E5%A0%B1/104%E5%B9%B4/%E9%80%9F%E5%A0%B1-104.5%E5%85%AC%E5%BC%8F.xls'#$當月速報連結.J27]" office:value-type="float" office:value="243" calcext:value-type="float">
            <text:p><text:s text:c="3"/>243 </text:p>
          </table:table-cell>
          <table:table-cell table:style-name="ce26" table:formula="of:=[.H18]/['file:///D:/0662/A.%E9%80%9F%E5%A0%B1/104%E5%B9%B4/%E9%80%9F%E5%A0%B1-104.5%E5%85%AC%E5%BC%8F.xls'#$當月速報連結.BC27]*1000" office:value-type="float" office:value="0.474424053104256" calcext:value-type="float">
            <text:p><text:s text:c="3"/>0.47 </text:p>
          </table:table-cell>
          <table:table-cell table:style-name="ce26" table:formula="of:=['file:///D:/0662/A.%E9%80%9F%E5%A0%B1/104%E5%B9%B4/%E9%80%9F%E5%A0%B1-104.5%E5%85%AC%E5%BC%8F.xls'#$當月速報連結.K27]" office:value-type="float" office:value="5.59" calcext:value-type="float">
            <text:p><text:s text:c="3"/>5.59 </text:p>
          </table:table-cell>
          <table:table-cell table:style-name="ce32" table:formula="of:=['file:///D:/0662/A.%E9%80%9F%E5%A0%B1/104%E5%B9%B4/%E9%80%9F%E5%A0%B1-104.5%E5%85%AC%E5%BC%8F.xls'#$當月速報連結.L27]" office:value-type="float" office:value="408" calcext:value-type="float">
            <text:p><text:s text:c="3"/>408 </text:p>
          </table:table-cell>
          <table:table-cell table:style-name="ce26" table:formula="of:=[.K18]/['file:///D:/0662/A.%E9%80%9F%E5%A0%B1/104%E5%B9%B4/%E9%80%9F%E5%A0%B1-104.5%E5%85%AC%E5%BC%8F.xls'#$當月速報連結.BC27]*1000" office:value-type="float" office:value="0.796563842249122" calcext:value-type="float">
            <text:p><text:s text:c="3"/>0.80 </text:p>
          </table:table-cell>
          <table:table-cell table:style-name="ce26" table:formula="of:=['file:///D:/0662/A.%E9%80%9F%E5%A0%B1/104%E5%B9%B4/%E9%80%9F%E5%A0%B1-104.5%E5%85%AC%E5%BC%8F.xls'#$當月速報連結.M27]" office:value-type="float" office:value="9.38" calcext:value-type="float">
            <text:p><text:s text:c="3"/>9.38 </text:p>
          </table:table-cell>
          <table:table-cell table:style-name="ce32" table:formula="of:=['file:///D:/0662/A.%E9%80%9F%E5%A0%B1/104%E5%B9%B4/%E9%80%9F%E5%A0%B1-104.5%E5%85%AC%E5%BC%8F.xls'#$當月速報連結.P27]" office:value-type="float" office:value="314" calcext:value-type="float">
            <text:p><text:s text:c="3"/>314 </text:p>
          </table:table-cell>
          <table:table-cell table:style-name="ce26" table:formula="of:=[.N18]/['file:///D:/0662/A.%E9%80%9F%E5%A0%B1/104%E5%B9%B4/%E9%80%9F%E5%A0%B1-104.5%E5%85%AC%E5%BC%8F.xls'#$當月速報連結.BC27]*1000" office:value-type="float" office:value="0.613041780554471" calcext:value-type="float">
            <text:p><text:s text:c="3"/>0.61 </text:p>
          </table:table-cell>
          <table:table-cell table:style-name="ce26" table:formula="of:=['file:///D:/0662/A.%E9%80%9F%E5%A0%B1/104%E5%B9%B4/%E9%80%9F%E5%A0%B1-104.5%E5%85%AC%E5%BC%8F.xls'#$當月速報連結.Q27]" office:value-type="float" office:value="7.22" calcext:value-type="float">
            <text:p><text:s text:c="3"/>7.22 </text:p>
          </table:table-cell>
          <table:table-cell table:style-name="ce32" table:formula="of:=['file:///D:/0662/A.%E9%80%9F%E5%A0%B1/104%E5%B9%B4/%E9%80%9F%E5%A0%B1-104.5%E5%85%AC%E5%BC%8F.xls'#$當月速報連結.R27]" office:value-type="float" office:value="89" calcext:value-type="float">
            <text:p><text:s text:c="3"/>89 </text:p>
          </table:table-cell>
          <table:table-cell table:style-name="ce26" table:formula="of:=[.Q18]/['file:///D:/0662/A.%E9%80%9F%E5%A0%B1/104%E5%B9%B4/%E9%80%9F%E5%A0%B1-104.5%E5%85%AC%E5%BC%8F.xls'#$當月速報連結.BC27]*1000" office:value-type="float" office:value="0.173760249902382" calcext:value-type="float">
            <text:p><text:s text:c="3"/>0.17 </text:p>
          </table:table-cell>
          <table:table-cell table:style-name="ce41" table:formula="of:=['file:///D:/0662/A.%E9%80%9F%E5%A0%B1/104%E5%B9%B4/%E9%80%9F%E5%A0%B1-104.5%E5%85%AC%E5%BC%8F.xls'#$當月速報連結.S27]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雲林縣" calcext:value-type="string">
            <text:p><text:s/>雲林縣 </text:p>
          </table:table-cell>
          <table:table-cell table:style-name="ce20" table:formula="of:=['file:///D:/0662/A.%E9%80%9F%E5%A0%B1/104%E5%B9%B4/%E9%80%9F%E5%A0%B1-104.5%E5%85%AC%E5%BC%8F.xls'#$當月速報連結.G28]-['file:///D:/0662/A.%E9%80%9F%E5%A0%B1/104%E5%B9%B4/%E9%80%9F%E5%A0%B1-104.5%E5%85%AC%E5%BC%8F.xls'#$當月速報連結.AZ28]" office:value-type="float" office:value="-577" calcext:value-type="float">
            <text:p><text:s/>－577 </text:p>
          </table:table-cell>
          <table:table-cell table:style-name="ce26" table:formula="of:=[.B19]/['file:///D:/0662/A.%E9%80%9F%E5%A0%B1/104%E5%B9%B4/%E9%80%9F%E5%A0%B1-104.5%E5%85%AC%E5%BC%8F.xls'#$當月速報連結.AZ28]*1000" office:value-type="float" office:value="-0.820907095226646" calcext:value-type="float">
            <text:p><text:s/>－0.82 </text:p>
          </table:table-cell>
          <table:table-cell table:style-name="ce26" table:formula="of:=[.B19]/['file:///D:/0662/A.%E9%80%9F%E5%A0%B1/104%E5%B9%B4/%E9%80%9F%E5%A0%B1-104.5%E5%85%AC%E5%BC%8F.xls'#$當月速報連結.AZ28]*365/31*1000" office:value-type="float" office:value="-9.66551902444276" calcext:value-type="float">
            <text:p><text:s/>－9.67 </text:p>
          </table:table-cell>
          <table:table-cell table:style-name="ce32" table:formula="of:=[.H19]-[.K19]" office:value-type="float" office:value="-149" calcext:value-type="float">
            <text:p><text:s/>－149 </text:p>
          </table:table-cell>
          <table:table-cell table:style-name="ce26" table:formula="of:=[.E19]/['file:///D:/0662/A.%E9%80%9F%E5%A0%B1/104%E5%B9%B4/%E9%80%9F%E5%A0%B1-104.5%E5%85%AC%E5%BC%8F.xls'#$當月速報連結.BC28]*1000" office:value-type="float" office:value="-0.212071720093795" calcext:value-type="float">
            <text:p><text:s/>－0.21 </text:p>
          </table:table-cell>
          <table:table-cell table:style-name="ce26" table:formula="of:=['file:///D:/0662/A.%E9%80%9F%E5%A0%B1/104%E5%B9%B4/%E9%80%9F%E5%A0%B1-104.5%E5%85%AC%E5%BC%8F.xls'#$當月速報連結.O28]" office:value-type="float" office:value="-2.5" calcext:value-type="float">
            <text:p><text:s/>－2.50 </text:p>
          </table:table-cell>
          <table:table-cell table:style-name="ce32" table:formula="of:=['file:///D:/0662/A.%E9%80%9F%E5%A0%B1/104%E5%B9%B4/%E9%80%9F%E5%A0%B1-104.5%E5%85%AC%E5%BC%8F.xls'#$當月速報連結.J28]" office:value-type="float" office:value="374" calcext:value-type="float">
            <text:p><text:s text:c="3"/>374 </text:p>
          </table:table-cell>
          <table:table-cell table:style-name="ce26" table:formula="of:=[.H19]/['file:///D:/0662/A.%E9%80%9F%E5%A0%B1/104%E5%B9%B4/%E9%80%9F%E5%A0%B1-104.5%E5%85%AC%E5%BC%8F.xls'#$當月速報連結.BC28]*1000" office:value-type="float" office:value="0.532314250436775" calcext:value-type="float">
            <text:p><text:s text:c="3"/>0.53 </text:p>
          </table:table-cell>
          <table:table-cell table:style-name="ce26" table:formula="of:=['file:///D:/0662/A.%E9%80%9F%E5%A0%B1/104%E5%B9%B4/%E9%80%9F%E5%A0%B1-104.5%E5%85%AC%E5%BC%8F.xls'#$當月速報連結.K28]" office:value-type="float" office:value="6.27" calcext:value-type="float">
            <text:p><text:s text:c="3"/>6.27 </text:p>
          </table:table-cell>
          <table:table-cell table:style-name="ce32" table:formula="of:=['file:///D:/0662/A.%E9%80%9F%E5%A0%B1/104%E5%B9%B4/%E9%80%9F%E5%A0%B1-104.5%E5%85%AC%E5%BC%8F.xls'#$當月速報連結.L28]" office:value-type="float" office:value="523" calcext:value-type="float">
            <text:p><text:s text:c="3"/>523 </text:p>
          </table:table-cell>
          <table:table-cell table:style-name="ce26" table:formula="of:=[.K19]/['file:///D:/0662/A.%E9%80%9F%E5%A0%B1/104%E5%B9%B4/%E9%80%9F%E5%A0%B1-104.5%E5%85%AC%E5%BC%8F.xls'#$當月速報連結.BC28]*1000" office:value-type="float" office:value="0.744385970530571" calcext:value-type="float">
            <text:p><text:s text:c="3"/>0.74 </text:p>
          </table:table-cell>
          <table:table-cell table:style-name="ce26" table:formula="of:=['file:///D:/0662/A.%E9%80%9F%E5%A0%B1/104%E5%B9%B4/%E9%80%9F%E5%A0%B1-104.5%E5%85%AC%E5%BC%8F.xls'#$當月速報連結.M28]" office:value-type="float" office:value="8.76" calcext:value-type="float">
            <text:p><text:s text:c="3"/>8.76 </text:p>
          </table:table-cell>
          <table:table-cell table:style-name="ce32" table:formula="of:=['file:///D:/0662/A.%E9%80%9F%E5%A0%B1/104%E5%B9%B4/%E9%80%9F%E5%A0%B1-104.5%E5%85%AC%E5%BC%8F.xls'#$當月速報連結.P28]" office:value-type="float" office:value="418" calcext:value-type="float">
            <text:p><text:s text:c="3"/>418 </text:p>
          </table:table-cell>
          <table:table-cell table:style-name="ce26" table:formula="of:=[.N19]/['file:///D:/0662/A.%E9%80%9F%E5%A0%B1/104%E5%B9%B4/%E9%80%9F%E5%A0%B1-104.5%E5%85%AC%E5%BC%8F.xls'#$當月速報連結.BC28]*1000" office:value-type="float" office:value="0.594939456370514" calcext:value-type="float">
            <text:p><text:s text:c="3"/>0.59 </text:p>
          </table:table-cell>
          <table:table-cell table:style-name="ce26" table:formula="of:=['file:///D:/0662/A.%E9%80%9F%E5%A0%B1/104%E5%B9%B4/%E9%80%9F%E5%A0%B1-104.5%E5%85%AC%E5%BC%8F.xls'#$當月速報連結.Q28]" office:value-type="float" office:value="7" calcext:value-type="float">
            <text:p><text:s text:c="3"/>7.00 </text:p>
          </table:table-cell>
          <table:table-cell table:style-name="ce32" table:formula="of:=['file:///D:/0662/A.%E9%80%9F%E5%A0%B1/104%E5%B9%B4/%E9%80%9F%E5%A0%B1-104.5%E5%85%AC%E5%BC%8F.xls'#$當月速報連結.R28]" office:value-type="float" office:value="117" calcext:value-type="float">
            <text:p><text:s text:c="3"/>117 </text:p>
          </table:table-cell>
          <table:table-cell table:style-name="ce26" table:formula="of:=[.Q19]/['file:///D:/0662/A.%E9%80%9F%E5%A0%B1/104%E5%B9%B4/%E9%80%9F%E5%A0%B1-104.5%E5%85%AC%E5%BC%8F.xls'#$當月速報連結.BC28]*1000" office:value-type="float" office:value="0.166526115778349" calcext:value-type="float">
            <text:p><text:s text:c="3"/>0.17 </text:p>
          </table:table-cell>
          <table:table-cell table:style-name="ce41" table:formula="of:=['file:///D:/0662/A.%E9%80%9F%E5%A0%B1/104%E5%B9%B4/%E9%80%9F%E5%A0%B1-104.5%E5%85%AC%E5%BC%8F.xls'#$當月速報連結.S28]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嘉義縣" calcext:value-type="string">
            <text:p><text:s/>嘉義縣 </text:p>
          </table:table-cell>
          <table:table-cell table:style-name="ce20" table:formula="of:=['file:///D:/0662/A.%E9%80%9F%E5%A0%B1/104%E5%B9%B4/%E9%80%9F%E5%A0%B1-104.5%E5%85%AC%E5%BC%8F.xls'#$當月速報連結.G29]-['file:///D:/0662/A.%E9%80%9F%E5%A0%B1/104%E5%B9%B4/%E9%80%9F%E5%A0%B1-104.5%E5%85%AC%E5%BC%8F.xls'#$當月速報連結.AZ29]" office:value-type="float" office:value="-522" calcext:value-type="float">
            <text:p><text:s/>－522 </text:p>
          </table:table-cell>
          <table:table-cell table:style-name="ce26" table:formula="of:=[.B20]/['file:///D:/0662/A.%E9%80%9F%E5%A0%B1/104%E5%B9%B4/%E9%80%9F%E5%A0%B1-104.5%E5%85%AC%E5%BC%8F.xls'#$當月速報連結.AZ29]*1000" office:value-type="float" office:value="-0.998876742054433" calcext:value-type="float">
            <text:p><text:s/>－1.00 </text:p>
          </table:table-cell>
          <table:table-cell table:style-name="ce26" table:formula="of:=[.B20]/['file:///D:/0662/A.%E9%80%9F%E5%A0%B1/104%E5%B9%B4/%E9%80%9F%E5%A0%B1-104.5%E5%85%AC%E5%BC%8F.xls'#$當月速報連結.AZ29]*365/31*1000" office:value-type="float" office:value="-11.7609680919312" calcext:value-type="float">
            <text:p><text:s/>－11.76 </text:p>
          </table:table-cell>
          <table:table-cell table:style-name="ce32" table:formula="of:=[.H20]-[.K20]" office:value-type="float" office:value="-209" calcext:value-type="float">
            <text:p><text:s/>－209 </text:p>
          </table:table-cell>
          <table:table-cell table:style-name="ce26" table:formula="of:=[.E20]/['file:///D:/0662/A.%E9%80%9F%E5%A0%B1/104%E5%B9%B4/%E9%80%9F%E5%A0%B1-104.5%E5%85%AC%E5%BC%8F.xls'#$當月速報連結.BC29]*1000" office:value-type="float" office:value="-0.400133250115828" calcext:value-type="float">
            <text:p><text:s/>－0.40 </text:p>
          </table:table-cell>
          <table:table-cell table:style-name="ce26" table:formula="of:=['file:///D:/0662/A.%E9%80%9F%E5%A0%B1/104%E5%B9%B4/%E9%80%9F%E5%A0%B1-104.5%E5%85%AC%E5%BC%8F.xls'#$當月速報連結.O29]" office:value-type="float" office:value="-4.71" calcext:value-type="float">
            <text:p><text:s/>－4.71 </text:p>
          </table:table-cell>
          <table:table-cell table:style-name="ce32" table:formula="of:=['file:///D:/0662/A.%E9%80%9F%E5%A0%B1/104%E5%B9%B4/%E9%80%9F%E5%A0%B1-104.5%E5%85%AC%E5%BC%8F.xls'#$當月速報連結.J29]" office:value-type="float" office:value="219" calcext:value-type="float">
            <text:p><text:s text:c="3"/>219 </text:p>
          </table:table-cell>
          <table:table-cell table:style-name="ce26" table:formula="of:=[.H20]/['file:///D:/0662/A.%E9%80%9F%E5%A0%B1/104%E5%B9%B4/%E9%80%9F%E5%A0%B1-104.5%E5%85%AC%E5%BC%8F.xls'#$當月速報連結.BC29]*1000" office:value-type="float" office:value="0.419278381700317" calcext:value-type="float">
            <text:p><text:s text:c="3"/>0.42 </text:p>
          </table:table-cell>
          <table:table-cell table:style-name="ce26" table:formula="of:=['file:///D:/0662/A.%E9%80%9F%E5%A0%B1/104%E5%B9%B4/%E9%80%9F%E5%A0%B1-104.5%E5%85%AC%E5%BC%8F.xls'#$當月速報連結.K29]" office:value-type="float" office:value="4.94" calcext:value-type="float">
            <text:p><text:s text:c="3"/>4.94 </text:p>
          </table:table-cell>
          <table:table-cell table:style-name="ce32" table:formula="of:=['file:///D:/0662/A.%E9%80%9F%E5%A0%B1/104%E5%B9%B4/%E9%80%9F%E5%A0%B1-104.5%E5%85%AC%E5%BC%8F.xls'#$當月速報連結.L29]" office:value-type="float" office:value="428" calcext:value-type="float">
            <text:p><text:s text:c="3"/>428 </text:p>
          </table:table-cell>
          <table:table-cell table:style-name="ce26" table:formula="of:=[.K20]/['file:///D:/0662/A.%E9%80%9F%E5%A0%B1/104%E5%B9%B4/%E9%80%9F%E5%A0%B1-104.5%E5%85%AC%E5%BC%8F.xls'#$當月速報連結.BC29]*1000" office:value-type="float" office:value="0.819411631816145" calcext:value-type="float">
            <text:p><text:s text:c="3"/>0.82 </text:p>
          </table:table-cell>
          <table:table-cell table:style-name="ce26" table:formula="of:=['file:///D:/0662/A.%E9%80%9F%E5%A0%B1/104%E5%B9%B4/%E9%80%9F%E5%A0%B1-104.5%E5%85%AC%E5%BC%8F.xls'#$當月速報連結.M29]" office:value-type="float" office:value="9.65" calcext:value-type="float">
            <text:p><text:s text:c="3"/>9.65 </text:p>
          </table:table-cell>
          <table:table-cell table:style-name="ce32" table:formula="of:=['file:///D:/0662/A.%E9%80%9F%E5%A0%B1/104%E5%B9%B4/%E9%80%9F%E5%A0%B1-104.5%E5%85%AC%E5%BC%8F.xls'#$當月速報連結.P29]" office:value-type="float" office:value="333" calcext:value-type="float">
            <text:p><text:s text:c="3"/>333 </text:p>
          </table:table-cell>
          <table:table-cell table:style-name="ce26" table:formula="of:=[.N20]/['file:///D:/0662/A.%E9%80%9F%E5%A0%B1/104%E5%B9%B4/%E9%80%9F%E5%A0%B1-104.5%E5%85%AC%E5%BC%8F.xls'#$當月速報連結.BC29]*1000" office:value-type="float" office:value="0.637532881763496" calcext:value-type="float">
            <text:p><text:s text:c="3"/>0.64 </text:p>
          </table:table-cell>
          <table:table-cell table:style-name="ce26" table:formula="of:=['file:///D:/0662/A.%E9%80%9F%E5%A0%B1/104%E5%B9%B4/%E9%80%9F%E5%A0%B1-104.5%E5%85%AC%E5%BC%8F.xls'#$當月速報連結.Q29]" office:value-type="float" office:value="7.51" calcext:value-type="float">
            <text:p><text:s text:c="3"/>7.51 </text:p>
          </table:table-cell>
          <table:table-cell table:style-name="ce32" table:formula="of:=['file:///D:/0662/A.%E9%80%9F%E5%A0%B1/104%E5%B9%B4/%E9%80%9F%E5%A0%B1-104.5%E5%85%AC%E5%BC%8F.xls'#$當月速報連結.R29]" office:value-type="float" office:value="94" calcext:value-type="float">
            <text:p><text:s text:c="3"/>94 </text:p>
          </table:table-cell>
          <table:table-cell table:style-name="ce26" table:formula="of:=[.Q20]/['file:///D:/0662/A.%E9%80%9F%E5%A0%B1/104%E5%B9%B4/%E9%80%9F%E5%A0%B1-104.5%E5%85%AC%E5%BC%8F.xls'#$當月速報連結.BC29]*1000" office:value-type="float" office:value="0.1799642368942" calcext:value-type="float">
            <text:p><text:s text:c="3"/>0.18 </text:p>
          </table:table-cell>
          <table:table-cell table:style-name="ce41" table:formula="of:=['file:///D:/0662/A.%E9%80%9F%E5%A0%B1/104%E5%B9%B4/%E9%80%9F%E5%A0%B1-104.5%E5%85%AC%E5%BC%8F.xls'#$當月速報連結.S29]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屏東縣" calcext:value-type="string">
            <text:p><text:s/>屏東縣 </text:p>
          </table:table-cell>
          <table:table-cell table:style-name="ce20" table:formula="of:=['file:///D:/0662/A.%E9%80%9F%E5%A0%B1/104%E5%B9%B4/%E9%80%9F%E5%A0%B1-104.5%E5%85%AC%E5%BC%8F.xls'#$當月速報連結.G30]-['file:///D:/0662/A.%E9%80%9F%E5%A0%B1/104%E5%B9%B4/%E9%80%9F%E5%A0%B1-104.5%E5%85%AC%E5%BC%8F.xls'#$當月速報連結.AZ30]" office:value-type="float" office:value="-634" calcext:value-type="float">
            <text:p><text:s/>－634 </text:p>
          </table:table-cell>
          <table:table-cell table:style-name="ce26" table:formula="of:=[.B21]/['file:///D:/0662/A.%E9%80%9F%E5%A0%B1/104%E5%B9%B4/%E9%80%9F%E5%A0%B1-104.5%E5%85%AC%E5%BC%8F.xls'#$當月速報連結.AZ30]*1000" office:value-type="float" office:value="-0.75022571854229" calcext:value-type="float">
            <text:p><text:s/>－0.75 </text:p>
          </table:table-cell>
          <table:table-cell table:style-name="ce26" table:formula="of:=[.B21]/['file:///D:/0662/A.%E9%80%9F%E5%A0%B1/104%E5%B9%B4/%E9%80%9F%E5%A0%B1-104.5%E5%85%AC%E5%BC%8F.xls'#$當月速報連結.AZ30]*365/31*1000" office:value-type="float" office:value="-8.83330281509471" calcext:value-type="float">
            <text:p><text:s/>－8.83 </text:p>
          </table:table-cell>
          <table:table-cell table:style-name="ce32" table:formula="of:=[.H21]-[.K21]" office:value-type="float" office:value="-206" calcext:value-type="float">
            <text:p><text:s/>－206 </text:p>
          </table:table-cell>
          <table:table-cell table:style-name="ce26" table:formula="of:=[.E21]/['file:///D:/0662/A.%E9%80%9F%E5%A0%B1/104%E5%B9%B4/%E9%80%9F%E5%A0%B1-104.5%E5%85%AC%E5%BC%8F.xls'#$當月速報連結.BC30]*1000" office:value-type="float" office:value="-0.243855665856182" calcext:value-type="float">
            <text:p><text:s/>－0.24 </text:p>
          </table:table-cell>
          <table:table-cell table:style-name="ce26" table:formula="of:=['file:///D:/0662/A.%E9%80%9F%E5%A0%B1/104%E5%B9%B4/%E9%80%9F%E5%A0%B1-104.5%E5%85%AC%E5%BC%8F.xls'#$當月速報連結.O30]" office:value-type="float" office:value="-2.87" calcext:value-type="float">
            <text:p><text:s/>－2.87 </text:p>
          </table:table-cell>
          <table:table-cell table:style-name="ce32" table:formula="of:=['file:///D:/0662/A.%E9%80%9F%E5%A0%B1/104%E5%B9%B4/%E9%80%9F%E5%A0%B1-104.5%E5%85%AC%E5%BC%8F.xls'#$當月速報連結.J30]" office:value-type="float" office:value="393" calcext:value-type="float">
            <text:p><text:s text:c="3"/>393 </text:p>
          </table:table-cell>
          <table:table-cell table:style-name="ce26" table:formula="of:=[.H21]/['file:///D:/0662/A.%E9%80%9F%E5%A0%B1/104%E5%B9%B4/%E9%80%9F%E5%A0%B1-104.5%E5%85%AC%E5%BC%8F.xls'#$當月速報連結.BC30]*1000" office:value-type="float" office:value="0.46521978971592" calcext:value-type="float">
            <text:p><text:s text:c="3"/>0.47 </text:p>
          </table:table-cell>
          <table:table-cell table:style-name="ce26" table:formula="of:=['file:///D:/0662/A.%E9%80%9F%E5%A0%B1/104%E5%B9%B4/%E9%80%9F%E5%A0%B1-104.5%E5%85%AC%E5%BC%8F.xls'#$當月速報連結.K30]" office:value-type="float" office:value="5.48" calcext:value-type="float">
            <text:p><text:s text:c="3"/>5.48 </text:p>
          </table:table-cell>
          <table:table-cell table:style-name="ce32" table:formula="of:=['file:///D:/0662/A.%E9%80%9F%E5%A0%B1/104%E5%B9%B4/%E9%80%9F%E5%A0%B1-104.5%E5%85%AC%E5%BC%8F.xls'#$當月速報連結.L30]" office:value-type="float" office:value="599" calcext:value-type="float">
            <text:p><text:s text:c="3"/>599 </text:p>
          </table:table-cell>
          <table:table-cell table:style-name="ce26" table:formula="of:=[.K21]/['file:///D:/0662/A.%E9%80%9F%E5%A0%B1/104%E5%B9%B4/%E9%80%9F%E5%A0%B1-104.5%E5%85%AC%E5%BC%8F.xls'#$當月速報連結.BC30]*1000" office:value-type="float" office:value="0.709075455572102" calcext:value-type="float">
            <text:p><text:s text:c="3"/>0.71 </text:p>
          </table:table-cell>
          <table:table-cell table:style-name="ce26" table:formula="of:=['file:///D:/0662/A.%E9%80%9F%E5%A0%B1/104%E5%B9%B4/%E9%80%9F%E5%A0%B1-104.5%E5%85%AC%E5%BC%8F.xls'#$當月速報連結.M30]" office:value-type="float" office:value="8.35" calcext:value-type="float">
            <text:p><text:s text:c="3"/>8.35 </text:p>
          </table:table-cell>
          <table:table-cell table:style-name="ce32" table:formula="of:=['file:///D:/0662/A.%E9%80%9F%E5%A0%B1/104%E5%B9%B4/%E9%80%9F%E5%A0%B1-104.5%E5%85%AC%E5%BC%8F.xls'#$當月速報連結.P30]" office:value-type="float" office:value="507" calcext:value-type="float">
            <text:p><text:s text:c="3"/>507 </text:p>
          </table:table-cell>
          <table:table-cell table:style-name="ce26" table:formula="of:=[.N21]/['file:///D:/0662/A.%E9%80%9F%E5%A0%B1/104%E5%B9%B4/%E9%80%9F%E5%A0%B1-104.5%E5%85%AC%E5%BC%8F.xls'#$當月速報連結.BC30]*1000" office:value-type="float" office:value="0.600169041694584" calcext:value-type="float">
            <text:p><text:s text:c="3"/>0.60 </text:p>
          </table:table-cell>
          <table:table-cell table:style-name="ce26" table:formula="of:=['file:///D:/0662/A.%E9%80%9F%E5%A0%B1/104%E5%B9%B4/%E9%80%9F%E5%A0%B1-104.5%E5%85%AC%E5%BC%8F.xls'#$當月速報連結.Q30]" office:value-type="float" office:value="7.07" calcext:value-type="float">
            <text:p><text:s text:c="3"/>7.07 </text:p>
          </table:table-cell>
          <table:table-cell table:style-name="ce32" table:formula="of:=['file:///D:/0662/A.%E9%80%9F%E5%A0%B1/104%E5%B9%B4/%E9%80%9F%E5%A0%B1-104.5%E5%85%AC%E5%BC%8F.xls'#$當月速報連結.R30]" office:value-type="float" office:value="169" calcext:value-type="float">
            <text:p><text:s text:c="3"/>169 </text:p>
          </table:table-cell>
          <table:table-cell table:style-name="ce26" table:formula="of:=[.Q21]/['file:///D:/0662/A.%E9%80%9F%E5%A0%B1/104%E5%B9%B4/%E9%80%9F%E5%A0%B1-104.5%E5%85%AC%E5%BC%8F.xls'#$當月速報連結.BC30]*1000" office:value-type="float" office:value="0.200056347231528" calcext:value-type="float">
            <text:p><text:s text:c="3"/>0.20 </text:p>
          </table:table-cell>
          <table:table-cell table:style-name="ce41" table:formula="of:=['file:///D:/0662/A.%E9%80%9F%E5%A0%B1/104%E5%B9%B4/%E9%80%9F%E5%A0%B1-104.5%E5%85%AC%E5%BC%8F.xls'#$當月速報連結.S30]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臺東縣" calcext:value-type="string">
            <text:p><text:s/>臺東縣 </text:p>
          </table:table-cell>
          <table:table-cell table:style-name="ce20" table:formula="of:=['file:///D:/0662/A.%E9%80%9F%E5%A0%B1/104%E5%B9%B4/%E9%80%9F%E5%A0%B1-104.5%E5%85%AC%E5%BC%8F.xls'#$當月速報連結.G31]-['file:///D:/0662/A.%E9%80%9F%E5%A0%B1/104%E5%B9%B4/%E9%80%9F%E5%A0%B1-104.5%E5%85%AC%E5%BC%8F.xls'#$當月速報連結.AZ31]" office:value-type="float" office:value="-233" calcext:value-type="float">
            <text:p><text:s/>－233 </text:p>
          </table:table-cell>
          <table:table-cell table:style-name="ce26" table:formula="of:=[.B22]/['file:///D:/0662/A.%E9%80%9F%E5%A0%B1/104%E5%B9%B4/%E9%80%9F%E5%A0%B1-104.5%E5%85%AC%E5%BC%8F.xls'#$當月速報連結.AZ31]*1000" office:value-type="float" office:value="-1.04223046265192" calcext:value-type="float">
            <text:p><text:s/>－1.04 </text:p>
          </table:table-cell>
          <table:table-cell table:style-name="ce26" table:formula="of:=[.B22]/['file:///D:/0662/A.%E9%80%9F%E5%A0%B1/104%E5%B9%B4/%E9%80%9F%E5%A0%B1-104.5%E5%85%AC%E5%BC%8F.xls'#$當月速報連結.AZ31]*365/31*1000" office:value-type="float" office:value="-12.2714231892887" calcext:value-type="float">
            <text:p><text:s/>－12.27 </text:p>
          </table:table-cell>
          <table:table-cell table:style-name="ce32" table:formula="of:=[.H22]-[.K22]" office:value-type="float" office:value="-71" calcext:value-type="float">
            <text:p><text:s/>－71 </text:p>
          </table:table-cell>
          <table:table-cell table:style-name="ce26" table:formula="of:=[.E22]/['file:///D:/0662/A.%E9%80%9F%E5%A0%B1/104%E5%B9%B4/%E9%80%9F%E5%A0%B1-104.5%E5%85%AC%E5%BC%8F.xls'#$當月速報連結.BC31]*1000" office:value-type="float" office:value="-0.317755127157994" calcext:value-type="float">
            <text:p><text:s/>－0.32 </text:p>
          </table:table-cell>
          <table:table-cell table:style-name="ce26" table:formula="of:=['file:///D:/0662/A.%E9%80%9F%E5%A0%B1/104%E5%B9%B4/%E9%80%9F%E5%A0%B1-104.5%E5%85%AC%E5%BC%8F.xls'#$當月速報連結.O31]" office:value-type="float" office:value="-3.74" calcext:value-type="float">
            <text:p><text:s/>－3.74 </text:p>
          </table:table-cell>
          <table:table-cell table:style-name="ce32" table:formula="of:=['file:///D:/0662/A.%E9%80%9F%E5%A0%B1/104%E5%B9%B4/%E9%80%9F%E5%A0%B1-104.5%E5%85%AC%E5%BC%8F.xls'#$當月速報連結.J31]" office:value-type="float" office:value="110" calcext:value-type="float">
            <text:p><text:s text:c="3"/>110 </text:p>
          </table:table-cell>
          <table:table-cell table:style-name="ce26" table:formula="of:=[.H22]/['file:///D:/0662/A.%E9%80%9F%E5%A0%B1/104%E5%B9%B4/%E9%80%9F%E5%A0%B1-104.5%E5%85%AC%E5%BC%8F.xls'#$當月速報連結.BC31]*1000" office:value-type="float" office:value="0.492296675878582" calcext:value-type="float">
            <text:p><text:s text:c="3"/>0.49 </text:p>
          </table:table-cell>
          <table:table-cell table:style-name="ce26" table:formula="of:=['file:///D:/0662/A.%E9%80%9F%E5%A0%B1/104%E5%B9%B4/%E9%80%9F%E5%A0%B1-104.5%E5%85%AC%E5%BC%8F.xls'#$當月速報連結.K31]" office:value-type="float" office:value="5.8" calcext:value-type="float">
            <text:p><text:s text:c="3"/>5.80 </text:p>
          </table:table-cell>
          <table:table-cell table:style-name="ce32" table:formula="of:=['file:///D:/0662/A.%E9%80%9F%E5%A0%B1/104%E5%B9%B4/%E9%80%9F%E5%A0%B1-104.5%E5%85%AC%E5%BC%8F.xls'#$當月速報連結.L31]" office:value-type="float" office:value="181" calcext:value-type="float">
            <text:p><text:s text:c="3"/>181 </text:p>
          </table:table-cell>
          <table:table-cell table:style-name="ce26" table:formula="of:=[.K22]/['file:///D:/0662/A.%E9%80%9F%E5%A0%B1/104%E5%B9%B4/%E9%80%9F%E5%A0%B1-104.5%E5%85%AC%E5%BC%8F.xls'#$當月速報連結.BC31]*1000" office:value-type="float" office:value="0.810051803036575" calcext:value-type="float">
            <text:p><text:s text:c="3"/>0.81 </text:p>
          </table:table-cell>
          <table:table-cell table:style-name="ce26" table:formula="of:=['file:///D:/0662/A.%E9%80%9F%E5%A0%B1/104%E5%B9%B4/%E9%80%9F%E5%A0%B1-104.5%E5%85%AC%E5%BC%8F.xls'#$當月速報連結.M31]" office:value-type="float" office:value="9.54" calcext:value-type="float">
            <text:p><text:s text:c="3"/>9.54 </text:p>
          </table:table-cell>
          <table:table-cell table:style-name="ce32" table:formula="of:=['file:///D:/0662/A.%E9%80%9F%E5%A0%B1/104%E5%B9%B4/%E9%80%9F%E5%A0%B1-104.5%E5%85%AC%E5%BC%8F.xls'#$當月速報連結.P31]" office:value-type="float" office:value="148" calcext:value-type="float">
            <text:p><text:s text:c="3"/>148 </text:p>
          </table:table-cell>
          <table:table-cell table:style-name="ce26" table:formula="of:=[.N22]/['file:///D:/0662/A.%E9%80%9F%E5%A0%B1/104%E5%B9%B4/%E9%80%9F%E5%A0%B1-104.5%E5%85%AC%E5%BC%8F.xls'#$當月速報連結.BC31]*1000" office:value-type="float" office:value="0.662362800273001" calcext:value-type="float">
            <text:p><text:s text:c="3"/>0.66 </text:p>
          </table:table-cell>
          <table:table-cell table:style-name="ce26" table:formula="of:=['file:///D:/0662/A.%E9%80%9F%E5%A0%B1/104%E5%B9%B4/%E9%80%9F%E5%A0%B1-104.5%E5%85%AC%E5%BC%8F.xls'#$當月速報連結.Q31]" office:value-type="float" office:value="7.8" calcext:value-type="float">
            <text:p><text:s text:c="3"/>7.80 </text:p>
          </table:table-cell>
          <table:table-cell table:style-name="ce32" table:formula="of:=['file:///D:/0662/A.%E9%80%9F%E5%A0%B1/104%E5%B9%B4/%E9%80%9F%E5%A0%B1-104.5%E5%85%AC%E5%BC%8F.xls'#$當月速報連結.R31]" office:value-type="float" office:value="53" calcext:value-type="float">
            <text:p><text:s text:c="3"/>53 </text:p>
          </table:table-cell>
          <table:table-cell table:style-name="ce26" table:formula="of:=[.Q22]/['file:///D:/0662/A.%E9%80%9F%E5%A0%B1/104%E5%B9%B4/%E9%80%9F%E5%A0%B1-104.5%E5%85%AC%E5%BC%8F.xls'#$當月速報連結.BC31]*1000" office:value-type="float" office:value="0.237197489286953" calcext:value-type="float">
            <text:p><text:s text:c="3"/>0.24 </text:p>
          </table:table-cell>
          <table:table-cell table:style-name="ce41" table:formula="of:=['file:///D:/0662/A.%E9%80%9F%E5%A0%B1/104%E5%B9%B4/%E9%80%9F%E5%A0%B1-104.5%E5%85%AC%E5%BC%8F.xls'#$當月速報連結.S31]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花蓮縣" calcext:value-type="string">
            <text:p><text:s/>花蓮縣 </text:p>
          </table:table-cell>
          <table:table-cell table:style-name="ce20" table:formula="of:=['file:///D:/0662/A.%E9%80%9F%E5%A0%B1/104%E5%B9%B4/%E9%80%9F%E5%A0%B1-104.5%E5%85%AC%E5%BC%8F.xls'#$當月速報連結.G32]-['file:///D:/0662/A.%E9%80%9F%E5%A0%B1/104%E5%B9%B4/%E9%80%9F%E5%A0%B1-104.5%E5%85%AC%E5%BC%8F.xls'#$當月速報連結.AZ32]" office:value-type="float" office:value="-202" calcext:value-type="float">
            <text:p><text:s/>－202 </text:p>
          </table:table-cell>
          <table:table-cell table:style-name="ce26" table:formula="of:=[.B23]/['file:///D:/0662/A.%E9%80%9F%E5%A0%B1/104%E5%B9%B4/%E9%80%9F%E5%A0%B1-104.5%E5%85%AC%E5%BC%8F.xls'#$當月速報連結.AZ32]*1000" office:value-type="float" office:value="-0.607201043664368" calcext:value-type="float">
            <text:p><text:s/>－0.61 </text:p>
          </table:table-cell>
          <table:table-cell table:style-name="ce26" table:formula="of:=[.B23]/['file:///D:/0662/A.%E9%80%9F%E5%A0%B1/104%E5%B9%B4/%E9%80%9F%E5%A0%B1-104.5%E5%85%AC%E5%BC%8F.xls'#$當月速報連結.AZ32]*365/31*1000" office:value-type="float" office:value="-7.14930261088692" calcext:value-type="float">
            <text:p><text:s/>－7.15 </text:p>
          </table:table-cell>
          <table:table-cell table:style-name="ce32" table:formula="of:=[.H23]-[.K23]" office:value-type="float" office:value="-63" calcext:value-type="float">
            <text:p><text:s/>－63 </text:p>
          </table:table-cell>
          <table:table-cell table:style-name="ce26" table:formula="of:=[.E23]/['file:///D:/0662/A.%E9%80%9F%E5%A0%B1/104%E5%B9%B4/%E9%80%9F%E5%A0%B1-104.5%E5%85%AC%E5%BC%8F.xls'#$當月速報連結.BC32]*1000" office:value-type="float" office:value="-0.1894320946078" calcext:value-type="float">
            <text:p><text:s/>－0.19 </text:p>
          </table:table-cell>
          <table:table-cell table:style-name="ce26" table:formula="of:=['file:///D:/0662/A.%E9%80%9F%E5%A0%B1/104%E5%B9%B4/%E9%80%9F%E5%A0%B1-104.5%E5%85%AC%E5%BC%8F.xls'#$當月速報連結.O32]" office:value-type="float" office:value="-2.23" calcext:value-type="float">
            <text:p><text:s/>－2.23 </text:p>
          </table:table-cell>
          <table:table-cell table:style-name="ce32" table:formula="of:=['file:///D:/0662/A.%E9%80%9F%E5%A0%B1/104%E5%B9%B4/%E9%80%9F%E5%A0%B1-104.5%E5%85%AC%E5%BC%8F.xls'#$當月速報連結.J32]" office:value-type="float" office:value="194" calcext:value-type="float">
            <text:p><text:s text:c="3"/>194 </text:p>
          </table:table-cell>
          <table:table-cell table:style-name="ce26" table:formula="of:=[.H23]/['file:///D:/0662/A.%E9%80%9F%E5%A0%B1/104%E5%B9%B4/%E9%80%9F%E5%A0%B1-104.5%E5%85%AC%E5%BC%8F.xls'#$當月速報連結.BC32]*1000" office:value-type="float" office:value="0.583330577046243" calcext:value-type="float">
            <text:p><text:s text:c="3"/>0.58 </text:p>
          </table:table-cell>
          <table:table-cell table:style-name="ce26" table:formula="of:=['file:///D:/0662/A.%E9%80%9F%E5%A0%B1/104%E5%B9%B4/%E9%80%9F%E5%A0%B1-104.5%E5%85%AC%E5%BC%8F.xls'#$當月速報連結.K32]" office:value-type="float" office:value="6.87" calcext:value-type="float">
            <text:p><text:s text:c="3"/>6.87 </text:p>
          </table:table-cell>
          <table:table-cell table:style-name="ce32" table:formula="of:=['file:///D:/0662/A.%E9%80%9F%E5%A0%B1/104%E5%B9%B4/%E9%80%9F%E5%A0%B1-104.5%E5%85%AC%E5%BC%8F.xls'#$當月速報連結.L32]" office:value-type="float" office:value="257" calcext:value-type="float">
            <text:p><text:s text:c="3"/>257 </text:p>
          </table:table-cell>
          <table:table-cell table:style-name="ce26" table:formula="of:=[.K23]/['file:///D:/0662/A.%E9%80%9F%E5%A0%B1/104%E5%B9%B4/%E9%80%9F%E5%A0%B1-104.5%E5%85%AC%E5%BC%8F.xls'#$當月速報連結.BC32]*1000" office:value-type="float" office:value="0.772762671654043" calcext:value-type="float">
            <text:p><text:s text:c="3"/>0.77 </text:p>
          </table:table-cell>
          <table:table-cell table:style-name="ce26" table:formula="of:=['file:///D:/0662/A.%E9%80%9F%E5%A0%B1/104%E5%B9%B4/%E9%80%9F%E5%A0%B1-104.5%E5%85%AC%E5%BC%8F.xls'#$當月速報連結.M32]" office:value-type="float" office:value="9.1" calcext:value-type="float">
            <text:p><text:s text:c="3"/>9.10 </text:p>
          </table:table-cell>
          <table:table-cell table:style-name="ce32" table:formula="of:=['file:///D:/0662/A.%E9%80%9F%E5%A0%B1/104%E5%B9%B4/%E9%80%9F%E5%A0%B1-104.5%E5%85%AC%E5%BC%8F.xls'#$當月速報連結.P32]" office:value-type="float" office:value="252" calcext:value-type="float">
            <text:p><text:s text:c="3"/>252 </text:p>
          </table:table-cell>
          <table:table-cell table:style-name="ce26" table:formula="of:=[.N23]/['file:///D:/0662/A.%E9%80%9F%E5%A0%B1/104%E5%B9%B4/%E9%80%9F%E5%A0%B1-104.5%E5%85%AC%E5%BC%8F.xls'#$當月速報連結.BC32]*1000" office:value-type="float" office:value="0.757728378431202" calcext:value-type="float">
            <text:p><text:s text:c="3"/>0.76 </text:p>
          </table:table-cell>
          <table:table-cell table:style-name="ce26" table:formula="of:=['file:///D:/0662/A.%E9%80%9F%E5%A0%B1/104%E5%B9%B4/%E9%80%9F%E5%A0%B1-104.5%E5%85%AC%E5%BC%8F.xls'#$當月速報連結.Q32]" office:value-type="float" office:value="8.92" calcext:value-type="float">
            <text:p><text:s text:c="3"/>8.92 </text:p>
          </table:table-cell>
          <table:table-cell table:style-name="ce32" table:formula="of:=['file:///D:/0662/A.%E9%80%9F%E5%A0%B1/104%E5%B9%B4/%E9%80%9F%E5%A0%B1-104.5%E5%85%AC%E5%BC%8F.xls'#$當月速報連結.R32]" office:value-type="float" office:value="88" calcext:value-type="float">
            <text:p><text:s text:c="3"/>88 </text:p>
          </table:table-cell>
          <table:table-cell table:style-name="ce26" table:formula="of:=[.Q23]/['file:///D:/0662/A.%E9%80%9F%E5%A0%B1/104%E5%B9%B4/%E9%80%9F%E5%A0%B1-104.5%E5%85%AC%E5%BC%8F.xls'#$當月速報連結.BC32]*1000" office:value-type="float" office:value="0.264603560722007" calcext:value-type="float">
            <text:p><text:s text:c="3"/>0.26 </text:p>
          </table:table-cell>
          <table:table-cell table:style-name="ce41" table:formula="of:=['file:///D:/0662/A.%E9%80%9F%E5%A0%B1/104%E5%B9%B4/%E9%80%9F%E5%A0%B1-104.5%E5%85%AC%E5%BC%8F.xls'#$當月速報連結.S32]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澎湖縣" calcext:value-type="string">
            <text:p><text:s/>澎湖縣 </text:p>
          </table:table-cell>
          <table:table-cell table:style-name="ce20" table:formula="of:=['file:///D:/0662/A.%E9%80%9F%E5%A0%B1/104%E5%B9%B4/%E9%80%9F%E5%A0%B1-104.5%E5%85%AC%E5%BC%8F.xls'#$當月速報連結.G33]-['file:///D:/0662/A.%E9%80%9F%E5%A0%B1/104%E5%B9%B4/%E9%80%9F%E5%A0%B1-104.5%E5%85%AC%E5%BC%8F.xls'#$當月速報連結.AZ33]" office:value-type="float" office:value="-4" calcext:value-type="float">
            <text:p><text:s/>－4 </text:p>
          </table:table-cell>
          <table:table-cell table:style-name="ce26" table:formula="of:=[.B24]/['file:///D:/0662/A.%E9%80%9F%E5%A0%B1/104%E5%B9%B4/%E9%80%9F%E5%A0%B1-104.5%E5%85%AC%E5%BC%8F.xls'#$當月速報連結.AZ33]*1000" office:value-type="float" office:value="-0.0392765263840066" calcext:value-type="float">
            <text:p><text:s/>－0.04 </text:p>
          </table:table-cell>
          <table:table-cell table:style-name="ce26" table:formula="of:=[.B24]/['file:///D:/0662/A.%E9%80%9F%E5%A0%B1/104%E5%B9%B4/%E9%80%9F%E5%A0%B1-104.5%E5%85%AC%E5%BC%8F.xls'#$當月速報連結.AZ33]*365/31*1000" office:value-type="float" office:value="-0.462449423553626" calcext:value-type="float">
            <text:p><text:s/>－0.46 </text:p>
          </table:table-cell>
          <table:table-cell table:style-name="ce32" table:formula="of:=[.H24]-[.K24]" office:value-type="float" office:value="-3" calcext:value-type="float">
            <text:p><text:s/>－3 </text:p>
          </table:table-cell>
          <table:table-cell table:style-name="ce26" table:formula="of:=[.E24]/['file:///D:/0662/A.%E9%80%9F%E5%A0%B1/104%E5%B9%B4/%E9%80%9F%E5%A0%B1-104.5%E5%85%AC%E5%BC%8F.xls'#$當月速報連結.BC33]*1000" office:value-type="float" office:value="-0.0294579732914375" calcext:value-type="float">
            <text:p><text:s/>－0.03 </text:p>
          </table:table-cell>
          <table:table-cell table:style-name="ce26" table:formula="of:=['file:///D:/0662/A.%E9%80%9F%E5%A0%B1/104%E5%B9%B4/%E9%80%9F%E5%A0%B1-104.5%E5%85%AC%E5%BC%8F.xls'#$當月速報連結.O33]" office:value-type="float" office:value="-0.35" calcext:value-type="float">
            <text:p><text:s/>－0.35 </text:p>
          </table:table-cell>
          <table:table-cell table:style-name="ce32" table:formula="of:=['file:///D:/0662/A.%E9%80%9F%E5%A0%B1/104%E5%B9%B4/%E9%80%9F%E5%A0%B1-104.5%E5%85%AC%E5%BC%8F.xls'#$當月速報連結.J33]" office:value-type="float" office:value="68" calcext:value-type="float">
            <text:p><text:s text:c="3"/>68 </text:p>
          </table:table-cell>
          <table:table-cell table:style-name="ce26" table:formula="of:=[.H24]/['file:///D:/0662/A.%E9%80%9F%E5%A0%B1/104%E5%B9%B4/%E9%80%9F%E5%A0%B1-104.5%E5%85%AC%E5%BC%8F.xls'#$當月速報連結.BC33]*1000" office:value-type="float" office:value="0.667714061272585" calcext:value-type="float">
            <text:p><text:s text:c="3"/>0.67 </text:p>
          </table:table-cell>
          <table:table-cell table:style-name="ce26" table:formula="of:=['file:///D:/0662/A.%E9%80%9F%E5%A0%B1/104%E5%B9%B4/%E9%80%9F%E5%A0%B1-104.5%E5%85%AC%E5%BC%8F.xls'#$當月速報連結.K33]" office:value-type="float" office:value="7.86" calcext:value-type="float">
            <text:p><text:s text:c="3"/>7.86 </text:p>
          </table:table-cell>
          <table:table-cell table:style-name="ce32" table:formula="of:=['file:///D:/0662/A.%E9%80%9F%E5%A0%B1/104%E5%B9%B4/%E9%80%9F%E5%A0%B1-104.5%E5%85%AC%E5%BC%8F.xls'#$當月速報連結.L33]" office:value-type="float" office:value="71" calcext:value-type="float">
            <text:p><text:s text:c="3"/>71 </text:p>
          </table:table-cell>
          <table:table-cell table:style-name="ce26" table:formula="of:=[.K24]/['file:///D:/0662/A.%E9%80%9F%E5%A0%B1/104%E5%B9%B4/%E9%80%9F%E5%A0%B1-104.5%E5%85%AC%E5%BC%8F.xls'#$當月速報連結.BC33]*1000" office:value-type="float" office:value="0.697172034564022" calcext:value-type="float">
            <text:p><text:s text:c="3"/>0.70 </text:p>
          </table:table-cell>
          <table:table-cell table:style-name="ce26" table:formula="of:=['file:///D:/0662/A.%E9%80%9F%E5%A0%B1/104%E5%B9%B4/%E9%80%9F%E5%A0%B1-104.5%E5%85%AC%E5%BC%8F.xls'#$當月速報連結.M33]" office:value-type="float" office:value="8.21" calcext:value-type="float">
            <text:p><text:s text:c="3"/>8.21 </text:p>
          </table:table-cell>
          <table:table-cell table:style-name="ce32" table:formula="of:=['file:///D:/0662/A.%E9%80%9F%E5%A0%B1/104%E5%B9%B4/%E9%80%9F%E5%A0%B1-104.5%E5%85%AC%E5%BC%8F.xls'#$當月速報連結.P33]" office:value-type="float" office:value="71" calcext:value-type="float">
            <text:p><text:s text:c="3"/>71 </text:p>
          </table:table-cell>
          <table:table-cell table:style-name="ce26" table:formula="of:=[.N24]/['file:///D:/0662/A.%E9%80%9F%E5%A0%B1/104%E5%B9%B4/%E9%80%9F%E5%A0%B1-104.5%E5%85%AC%E5%BC%8F.xls'#$當月速報連結.BC33]*1000" office:value-type="float" office:value="0.697172034564022" calcext:value-type="float">
            <text:p><text:s text:c="3"/>0.70 </text:p>
          </table:table-cell>
          <table:table-cell table:style-name="ce26" table:formula="of:=['file:///D:/0662/A.%E9%80%9F%E5%A0%B1/104%E5%B9%B4/%E9%80%9F%E5%A0%B1-104.5%E5%85%AC%E5%BC%8F.xls'#$當月速報連結.Q33]" office:value-type="float" office:value="8.21" calcext:value-type="float">
            <text:p><text:s text:c="3"/>8.21 </text:p>
          </table:table-cell>
          <table:table-cell table:style-name="ce32" table:formula="of:=['file:///D:/0662/A.%E9%80%9F%E5%A0%B1/104%E5%B9%B4/%E9%80%9F%E5%A0%B1-104.5%E5%85%AC%E5%BC%8F.xls'#$當月速報連結.R33]" office:value-type="float" office:value="24" calcext:value-type="float">
            <text:p><text:s text:c="3"/>24 </text:p>
          </table:table-cell>
          <table:table-cell table:style-name="ce26" table:formula="of:=[.Q24]/['file:///D:/0662/A.%E9%80%9F%E5%A0%B1/104%E5%B9%B4/%E9%80%9F%E5%A0%B1-104.5%E5%85%AC%E5%BC%8F.xls'#$當月速報連結.BC33]*1000" office:value-type="float" office:value="0.2356637863315" calcext:value-type="float">
            <text:p><text:s text:c="3"/>0.24 </text:p>
          </table:table-cell>
          <table:table-cell table:style-name="ce41" table:formula="of:=['file:///D:/0662/A.%E9%80%9F%E5%A0%B1/104%E5%B9%B4/%E9%80%9F%E5%A0%B1-104.5%E5%85%AC%E5%BC%8F.xls'#$當月速報連結.S33]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基隆市" calcext:value-type="string">
            <text:p><text:s/>基隆市 </text:p>
          </table:table-cell>
          <table:table-cell table:style-name="ce20" table:formula="of:=['file:///D:/0662/A.%E9%80%9F%E5%A0%B1/104%E5%B9%B4/%E9%80%9F%E5%A0%B1-104.5%E5%85%AC%E5%BC%8F.xls'#$當月速報連結.G34]-['file:///D:/0662/A.%E9%80%9F%E5%A0%B1/104%E5%B9%B4/%E9%80%9F%E5%A0%B1-104.5%E5%85%AC%E5%BC%8F.xls'#$當月速報連結.AZ34]" office:value-type="float" office:value="-194" calcext:value-type="float">
            <text:p><text:s/>－194 </text:p>
          </table:table-cell>
          <table:table-cell table:style-name="ce26" table:formula="of:=[.B25]/['file:///D:/0662/A.%E9%80%9F%E5%A0%B1/104%E5%B9%B4/%E9%80%9F%E5%A0%B1-104.5%E5%85%AC%E5%BC%8F.xls'#$當月速報連結.AZ34]*1000" office:value-type="float" office:value="-0.520128155287746" calcext:value-type="float">
            <text:p><text:s/>－0.52 </text:p>
          </table:table-cell>
          <table:table-cell table:style-name="ce26" table:formula="of:=[.B25]/['file:///D:/0662/A.%E9%80%9F%E5%A0%B1/104%E5%B9%B4/%E9%80%9F%E5%A0%B1-104.5%E5%85%AC%E5%BC%8F.xls'#$當月速報連結.AZ34]*365/31*1000" office:value-type="float" office:value="-6.12408957032346" calcext:value-type="float">
            <text:p><text:s/>－6.12 </text:p>
          </table:table-cell>
          <table:table-cell table:style-name="ce32" table:formula="of:=[.H25]-[.K25]" office:value-type="float" office:value="-62" calcext:value-type="float">
            <text:p><text:s/>－62 </text:p>
          </table:table-cell>
          <table:table-cell table:style-name="ce26" table:formula="of:=[.E25]/['file:///D:/0662/A.%E9%80%9F%E5%A0%B1/104%E5%B9%B4/%E9%80%9F%E5%A0%B1-104.5%E5%85%AC%E5%BC%8F.xls'#$當月速報連結.BC34]*1000" office:value-type="float" office:value="-0.16626976464783" calcext:value-type="float">
            <text:p><text:s/>－0.17 </text:p>
          </table:table-cell>
          <table:table-cell table:style-name="ce26" table:formula="of:=['file:///D:/0662/A.%E9%80%9F%E5%A0%B1/104%E5%B9%B4/%E9%80%9F%E5%A0%B1-104.5%E5%85%AC%E5%BC%8F.xls'#$當月速報連結.O34]" office:value-type="float" office:value="-1.96" calcext:value-type="float">
            <text:p><text:s/>－1.96 </text:p>
          </table:table-cell>
          <table:table-cell table:style-name="ce32" table:formula="of:=['file:///D:/0662/A.%E9%80%9F%E5%A0%B1/104%E5%B9%B4/%E9%80%9F%E5%A0%B1-104.5%E5%85%AC%E5%BC%8F.xls'#$當月速報連結.J34]" office:value-type="float" office:value="182" calcext:value-type="float">
            <text:p><text:s text:c="3"/>182 </text:p>
          </table:table-cell>
          <table:table-cell table:style-name="ce26" table:formula="of:=[.H25]/['file:///D:/0662/A.%E9%80%9F%E5%A0%B1/104%E5%B9%B4/%E9%80%9F%E5%A0%B1-104.5%E5%85%AC%E5%BC%8F.xls'#$當月速報連結.BC34]*1000" office:value-type="float" office:value="0.488082212353307" calcext:value-type="float">
            <text:p><text:s text:c="3"/>0.49 </text:p>
          </table:table-cell>
          <table:table-cell table:style-name="ce26" table:formula="of:=['file:///D:/0662/A.%E9%80%9F%E5%A0%B1/104%E5%B9%B4/%E9%80%9F%E5%A0%B1-104.5%E5%85%AC%E5%BC%8F.xls'#$當月速報連結.K34]" office:value-type="float" office:value="5.75" calcext:value-type="float">
            <text:p><text:s text:c="3"/>5.75 </text:p>
          </table:table-cell>
          <table:table-cell table:style-name="ce32" table:formula="of:=['file:///D:/0662/A.%E9%80%9F%E5%A0%B1/104%E5%B9%B4/%E9%80%9F%E5%A0%B1-104.5%E5%85%AC%E5%BC%8F.xls'#$當月速報連結.L34]" office:value-type="float" office:value="244" calcext:value-type="float">
            <text:p><text:s text:c="3"/>244 </text:p>
          </table:table-cell>
          <table:table-cell table:style-name="ce26" table:formula="of:=[.K25]/['file:///D:/0662/A.%E9%80%9F%E5%A0%B1/104%E5%B9%B4/%E9%80%9F%E5%A0%B1-104.5%E5%85%AC%E5%BC%8F.xls'#$當月速報連結.BC34]*1000" office:value-type="float" office:value="0.654351977001137" calcext:value-type="float">
            <text:p><text:s text:c="3"/>0.65 </text:p>
          </table:table-cell>
          <table:table-cell table:style-name="ce26" table:formula="of:=['file:///D:/0662/A.%E9%80%9F%E5%A0%B1/104%E5%B9%B4/%E9%80%9F%E5%A0%B1-104.5%E5%85%AC%E5%BC%8F.xls'#$當月速報連結.M34]" office:value-type="float" office:value="7.7" calcext:value-type="float">
            <text:p><text:s text:c="3"/>7.70 </text:p>
          </table:table-cell>
          <table:table-cell table:style-name="ce32" table:formula="of:=['file:///D:/0662/A.%E9%80%9F%E5%A0%B1/104%E5%B9%B4/%E9%80%9F%E5%A0%B1-104.5%E5%85%AC%E5%BC%8F.xls'#$當月速報連結.P34]" office:value-type="float" office:value="286" calcext:value-type="float">
            <text:p><text:s text:c="3"/>286 </text:p>
          </table:table-cell>
          <table:table-cell table:style-name="ce26" table:formula="of:=[.N25]/['file:///D:/0662/A.%E9%80%9F%E5%A0%B1/104%E5%B9%B4/%E9%80%9F%E5%A0%B1-104.5%E5%85%AC%E5%BC%8F.xls'#$當月速報連結.BC34]*1000" office:value-type="float" office:value="0.766986333698054" calcext:value-type="float">
            <text:p><text:s text:c="3"/>0.77 </text:p>
          </table:table-cell>
          <table:table-cell table:style-name="ce26" table:formula="of:=['file:///D:/0662/A.%E9%80%9F%E5%A0%B1/104%E5%B9%B4/%E9%80%9F%E5%A0%B1-104.5%E5%85%AC%E5%BC%8F.xls'#$當月速報連結.Q34]" office:value-type="float" office:value="9.03" calcext:value-type="float">
            <text:p><text:s text:c="3"/>9.03 </text:p>
          </table:table-cell>
          <table:table-cell table:style-name="ce32" table:formula="of:=['file:///D:/0662/A.%E9%80%9F%E5%A0%B1/104%E5%B9%B4/%E9%80%9F%E5%A0%B1-104.5%E5%85%AC%E5%BC%8F.xls'#$當月速報連結.R34]" office:value-type="float" office:value="85" calcext:value-type="float">
            <text:p><text:s text:c="3"/>85 </text:p>
          </table:table-cell>
          <table:table-cell table:style-name="ce26" table:formula="of:=[.Q25]/['file:///D:/0662/A.%E9%80%9F%E5%A0%B1/104%E5%B9%B4/%E9%80%9F%E5%A0%B1-104.5%E5%85%AC%E5%BC%8F.xls'#$當月速報連結.BC34]*1000" office:value-type="float" office:value="0.22795048379138" calcext:value-type="float">
            <text:p><text:s text:c="3"/>0.23 </text:p>
          </table:table-cell>
          <table:table-cell table:style-name="ce41" table:formula="of:=['file:///D:/0662/A.%E9%80%9F%E5%A0%B1/104%E5%B9%B4/%E9%80%9F%E5%A0%B1-104.5%E5%85%AC%E5%BC%8F.xls'#$當月速報連結.S34]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新竹市" calcext:value-type="string">
            <text:p><text:s/>新竹市 </text:p>
          </table:table-cell>
          <table:table-cell table:style-name="ce20" table:formula="of:=['file:///D:/0662/A.%E9%80%9F%E5%A0%B1/104%E5%B9%B4/%E9%80%9F%E5%A0%B1-104.5%E5%85%AC%E5%BC%8F.xls'#$當月速報連結.G35]-['file:///D:/0662/A.%E9%80%9F%E5%A0%B1/104%E5%B9%B4/%E9%80%9F%E5%A0%B1-104.5%E5%85%AC%E5%BC%8F.xls'#$當月速報連結.AZ35]" office:value-type="float" office:value="133" calcext:value-type="float">
            <text:p><text:s text:c="3"/>133 </text:p>
          </table:table-cell>
          <table:table-cell table:style-name="ce26" table:formula="of:=[.B26]/['file:///D:/0662/A.%E9%80%9F%E5%A0%B1/104%E5%B9%B4/%E9%80%9F%E5%A0%B1-104.5%E5%85%AC%E5%BC%8F.xls'#$當月速報連結.AZ35]*1000" office:value-type="float" office:value="0.307472506640713" calcext:value-type="float">
            <text:p><text:s text:c="3"/>0.31 </text:p>
          </table:table-cell>
          <table:table-cell table:style-name="ce26" table:formula="of:=[.B26]/['file:///D:/0662/A.%E9%80%9F%E5%A0%B1/104%E5%B9%B4/%E9%80%9F%E5%A0%B1-104.5%E5%85%AC%E5%BC%8F.xls'#$當月速報連結.AZ35]*365/31*1000" office:value-type="float" office:value="3.62024080399549" calcext:value-type="float">
            <text:p><text:s text:c="3"/>3.62 </text:p>
          </table:table-cell>
          <table:table-cell table:style-name="ce32" table:formula="of:=[.H26]-[.K26]" office:value-type="float" office:value="177" calcext:value-type="float">
            <text:p><text:s text:c="3"/>177 </text:p>
          </table:table-cell>
          <table:table-cell table:style-name="ce26" table:formula="of:=[.E26]/['file:///D:/0662/A.%E9%80%9F%E5%A0%B1/104%E5%B9%B4/%E9%80%9F%E5%A0%B1-104.5%E5%85%AC%E5%BC%8F.xls'#$當月速報連結.BC35]*1000" office:value-type="float" office:value="0.409129836313393" calcext:value-type="float">
            <text:p><text:s text:c="3"/>0.41 </text:p>
          </table:table-cell>
          <table:table-cell table:style-name="ce26" table:formula="of:=['file:///D:/0662/A.%E9%80%9F%E5%A0%B1/104%E5%B9%B4/%E9%80%9F%E5%A0%B1-104.5%E5%85%AC%E5%BC%8F.xls'#$當月速報連結.O35]" office:value-type="float" office:value="4.82" calcext:value-type="float">
            <text:p><text:s text:c="3"/>4.82 </text:p>
          </table:table-cell>
          <table:table-cell table:style-name="ce32" table:formula="of:=['file:///D:/0662/A.%E9%80%9F%E5%A0%B1/104%E5%B9%B4/%E9%80%9F%E5%A0%B1-104.5%E5%85%AC%E5%BC%8F.xls'#$當月速報連結.J35]" office:value-type="float" office:value="368" calcext:value-type="float">
            <text:p><text:s text:c="3"/>368 </text:p>
          </table:table-cell>
          <table:table-cell table:style-name="ce26" table:formula="of:=[.H26]/['file:///D:/0662/A.%E9%80%9F%E5%A0%B1/104%E5%B9%B4/%E9%80%9F%E5%A0%B1-104.5%E5%85%AC%E5%BC%8F.xls'#$當月速報連結.BC35]*1000" office:value-type="float" office:value="0.850620224651575" calcext:value-type="float">
            <text:p><text:s text:c="3"/>0.85 </text:p>
          </table:table-cell>
          <table:table-cell table:style-name="ce26" table:formula="of:=['file:///D:/0662/A.%E9%80%9F%E5%A0%B1/104%E5%B9%B4/%E9%80%9F%E5%A0%B1-104.5%E5%85%AC%E5%BC%8F.xls'#$當月速報連結.K35]" office:value-type="float" office:value="10.02" calcext:value-type="float">
            <text:p><text:s text:c="3"/>10.02 </text:p>
          </table:table-cell>
          <table:table-cell table:style-name="ce32" table:formula="of:=['file:///D:/0662/A.%E9%80%9F%E5%A0%B1/104%E5%B9%B4/%E9%80%9F%E5%A0%B1-104.5%E5%85%AC%E5%BC%8F.xls'#$當月速報連結.L35]" office:value-type="float" office:value="191" calcext:value-type="float">
            <text:p><text:s text:c="3"/>191 </text:p>
          </table:table-cell>
          <table:table-cell table:style-name="ce26" table:formula="of:=[.K26]/['file:///D:/0662/A.%E9%80%9F%E5%A0%B1/104%E5%B9%B4/%E9%80%9F%E5%A0%B1-104.5%E5%85%AC%E5%BC%8F.xls'#$當月速報連結.BC35]*1000" office:value-type="float" office:value="0.441490388338182" calcext:value-type="float">
            <text:p><text:s text:c="3"/>0.44 </text:p>
          </table:table-cell>
          <table:table-cell table:style-name="ce26" table:formula="of:=['file:///D:/0662/A.%E9%80%9F%E5%A0%B1/104%E5%B9%B4/%E9%80%9F%E5%A0%B1-104.5%E5%85%AC%E5%BC%8F.xls'#$當月速報連結.M35]" office:value-type="float" office:value="5.2" calcext:value-type="float">
            <text:p><text:s text:c="3"/>5.20 </text:p>
          </table:table-cell>
          <table:table-cell table:style-name="ce32" table:formula="of:=['file:///D:/0662/A.%E9%80%9F%E5%A0%B1/104%E5%B9%B4/%E9%80%9F%E5%A0%B1-104.5%E5%85%AC%E5%BC%8F.xls'#$當月速報連結.P35]" office:value-type="float" office:value="353" calcext:value-type="float">
            <text:p><text:s text:c="3"/>353 </text:p>
          </table:table-cell>
          <table:table-cell table:style-name="ce26" table:formula="of:=[.N26]/['file:///D:/0662/A.%E9%80%9F%E5%A0%B1/104%E5%B9%B4/%E9%80%9F%E5%A0%B1-104.5%E5%85%AC%E5%BC%8F.xls'#$當月速報連結.BC35]*1000" office:value-type="float" office:value="0.815948204625016" calcext:value-type="float">
            <text:p><text:s text:c="3"/>0.82 </text:p>
          </table:table-cell>
          <table:table-cell table:style-name="ce26" table:formula="of:=['file:///D:/0662/A.%E9%80%9F%E5%A0%B1/104%E5%B9%B4/%E9%80%9F%E5%A0%B1-104.5%E5%85%AC%E5%BC%8F.xls'#$當月速報連結.Q35]" office:value-type="float" office:value="9.61" calcext:value-type="float">
            <text:p><text:s text:c="3"/>9.61 </text:p>
          </table:table-cell>
          <table:table-cell table:style-name="ce32" table:formula="of:=['file:///D:/0662/A.%E9%80%9F%E5%A0%B1/104%E5%B9%B4/%E9%80%9F%E5%A0%B1-104.5%E5%85%AC%E5%BC%8F.xls'#$當月速報連結.R35]" office:value-type="float" office:value="81" calcext:value-type="float">
            <text:p><text:s text:c="3"/>81 </text:p>
          </table:table-cell>
          <table:table-cell table:style-name="ce26" table:formula="of:=[.Q26]/['file:///D:/0662/A.%E9%80%9F%E5%A0%B1/104%E5%B9%B4/%E9%80%9F%E5%A0%B1-104.5%E5%85%AC%E5%BC%8F.xls'#$當月速報連結.BC35]*1000" office:value-type="float" office:value="0.187228908143417" calcext:value-type="float">
            <text:p><text:s text:c="3"/>0.19 </text:p>
          </table:table-cell>
          <table:table-cell table:style-name="ce41" table:formula="of:=['file:///D:/0662/A.%E9%80%9F%E5%A0%B1/104%E5%B9%B4/%E9%80%9F%E5%A0%B1-104.5%E5%85%AC%E5%BC%8F.xls'#$當月速報連結.S35]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嘉義市" calcext:value-type="string">
            <text:p><text:s/>嘉義市 </text:p>
          </table:table-cell>
          <table:table-cell table:style-name="ce20" table:formula="of:=['file:///D:/0662/A.%E9%80%9F%E5%A0%B1/104%E5%B9%B4/%E9%80%9F%E5%A0%B1-104.5%E5%85%AC%E5%BC%8F.xls'#$當月速報連結.G36]-['file:///D:/0662/A.%E9%80%9F%E5%A0%B1/104%E5%B9%B4/%E9%80%9F%E5%A0%B1-104.5%E5%85%AC%E5%BC%8F.xls'#$當月速報連結.AZ36]" office:value-type="float" office:value="-51" calcext:value-type="float">
            <text:p><text:s/>－51 </text:p>
          </table:table-cell>
          <table:table-cell table:style-name="ce26" table:formula="of:=[.B27]/['file:///D:/0662/A.%E9%80%9F%E5%A0%B1/104%E5%B9%B4/%E9%80%9F%E5%A0%B1-104.5%E5%85%AC%E5%BC%8F.xls'#$當月速報連結.AZ36]*1000" office:value-type="float" office:value="-0.188185632211476" calcext:value-type="float">
            <text:p><text:s/>－0.19 </text:p>
          </table:table-cell>
          <table:table-cell table:style-name="ce26" table:formula="of:=[.B27]/['file:///D:/0662/A.%E9%80%9F%E5%A0%B1/104%E5%B9%B4/%E9%80%9F%E5%A0%B1-104.5%E5%85%AC%E5%BC%8F.xls'#$當月速報連結.AZ36]*365/31*1000" office:value-type="float" office:value="-2.21573405668351" calcext:value-type="float">
            <text:p><text:s/>－2.22 </text:p>
          </table:table-cell>
          <table:table-cell table:style-name="ce32" table:formula="of:=[.H27]-[.K27]" office:value-type="float" office:value="23" calcext:value-type="float">
            <text:p><text:s text:c="3"/>23 </text:p>
          </table:table-cell>
          <table:table-cell table:style-name="ce26" table:formula="of:=[.E27]/['file:///D:/0662/A.%E9%80%9F%E5%A0%B1/104%E5%B9%B4/%E9%80%9F%E5%A0%B1-104.5%E5%85%AC%E5%BC%8F.xls'#$當月速報連結.BC36]*1000" office:value-type="float" office:value="0.0848760164364251" calcext:value-type="float">
            <text:p><text:s text:c="3"/>0.08 </text:p>
          </table:table-cell>
          <table:table-cell table:style-name="ce26" table:formula="of:=['file:///D:/0662/A.%E9%80%9F%E5%A0%B1/104%E5%B9%B4/%E9%80%9F%E5%A0%B1-104.5%E5%85%AC%E5%BC%8F.xls'#$當月速報連結.O36]" office:value-type="float" office:value="1" calcext:value-type="float">
            <text:p><text:s text:c="3"/>1.00 </text:p>
          </table:table-cell>
          <table:table-cell table:style-name="ce32" table:formula="of:=['file:///D:/0662/A.%E9%80%9F%E5%A0%B1/104%E5%B9%B4/%E9%80%9F%E5%A0%B1-104.5%E5%85%AC%E5%BC%8F.xls'#$當月速報連結.J36]" office:value-type="float" office:value="192" calcext:value-type="float">
            <text:p><text:s text:c="3"/>192 </text:p>
          </table:table-cell>
          <table:table-cell table:style-name="ce26" table:formula="of:=[.H27]/['file:///D:/0662/A.%E9%80%9F%E5%A0%B1/104%E5%B9%B4/%E9%80%9F%E5%A0%B1-104.5%E5%85%AC%E5%BC%8F.xls'#$當月速報連結.BC36]*1000" office:value-type="float" office:value="0.70853022416494" calcext:value-type="float">
            <text:p><text:s text:c="3"/>0.71 </text:p>
          </table:table-cell>
          <table:table-cell table:style-name="ce26" table:formula="of:=['file:///D:/0662/A.%E9%80%9F%E5%A0%B1/104%E5%B9%B4/%E9%80%9F%E5%A0%B1-104.5%E5%85%AC%E5%BC%8F.xls'#$當月速報連結.K36]" office:value-type="float" office:value="8.34" calcext:value-type="float">
            <text:p><text:s text:c="3"/>8.34 </text:p>
          </table:table-cell>
          <table:table-cell table:style-name="ce32" table:formula="of:=['file:///D:/0662/A.%E9%80%9F%E5%A0%B1/104%E5%B9%B4/%E9%80%9F%E5%A0%B1-104.5%E5%85%AC%E5%BC%8F.xls'#$當月速報連結.L36]" office:value-type="float" office:value="169" calcext:value-type="float">
            <text:p><text:s text:c="3"/>169 </text:p>
          </table:table-cell>
          <table:table-cell table:style-name="ce26" table:formula="of:=[.K27]/['file:///D:/0662/A.%E9%80%9F%E5%A0%B1/104%E5%B9%B4/%E9%80%9F%E5%A0%B1-104.5%E5%85%AC%E5%BC%8F.xls'#$當月速報連結.BC36]*1000" office:value-type="float" office:value="0.623654207728515" calcext:value-type="float">
            <text:p><text:s text:c="3"/>0.62 </text:p>
          </table:table-cell>
          <table:table-cell table:style-name="ce26" table:formula="of:=['file:///D:/0662/A.%E9%80%9F%E5%A0%B1/104%E5%B9%B4/%E9%80%9F%E5%A0%B1-104.5%E5%85%AC%E5%BC%8F.xls'#$當月速報連結.M36]" office:value-type="float" office:value="7.34" calcext:value-type="float">
            <text:p><text:s text:c="3"/>7.34 </text:p>
          </table:table-cell>
          <table:table-cell table:style-name="ce32" table:formula="of:=['file:///D:/0662/A.%E9%80%9F%E5%A0%B1/104%E5%B9%B4/%E9%80%9F%E5%A0%B1-104.5%E5%85%AC%E5%BC%8F.xls'#$當月速報連結.P36]" office:value-type="float" office:value="212" calcext:value-type="float">
            <text:p><text:s text:c="3"/>212 </text:p>
          </table:table-cell>
          <table:table-cell table:style-name="ce26" table:formula="of:=[.N27]/['file:///D:/0662/A.%E9%80%9F%E5%A0%B1/104%E5%B9%B4/%E9%80%9F%E5%A0%B1-104.5%E5%85%AC%E5%BC%8F.xls'#$當月速報連結.BC36]*1000" office:value-type="float" office:value="0.782335455848788" calcext:value-type="float">
            <text:p><text:s text:c="3"/>0.78 </text:p>
          </table:table-cell>
          <table:table-cell table:style-name="ce26" table:formula="of:=['file:///D:/0662/A.%E9%80%9F%E5%A0%B1/104%E5%B9%B4/%E9%80%9F%E5%A0%B1-104.5%E5%85%AC%E5%BC%8F.xls'#$當月速報連結.Q36]" office:value-type="float" office:value="9.21" calcext:value-type="float">
            <text:p><text:s text:c="3"/>9.21 </text:p>
          </table:table-cell>
          <table:table-cell table:style-name="ce32" table:formula="of:=['file:///D:/0662/A.%E9%80%9F%E5%A0%B1/104%E5%B9%B4/%E9%80%9F%E5%A0%B1-104.5%E5%85%AC%E5%BC%8F.xls'#$當月速報連結.R36]" office:value-type="float" office:value="50" calcext:value-type="float">
            <text:p><text:s text:c="3"/>50 </text:p>
          </table:table-cell>
          <table:table-cell table:style-name="ce26" table:formula="of:=[.Q27]/['file:///D:/0662/A.%E9%80%9F%E5%A0%B1/104%E5%B9%B4/%E9%80%9F%E5%A0%B1-104.5%E5%85%AC%E5%BC%8F.xls'#$當月速報連結.BC36]*1000" office:value-type="float" office:value="0.18451307920962" calcext:value-type="float">
            <text:p><text:s text:c="3"/>0.18 </text:p>
          </table:table-cell>
          <table:table-cell table:style-name="ce41" table:formula="of:=['file:///D:/0662/A.%E9%80%9F%E5%A0%B1/104%E5%B9%B4/%E9%80%9F%E5%A0%B1-104.5%E5%85%AC%E5%BC%8F.xls'#$當月速報連結.S36]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福建省" calcext:value-type="string">
            <text:p><text:s/>福建省 </text:p>
          </table:table-cell>
          <table:table-cell table:style-name="ce19" table:formula="of:=['file:///D:/0662/A.%E9%80%9F%E5%A0%B1/104%E5%B9%B4/%E9%80%9F%E5%A0%B1-104.5%E5%85%AC%E5%BC%8F.xls'#$當月速報連結.G37]-['file:///D:/0662/A.%E9%80%9F%E5%A0%B1/104%E5%B9%B4/%E9%80%9F%E5%A0%B1-104.5%E5%85%AC%E5%BC%8F.xls'#$當月速報連結.AZ37]" office:value-type="float" office:value="207" calcext:value-type="float">
            <text:p><text:s text:c="3"/>207 </text:p>
          </table:table-cell>
          <table:table-cell table:style-name="ce25" table:formula="of:=[.B28]/['file:///D:/0662/A.%E9%80%9F%E5%A0%B1/104%E5%B9%B4/%E9%80%9F%E5%A0%B1-104.5%E5%85%AC%E5%BC%8F.xls'#$當月速報連結.AZ37]*1000" office:value-type="float" office:value="1.45869154663585" calcext:value-type="float">
            <text:p><text:s text:c="3"/>1.46 </text:p>
          </table:table-cell>
          <table:table-cell table:style-name="ce25" table:formula="of:=[.B28]/['file:///D:/0662/A.%E9%80%9F%E5%A0%B1/104%E5%B9%B4/%E9%80%9F%E5%A0%B1-104.5%E5%85%AC%E5%BC%8F.xls'#$當月速報連結.AZ37]*365/31*1000" office:value-type="float" office:value="17.1749165974866" calcext:value-type="float">
            <text:p><text:s text:c="3"/>17.17 </text:p>
          </table:table-cell>
          <table:table-cell table:style-name="ce32" table:formula="of:=[.H28]-[.K28]" office:value-type="float" office:value="51" calcext:value-type="float">
            <text:p><text:s text:c="3"/>51 </text:p>
          </table:table-cell>
          <table:table-cell table:style-name="ce25" table:formula="of:=[.E28]/['file:///D:/0662/A.%E9%80%9F%E5%A0%B1/104%E5%B9%B4/%E9%80%9F%E5%A0%B1-104.5%E5%85%AC%E5%BC%8F.xls'#$當月速報連結.BC37]*1000" office:value-type="float" office:value="0.359125845442094" calcext:value-type="float">
            <text:p><text:s text:c="3"/>0.36 </text:p>
          </table:table-cell>
          <table:table-cell table:style-name="ce25" table:formula="of:=['file:///D:/0662/A.%E9%80%9F%E5%A0%B1/104%E5%B9%B4/%E9%80%9F%E5%A0%B1-104.5%E5%85%AC%E5%BC%8F.xls'#$當月速報連結.O37]" office:value-type="float" office:value="4.23" calcext:value-type="float">
            <text:p><text:s text:c="3"/>4.23 </text:p>
          </table:table-cell>
          <table:table-cell table:style-name="ce31" table:formula="of:=['file:///D:/0662/A.%E9%80%9F%E5%A0%B1/104%E5%B9%B4/%E9%80%9F%E5%A0%B1-104.5%E5%85%AC%E5%BC%8F.xls'#$當月速報連結.J37]" office:value-type="float" office:value="117" calcext:value-type="float">
            <text:p><text:s text:c="3"/>117 </text:p>
          </table:table-cell>
          <table:table-cell table:style-name="ce25" table:formula="of:=[.H28]/['file:///D:/0662/A.%E9%80%9F%E5%A0%B1/104%E5%B9%B4/%E9%80%9F%E5%A0%B1-104.5%E5%85%AC%E5%BC%8F.xls'#$當月速報連結.BC37]*1000" office:value-type="float" office:value="0.823876939543628" calcext:value-type="float">
            <text:p><text:s text:c="3"/>0.82 </text:p>
          </table:table-cell>
          <table:table-cell table:style-name="ce25" table:formula="of:=['file:///D:/0662/A.%E9%80%9F%E5%A0%B1/104%E5%B9%B4/%E9%80%9F%E5%A0%B1-104.5%E5%85%AC%E5%BC%8F.xls'#$當月速報連結.K37]" office:value-type="float" office:value="9.7" calcext:value-type="float">
            <text:p><text:s text:c="3"/>9.70 </text:p>
          </table:table-cell>
          <table:table-cell table:style-name="ce31" table:formula="of:=['file:///D:/0662/A.%E9%80%9F%E5%A0%B1/104%E5%B9%B4/%E9%80%9F%E5%A0%B1-104.5%E5%85%AC%E5%BC%8F.xls'#$當月速報連結.L37]" office:value-type="float" office:value="66" calcext:value-type="float">
            <text:p><text:s text:c="3"/>66 </text:p>
          </table:table-cell>
          <table:table-cell table:style-name="ce25" table:formula="of:=[.K28]/['file:///D:/0662/A.%E9%80%9F%E5%A0%B1/104%E5%B9%B4/%E9%80%9F%E5%A0%B1-104.5%E5%85%AC%E5%BC%8F.xls'#$當月速報連結.BC37]*1000" office:value-type="float" office:value="0.464751094101534" calcext:value-type="float">
            <text:p><text:s text:c="3"/>0.46 </text:p>
          </table:table-cell>
          <table:table-cell table:style-name="ce25" table:formula="of:=['file:///D:/0662/A.%E9%80%9F%E5%A0%B1/104%E5%B9%B4/%E9%80%9F%E5%A0%B1-104.5%E5%85%AC%E5%BC%8F.xls'#$當月速報連結.M37]" office:value-type="float" office:value="5.47" calcext:value-type="float">
            <text:p><text:s text:c="3"/>5.47 </text:p>
          </table:table-cell>
          <table:table-cell table:style-name="ce31" table:formula="of:=['file:///D:/0662/A.%E9%80%9F%E5%A0%B1/104%E5%B9%B4/%E9%80%9F%E5%A0%B1-104.5%E5%85%AC%E5%BC%8F.xls'#$當月速報連結.P37]" office:value-type="float" office:value="90" calcext:value-type="float">
            <text:p><text:s text:c="3"/>90 </text:p>
          </table:table-cell>
          <table:table-cell table:style-name="ce25" table:formula="of:=[.N28]/['file:///D:/0662/A.%E9%80%9F%E5%A0%B1/104%E5%B9%B4/%E9%80%9F%E5%A0%B1-104.5%E5%85%AC%E5%BC%8F.xls'#$當月速報連結.BC37]*1000" office:value-type="float" office:value="0.633751491956637" calcext:value-type="float">
            <text:p><text:s text:c="3"/>0.63 </text:p>
          </table:table-cell>
          <table:table-cell table:style-name="ce25" table:formula="of:=['file:///D:/0662/A.%E9%80%9F%E5%A0%B1/104%E5%B9%B4/%E9%80%9F%E5%A0%B1-104.5%E5%85%AC%E5%BC%8F.xls'#$當月速報連結.Q37]" office:value-type="float" office:value="7.46" calcext:value-type="float">
            <text:p><text:s text:c="3"/>7.46 </text:p>
          </table:table-cell>
          <table:table-cell table:style-name="ce31" table:formula="of:=['file:///D:/0662/A.%E9%80%9F%E5%A0%B1/104%E5%B9%B4/%E9%80%9F%E5%A0%B1-104.5%E5%85%AC%E5%BC%8F.xls'#$當月速報連結.R37]" office:value-type="float" office:value="26" calcext:value-type="float">
            <text:p><text:s text:c="3"/>26 </text:p>
          </table:table-cell>
          <table:table-cell table:style-name="ce25" table:formula="of:=[.Q28]/['file:///D:/0662/A.%E9%80%9F%E5%A0%B1/104%E5%B9%B4/%E9%80%9F%E5%A0%B1-104.5%E5%85%AC%E5%BC%8F.xls'#$當月速報連結.BC37]*1000" office:value-type="float" office:value="0.183083764343029" calcext:value-type="float">
            <text:p><text:s text:c="3"/>0.18 </text:p>
          </table:table-cell>
          <table:table-cell table:style-name="ce40" table:formula="of:=['file:///D:/0662/A.%E9%80%9F%E5%A0%B1/104%E5%B9%B4/%E9%80%9F%E5%A0%B1-104.5%E5%85%AC%E5%BC%8F.xls'#$當月速報連結.S37]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金門縣" calcext:value-type="string">
            <text:p><text:s/>金門縣 </text:p>
          </table:table-cell>
          <table:table-cell table:style-name="ce20" table:formula="of:=['file:///D:/0662/A.%E9%80%9F%E5%A0%B1/104%E5%B9%B4/%E9%80%9F%E5%A0%B1-104.5%E5%85%AC%E5%BC%8F.xls'#$當月速報連結.G38]-['file:///D:/0662/A.%E9%80%9F%E5%A0%B1/104%E5%B9%B4/%E9%80%9F%E5%A0%B1-104.5%E5%85%AC%E5%BC%8F.xls'#$當月速報連結.AZ38]" office:value-type="float" office:value="216" calcext:value-type="float">
            <text:p><text:s text:c="3"/>216 </text:p>
          </table:table-cell>
          <table:table-cell table:style-name="ce26" table:formula="of:=[.B29]/['file:///D:/0662/A.%E9%80%9F%E5%A0%B1/104%E5%B9%B4/%E9%80%9F%E5%A0%B1-104.5%E5%85%AC%E5%BC%8F.xls'#$當月速報連結.AZ38]*1000" office:value-type="float" office:value="1.6689460142324" calcext:value-type="float">
            <text:p><text:s text:c="3"/>1.67 </text:p>
          </table:table-cell>
          <table:table-cell table:style-name="ce26" table:formula="of:=[.B29]/['file:///D:/0662/A.%E9%80%9F%E5%A0%B1/104%E5%B9%B4/%E9%80%9F%E5%A0%B1-104.5%E5%85%AC%E5%BC%8F.xls'#$當月速報連結.AZ38]*365/31*1000" office:value-type="float" office:value="19.6504933933815" calcext:value-type="float">
            <text:p><text:s text:c="3"/>19.65 </text:p>
          </table:table-cell>
          <table:table-cell table:style-name="ce32" table:formula="of:=[.H29]-[.K29]" office:value-type="float" office:value="47" calcext:value-type="float">
            <text:p><text:s text:c="3"/>47 </text:p>
          </table:table-cell>
          <table:table-cell table:style-name="ce26" table:formula="of:=[.E29]/['file:///D:/0662/A.%E9%80%9F%E5%A0%B1/104%E5%B9%B4/%E9%80%9F%E5%A0%B1-104.5%E5%85%AC%E5%BC%8F.xls'#$當月速報連結.BC38]*1000" office:value-type="float" office:value="0.362847503686376" calcext:value-type="float">
            <text:p><text:s text:c="3"/>0.36 </text:p>
          </table:table-cell>
          <table:table-cell table:style-name="ce26" table:formula="of:=['file:///D:/0662/A.%E9%80%9F%E5%A0%B1/104%E5%B9%B4/%E9%80%9F%E5%A0%B1-104.5%E5%85%AC%E5%BC%8F.xls'#$當月速報連結.O38]" office:value-type="float" office:value="4.27" calcext:value-type="float">
            <text:p><text:s text:c="3"/>4.27 </text:p>
          </table:table-cell>
          <table:table-cell table:style-name="ce32" table:formula="of:=['file:///D:/0662/A.%E9%80%9F%E5%A0%B1/104%E5%B9%B4/%E9%80%9F%E5%A0%B1-104.5%E5%85%AC%E5%BC%8F.xls'#$當月速報連結.J38]" office:value-type="float" office:value="110" calcext:value-type="float">
            <text:p><text:s text:c="3"/>110 </text:p>
          </table:table-cell>
          <table:table-cell table:style-name="ce26" table:formula="of:=[.H29]/['file:///D:/0662/A.%E9%80%9F%E5%A0%B1/104%E5%B9%B4/%E9%80%9F%E5%A0%B1-104.5%E5%85%AC%E5%BC%8F.xls'#$當月速報連結.BC38]*1000" office:value-type="float" office:value="0.849217561819178" calcext:value-type="float">
            <text:p><text:s text:c="3"/>0.85 </text:p>
          </table:table-cell>
          <table:table-cell table:style-name="ce26" table:formula="of:=['file:///D:/0662/A.%E9%80%9F%E5%A0%B1/104%E5%B9%B4/%E9%80%9F%E5%A0%B1-104.5%E5%85%AC%E5%BC%8F.xls'#$當月速報連結.K38]" office:value-type="float" office:value="10" calcext:value-type="float">
            <text:p><text:s text:c="3"/>10.00 </text:p>
          </table:table-cell>
          <table:table-cell table:style-name="ce32" table:formula="of:=['file:///D:/0662/A.%E9%80%9F%E5%A0%B1/104%E5%B9%B4/%E9%80%9F%E5%A0%B1-104.5%E5%85%AC%E5%BC%8F.xls'#$當月速報連結.L38]" office:value-type="float" office:value="63" calcext:value-type="float">
            <text:p><text:s text:c="3"/>63 </text:p>
          </table:table-cell>
          <table:table-cell table:style-name="ce26" table:formula="of:=[.K29]/['file:///D:/0662/A.%E9%80%9F%E5%A0%B1/104%E5%B9%B4/%E9%80%9F%E5%A0%B1-104.5%E5%85%AC%E5%BC%8F.xls'#$當月速報連結.BC38]*1000" office:value-type="float" office:value="0.486370058132802" calcext:value-type="float">
            <text:p><text:s text:c="3"/>0.49 </text:p>
          </table:table-cell>
          <table:table-cell table:style-name="ce26" table:formula="of:=['file:///D:/0662/A.%E9%80%9F%E5%A0%B1/104%E5%B9%B4/%E9%80%9F%E5%A0%B1-104.5%E5%85%AC%E5%BC%8F.xls'#$當月速報連結.M38]" office:value-type="float" office:value="5.73" calcext:value-type="float">
            <text:p><text:s text:c="3"/>5.73 </text:p>
          </table:table-cell>
          <table:table-cell table:style-name="ce32" table:formula="of:=['file:///D:/0662/A.%E9%80%9F%E5%A0%B1/104%E5%B9%B4/%E9%80%9F%E5%A0%B1-104.5%E5%85%AC%E5%BC%8F.xls'#$當月速報連結.P38]" office:value-type="float" office:value="82" calcext:value-type="float">
            <text:p><text:s text:c="3"/>82 </text:p>
          </table:table-cell>
          <table:table-cell table:style-name="ce26" table:formula="of:=[.N29]/['file:///D:/0662/A.%E9%80%9F%E5%A0%B1/104%E5%B9%B4/%E9%80%9F%E5%A0%B1-104.5%E5%85%AC%E5%BC%8F.xls'#$當月速報連結.BC38]*1000" office:value-type="float" office:value="0.633053091537933" calcext:value-type="float">
            <text:p><text:s text:c="3"/>0.63 </text:p>
          </table:table-cell>
          <table:table-cell table:style-name="ce26" table:formula="of:=['file:///D:/0662/A.%E9%80%9F%E5%A0%B1/104%E5%B9%B4/%E9%80%9F%E5%A0%B1-104.5%E5%85%AC%E5%BC%8F.xls'#$當月速報連結.Q38]" office:value-type="float" office:value="7.45" calcext:value-type="float">
            <text:p><text:s text:c="3"/>7.45 </text:p>
          </table:table-cell>
          <table:table-cell table:style-name="ce32" table:formula="of:=['file:///D:/0662/A.%E9%80%9F%E5%A0%B1/104%E5%B9%B4/%E9%80%9F%E5%A0%B1-104.5%E5%85%AC%E5%BC%8F.xls'#$當月速報連結.R38]" office:value-type="float" office:value="24" calcext:value-type="float">
            <text:p><text:s text:c="3"/>24 </text:p>
          </table:table-cell>
          <table:table-cell table:style-name="ce26" table:formula="of:=[.Q29]/['file:///D:/0662/A.%E9%80%9F%E5%A0%B1/104%E5%B9%B4/%E9%80%9F%E5%A0%B1-104.5%E5%85%AC%E5%BC%8F.xls'#$當月速報連結.BC38]*1000" office:value-type="float" office:value="0.185283831669639" calcext:value-type="float">
            <text:p><text:s text:c="3"/>0.19 </text:p>
          </table:table-cell>
          <table:table-cell table:style-name="ce41" table:formula="of:=['file:///D:/0662/A.%E9%80%9F%E5%A0%B1/104%E5%B9%B4/%E9%80%9F%E5%A0%B1-104.5%E5%85%AC%E5%BC%8F.xls'#$當月速報連結.S38]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連江縣" calcext:value-type="string">
            <text:p><text:s/>連江縣 </text:p>
          </table:table-cell>
          <table:table-cell table:style-name="ce20" table:formula="of:=['file:///D:/0662/A.%E9%80%9F%E5%A0%B1/104%E5%B9%B4/%E9%80%9F%E5%A0%B1-104.5%E5%85%AC%E5%BC%8F.xls'#$當月速報連結.G39]-['file:///D:/0662/A.%E9%80%9F%E5%A0%B1/104%E5%B9%B4/%E9%80%9F%E5%A0%B1-104.5%E5%85%AC%E5%BC%8F.xls'#$當月速報連結.AZ39]" office:value-type="float" office:value="-9" calcext:value-type="float">
            <text:p><text:s/>－9 </text:p>
          </table:table-cell>
          <table:table-cell table:style-name="ce26" table:formula="of:=[.B30]/['file:///D:/0662/A.%E9%80%9F%E5%A0%B1/104%E5%B9%B4/%E9%80%9F%E5%A0%B1-104.5%E5%85%AC%E5%BC%8F.xls'#$當月速報連結.AZ39]*1000" office:value-type="float" office:value="-0.720865038045655" calcext:value-type="float">
            <text:p><text:s/>－0.72 </text:p>
          </table:table-cell>
          <table:table-cell table:style-name="ce26" table:formula="of:=[.B30]/['file:///D:/0662/A.%E9%80%9F%E5%A0%B1/104%E5%B9%B4/%E9%80%9F%E5%A0%B1-104.5%E5%85%AC%E5%BC%8F.xls'#$當月速報連結.AZ39]*365/31*1000" office:value-type="float" office:value="-8.48760448021497" calcext:value-type="float">
            <text:p><text:s/>－8.49 </text:p>
          </table:table-cell>
          <table:table-cell table:style-name="ce32" table:formula="of:=[.H30]-[.K30]" office:value-type="float" office:value="4" calcext:value-type="float">
            <text:p><text:s text:c="3"/>4 </text:p>
          </table:table-cell>
          <table:table-cell table:style-name="ce26" table:formula="of:=[.E30]/['file:///D:/0662/A.%E9%80%9F%E5%A0%B1/104%E5%B9%B4/%E9%80%9F%E5%A0%B1-104.5%E5%85%AC%E5%BC%8F.xls'#$當月速報連結.BC39]*1000" office:value-type="float" office:value="0.320499979968751" calcext:value-type="float">
            <text:p><text:s text:c="3"/>0.32 </text:p>
          </table:table-cell>
          <table:table-cell table:style-name="ce26" table:formula="of:=['file:///D:/0662/A.%E9%80%9F%E5%A0%B1/104%E5%B9%B4/%E9%80%9F%E5%A0%B1-104.5%E5%85%AC%E5%BC%8F.xls'#$當月速報連結.O39]" office:value-type="float" office:value="3.77" calcext:value-type="float">
            <text:p><text:s text:c="3"/>3.77 </text:p>
          </table:table-cell>
          <table:table-cell table:style-name="ce32" table:formula="of:=['file:///D:/0662/A.%E9%80%9F%E5%A0%B1/104%E5%B9%B4/%E9%80%9F%E5%A0%B1-104.5%E5%85%AC%E5%BC%8F.xls'#$當月速報連結.J39]" office:value-type="float" office:value="7" calcext:value-type="float">
            <text:p><text:s text:c="3"/>7 </text:p>
          </table:table-cell>
          <table:table-cell table:style-name="ce26" table:formula="of:=[.H30]/['file:///D:/0662/A.%E9%80%9F%E5%A0%B1/104%E5%B9%B4/%E9%80%9F%E5%A0%B1-104.5%E5%85%AC%E5%BC%8F.xls'#$當月速報連結.BC39]*1000" office:value-type="float" office:value="0.560874964945315" calcext:value-type="float">
            <text:p><text:s text:c="3"/>0.56 </text:p>
          </table:table-cell>
          <table:table-cell table:style-name="ce26" table:formula="of:=['file:///D:/0662/A.%E9%80%9F%E5%A0%B1/104%E5%B9%B4/%E9%80%9F%E5%A0%B1-104.5%E5%85%AC%E5%BC%8F.xls'#$當月速報連結.K39]" office:value-type="float" office:value="6.6" calcext:value-type="float">
            <text:p><text:s text:c="3"/>6.60 </text:p>
          </table:table-cell>
          <table:table-cell table:style-name="ce32" table:formula="of:=['file:///D:/0662/A.%E9%80%9F%E5%A0%B1/104%E5%B9%B4/%E9%80%9F%E5%A0%B1-104.5%E5%85%AC%E5%BC%8F.xls'#$當月速報連結.L39]" office:value-type="float" office:value="3" calcext:value-type="float">
            <text:p><text:s text:c="3"/>3 </text:p>
          </table:table-cell>
          <table:table-cell table:style-name="ce26" table:formula="of:=[.K30]/['file:///D:/0662/A.%E9%80%9F%E5%A0%B1/104%E5%B9%B4/%E9%80%9F%E5%A0%B1-104.5%E5%85%AC%E5%BC%8F.xls'#$當月速報連結.BC39]*1000" office:value-type="float" office:value="0.240374984976563" calcext:value-type="float">
            <text:p><text:s text:c="3"/>0.24 </text:p>
          </table:table-cell>
          <table:table-cell table:style-name="ce26" table:formula="of:=['file:///D:/0662/A.%E9%80%9F%E5%A0%B1/104%E5%B9%B4/%E9%80%9F%E5%A0%B1-104.5%E5%85%AC%E5%BC%8F.xls'#$當月速報連結.M39]" office:value-type="float" office:value="2.83" calcext:value-type="float">
            <text:p><text:s text:c="3"/>2.83 </text:p>
          </table:table-cell>
          <table:table-cell table:style-name="ce32" table:formula="of:=['file:///D:/0662/A.%E9%80%9F%E5%A0%B1/104%E5%B9%B4/%E9%80%9F%E5%A0%B1-104.5%E5%85%AC%E5%BC%8F.xls'#$當月速報連結.P39]" office:value-type="float" office:value="8" calcext:value-type="float">
            <text:p><text:s text:c="3"/>8 </text:p>
          </table:table-cell>
          <table:table-cell table:style-name="ce26" table:formula="of:=[.N30]/['file:///D:/0662/A.%E9%80%9F%E5%A0%B1/104%E5%B9%B4/%E9%80%9F%E5%A0%B1-104.5%E5%85%AC%E5%BC%8F.xls'#$當月速報連結.BC39]*1000" office:value-type="float" office:value="0.640999959937502" calcext:value-type="float">
            <text:p><text:s text:c="3"/>0.64 </text:p>
          </table:table-cell>
          <table:table-cell table:style-name="ce26" table:formula="of:=['file:///D:/0662/A.%E9%80%9F%E5%A0%B1/104%E5%B9%B4/%E9%80%9F%E5%A0%B1-104.5%E5%85%AC%E5%BC%8F.xls'#$當月速報連結.Q39]" office:value-type="float" office:value="7.55" calcext:value-type="float">
            <text:p><text:s text:c="3"/>7.55 </text:p>
          </table:table-cell>
          <table:table-cell table:style-name="ce32" table:formula="of:=['file:///D:/0662/A.%E9%80%9F%E5%A0%B1/104%E5%B9%B4/%E9%80%9F%E5%A0%B1-104.5%E5%85%AC%E5%BC%8F.xls'#$當月速報連結.R39]" office:value-type="float" office:value="2" calcext:value-type="float">
            <text:p><text:s text:c="3"/>2 </text:p>
          </table:table-cell>
          <table:table-cell table:style-name="ce26" table:formula="of:=[.Q30]/['file:///D:/0662/A.%E9%80%9F%E5%A0%B1/104%E5%B9%B4/%E9%80%9F%E5%A0%B1-104.5%E5%85%AC%E5%BC%8F.xls'#$當月速報連結.BC39]*1000" office:value-type="float" office:value="0.160249989984376" calcext:value-type="float">
            <text:p><text:s text:c="3"/>0.16 </text:p>
          </table:table-cell>
          <table:table-cell table:style-name="ce41" table:formula="of:=['file:///D:/0662/A.%E9%80%9F%E5%A0%B1/104%E5%B9%B4/%E9%80%9F%E5%A0%B1-104.5%E5%85%AC%E5%BC%8F.xls'#$當月速報連結.S39]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3">
          <table:table-cell table:style-name="ce9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10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3" table:number-columns-repeated="14"/>
          <table:table-cell table:style-name="ce36" office:value-type="string" calcext:value-type="string" table:number-columns-spanned="4" table:number-rows-spanned="1">
            <text:p>內政部戶政司 民國104年6月4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15">
          <table:table-cell table:style-name="ce11" office:value-type="string" calcext:value-type="string">
            <text:p><text:s text:c="7"/>「0.00」表示未滿百分之0.005。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3" table:number-columns-repeated="17"/>
          <table:table-cell/>
          <table:table-cell table:style-name="ce13" table:number-columns-repeated="1005"/>
        </table:table-row>
        <table:table-row table:style-name="ro16" table:number-rows-repeated="39">
          <table:table-cell table:style-name="ce13" table:number-columns-repeated="1024"/>
        </table:table-row>
        <table:table-row table:style-name="ro17" table:number-rows-repeated="2843">
          <table:table-cell table:style-name="ce13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5%E5%85%AC%E5%BC%8F.xls'#$''.$BZ$11:.$CA$39]"/>
          <table:named-expression table:name="PRINT_AREA_MI" table:base-cell-address="$'06-人口增加&amp;生死結離'.$A$1" table:expression="['file:///D:/0662/A.%E9%80%9F%E5%A0%B1/104%E5%B9%B4/%E9%80%9F%E5%A0%B1-104.5%E5%85%AC%E5%BC%8F.xls'#$''.$V$7:.$AW$43]"/>
          <table:named-expression table:name="P_1" table:base-cell-address="$'06-人口增加&amp;生死結離'.$A$1" table:expression="['file:///D:/0662/A.%E9%80%9F%E5%A0%B1/104%E5%B9%B4/%E9%80%9F%E5%A0%B1-104.5%E5%85%AC%E5%BC%8F.xls'#$''.$A$7:.$U$40]"/>
          <table:named-expression table:name="P_11" table:base-cell-address="$'06-人口增加&amp;生死結離'.$A$1" table:expression="['file:///D:/0662/A.%E9%80%9F%E5%A0%B1/104%E5%B9%B4/%E9%80%9F%E5%A0%B1-104.5%E5%85%AC%E5%BC%8F.xls'#$''.$A$87:.$M$119]"/>
          <table:named-expression table:name="P_2" table:base-cell-address="$'06-人口增加&amp;生死結離'.$A$1" table:expression="['file:///D:/0662/A.%E9%80%9F%E5%A0%B1/104%E5%B9%B4/%E9%80%9F%E5%A0%B1-104.5%E5%85%AC%E5%BC%8F.xls'#$''.$V$7:.$AW$43]"/>
          <table:named-expression table:name="_a" table:base-cell-address="$'06-人口增加&amp;生死結離'.$A$1" table:expression="['file:///D:/0662/A.%E9%80%9F%E5%A0%B1/104%E5%B9%B4/%E9%80%9F%E5%A0%B1-104.5%E5%85%AC%E5%BC%8F.xls'#$''.$B$80]"/>
          <table:named-expression table:name="_b" table:base-cell-address="$'06-人口增加&amp;生死結離'.$A$1" table:expression="['file:///D:/0662/A.%E9%80%9F%E5%A0%B1/104%E5%B9%B4/%E9%80%9F%E5%A0%B1-104.5%E5%85%AC%E5%BC%8F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5%E5%85%AC%E5%BC%8F.xls'#$''.$B$1:.$BJ$29]"/>
        <table:named-expression table:name="rd_rg_f_84y_97y_data" table:base-cell-address="$'06-人口增加&amp;生死結離'.$A$1" table:expression="['file:///D:/0662/A.%E9%80%9F%E5%A0%B1/104%E5%B9%B4/%E9%80%9F%E5%A0%B1-104.5%E5%85%AC%E5%BC%8F.xls'#$''.$B$4:.$BB$65]"/>
        <table:named-expression table:name="rd_rg_f_9805_data" table:base-cell-address="$'06-人口增加&amp;生死結離'.$A$1" table:expression="['file:///D:/0662/A.%E9%80%9F%E5%A0%B1/104%E5%B9%B4/%E9%80%9F%E5%A0%B1-104.5%E5%85%AC%E5%BC%8F.xls'#$''.$B$1:.$Z$26]"/>
        <table:named-expression table:name="rd_rg_f_9806_data" table:base-cell-address="$'06-人口增加&amp;生死結離'.$A$1" table:expression="['file:///D:/0662/A.%E9%80%9F%E5%A0%B1/104%E5%B9%B4/%E9%80%9F%E5%A0%B1-104.5%E5%85%AC%E5%BC%8F.xls'#$''.$B$1:.$AD$27]"/>
        <table:named-expression table:name="rd_rg_f_9807_data" table:base-cell-address="$'06-人口增加&amp;生死結離'.$A$1" table:expression="['file:///D:/0662/A.%E9%80%9F%E5%A0%B1/104%E5%B9%B4/%E9%80%9F%E5%A0%B1-104.5%E5%85%AC%E5%BC%8F.xls'#$''.$B$1:.$AH$27]"/>
        <table:named-expression table:name="rd_rg_f_9808_data" table:base-cell-address="$'06-人口增加&amp;生死結離'.$A$1" table:expression="['file:///D:/0662/A.%E9%80%9F%E5%A0%B1/104%E5%B9%B4/%E9%80%9F%E5%A0%B1-104.5%E5%85%AC%E5%BC%8F.xls'#$''.$B$1:.$AL$27]"/>
        <table:named-expression table:name="rd_rg_f_98y_9803_data" table:base-cell-address="$'06-人口增加&amp;生死結離'.$A$1" table:expression="['file:///D:/0662/A.%E9%80%9F%E5%A0%B1/104%E5%B9%B4/%E9%80%9F%E5%A0%B1-104.5%E5%85%AC%E5%BC%8F.xls'#$''.$B$1:.$R$25]"/>
        <table:named-expression table:name="rd_rg_f_98y_9804_data" table:base-cell-address="$'06-人口增加&amp;生死結離'.$A$1" table:expression="['file:///D:/0662/A.%E9%80%9F%E5%A0%B1/104%E5%B9%B4/%E9%80%9F%E5%A0%B1-104.5%E5%85%AC%E5%BC%8F.xls'#$''.$B$1:.$V$25]"/>
        <table:named-expression table:name="rd_rg_q9607" table:base-cell-address="$'06-人口增加&amp;生死結離'.$A$1" table:expression="['file:///D:/0662/A.%E9%80%9F%E5%A0%B1/104%E5%B9%B4/%E9%80%9F%E5%A0%B1-104.5%E5%85%AC%E5%BC%8F.xls'#$''.$B$4:.$F$49]"/>
        <table:named-expression table:name="rd_rg_q_84y_97y_data" table:base-cell-address="$'06-人口增加&amp;生死結離'.$A$1" table:expression="['file:///D:/0662/A.%E9%80%9F%E5%A0%B1/104%E5%B9%B4/%E9%80%9F%E5%A0%B1-104.5%E5%85%AC%E5%BC%8F.xls'#$''.$B$4:.$BF$49]"/>
        <table:named-expression table:name="rd_rg_q_97y_9802_data" table:base-cell-address="$'06-人口增加&amp;生死結離'.$A$1" table:expression="['file:///D:/0662/A.%E9%80%9F%E5%A0%B1/104%E5%B9%B4/%E9%80%9F%E5%A0%B1-104.5%E5%85%AC%E5%BC%8F.xls'#$''.$B$1:.$BJ$44]"/>
        <table:named-expression table:name="rd_rg_q_9805_data" table:base-cell-address="$'06-人口增加&amp;生死結離'.$A$1" table:expression="['file:///D:/0662/A.%E9%80%9F%E5%A0%B1/104%E5%B9%B4/%E9%80%9F%E5%A0%B1-104.5%E5%85%AC%E5%BC%8F.xls'#$''.$B$1:.$Z$44]"/>
        <table:named-expression table:name="rd_rg_q_9806_data" table:base-cell-address="$'06-人口增加&amp;生死結離'.$A$1" table:expression="['file:///D:/0662/A.%E9%80%9F%E5%A0%B1/104%E5%B9%B4/%E9%80%9F%E5%A0%B1-104.5%E5%85%AC%E5%BC%8F.xls'#$''.$B$1:.$AD$45]"/>
        <table:named-expression table:name="rd_rg_q_9807_data" table:base-cell-address="$'06-人口增加&amp;生死結離'.$A$1" table:expression="['file:///D:/0662/A.%E9%80%9F%E5%A0%B1/104%E5%B9%B4/%E9%80%9F%E5%A0%B1-104.5%E5%85%AC%E5%BC%8F.xls'#$''.$B$1:.$AH$45]"/>
        <table:named-expression table:name="rd_rg_q_9808_data" table:base-cell-address="$'06-人口增加&amp;生死結離'.$A$1" table:expression="['file:///D:/0662/A.%E9%80%9F%E5%A0%B1/104%E5%B9%B4/%E9%80%9F%E5%A0%B1-104.5%E5%85%AC%E5%BC%8F.xls'#$''.$B$1:.$AL$45]"/>
        <table:named-expression table:name="rd_rg_q_98y_9803_data" table:base-cell-address="$'06-人口增加&amp;生死結離'.$A$1" table:expression="['file:///D:/0662/A.%E9%80%9F%E5%A0%B1/104%E5%B9%B4/%E9%80%9F%E5%A0%B1-104.5%E5%85%AC%E5%BC%8F.xls'#$''.$B$1:.$R$43]"/>
        <table:named-expression table:name="rd_rg_q_98y_9804_data" table:base-cell-address="$'06-人口增加&amp;生死結離'.$A$1" table:expression="['file:///D:/0662/A.%E9%80%9F%E5%A0%B1/104%E5%B9%B4/%E9%80%9F%E5%A0%B1-104.5%E5%85%AC%E5%BC%8F.xls'#$''.$B$1:.$V$44]"/>
        <table:named-expression table:name="rd_t9607" table:base-cell-address="$'06-人口增加&amp;生死結離'.$A$1" table:expression="['file:///D:/0662/A.%E9%80%9F%E5%A0%B1/104%E5%B9%B4/%E9%80%9F%E5%A0%B1-104.5%E5%85%AC%E5%BC%8F.xls'#$''.$B$5:.$F$97]"/>
        <table:named-expression table:name="rd_t_84y_97y_data" table:base-cell-address="$'06-人口增加&amp;生死結離'.$A$1" table:expression="['file:///D:/0662/A.%E9%80%9F%E5%A0%B1/104%E5%B9%B4/%E9%80%9F%E5%A0%B1-104.5%E5%85%AC%E5%BC%8F.xls'#$''.$B$4:.$AB$101]"/>
        <table:named-expression table:name="rd_t_97y_9802_data" table:base-cell-address="$'06-人口增加&amp;生死結離'.$A$1" table:expression="['file:///D:/0662/A.%E9%80%9F%E5%A0%B1/104%E5%B9%B4/%E9%80%9F%E5%A0%B1-104.5%E5%85%AC%E5%BC%8F.xls'#$''.$B$1:.$AF$46]"/>
        <table:named-expression table:name="rd_t_9805_data" table:base-cell-address="$'06-人口增加&amp;生死結離'.$A$1" table:expression="['file:///D:/0662/A.%E9%80%9F%E5%A0%B1/104%E5%B9%B4/%E9%80%9F%E5%A0%B1-104.5%E5%85%AC%E5%BC%8F.xls'#$''.$B$1:.$N$41]"/>
        <table:named-expression table:name="rd_t_9806_data" table:base-cell-address="$'06-人口增加&amp;生死結離'.$A$1" table:expression="['file:///D:/0662/A.%E9%80%9F%E5%A0%B1/104%E5%B9%B4/%E9%80%9F%E5%A0%B1-104.5%E5%85%AC%E5%BC%8F.xls'#$''.$B$1:.$P$45]"/>
        <table:named-expression table:name="rd_t_9807_data" table:base-cell-address="$'06-人口增加&amp;生死結離'.$A$1" table:expression="['file:///D:/0662/A.%E9%80%9F%E5%A0%B1/104%E5%B9%B4/%E9%80%9F%E5%A0%B1-104.5%E5%85%AC%E5%BC%8F.xls'#$''.$B$1:.$R$44]"/>
        <table:named-expression table:name="rd_t_9808_data" table:base-cell-address="$'06-人口增加&amp;生死結離'.$A$1" table:expression="['file:///D:/0662/A.%E9%80%9F%E5%A0%B1/104%E5%B9%B4/%E9%80%9F%E5%A0%B1-104.5%E5%85%AC%E5%BC%8F.xls'#$''.$B$1:.$T$45]"/>
        <table:named-expression table:name="rd_t_98y_9803_data" table:base-cell-address="$'06-人口增加&amp;生死結離'.$A$1" table:expression="['file:///D:/0662/A.%E9%80%9F%E5%A0%B1/104%E5%B9%B4/%E9%80%9F%E5%A0%B1-104.5%E5%85%AC%E5%BC%8F.xls'#$''.$B$1:.$J$35]"/>
        <table:named-expression table:name="rd_t_98y_9804_data" table:base-cell-address="$'06-人口增加&amp;生死結離'.$A$1" table:expression="['file:///D:/0662/A.%E9%80%9F%E5%A0%B1/104%E5%B9%B4/%E9%80%9F%E5%A0%B1-104.5%E5%85%AC%E5%BC%8F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3:50:43</meta:creation-date>
    <dc:creator>溫麗華</dc:creator>
    <dc:date>2016-02-23T13:51:07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